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602in"/>
    </style:style>
    <style:style style:name="co2" style:family="table-column">
      <style:table-column-properties fo:break-before="auto" style:column-width="1.7736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2.3425in"/>
    </style:style>
    <style:style style:name="co5" style:family="table-column">
      <style:table-column-properties fo:break-before="auto" style:column-width="0.6075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6866in"/>
    </style:style>
    <style:style style:name="co8" style:family="table-column">
      <style:table-column-properties fo:break-before="auto" style:column-width="0.9654in"/>
    </style:style>
    <style:style style:name="co9" style:family="table-column">
      <style:table-column-properties fo:break-before="auto" style:column-width="1.8835in"/>
    </style:style>
    <style:style style:name="co10" style:family="table-column">
      <style:table-column-properties fo:break-before="auto" style:column-width="1.7563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652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27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font-name="Times New Roman" fo:font-size="10pt" style:font-name-asian="Times New Roman" style:font-size-asian="10pt" style:font-name-complex="Times New Roman" style:font-size-complex="10pt"/>
    </style:style>
    <style:style style:name="ce2" style:family="table-cell" style:parent-style-name="Default" style:data-style-name="N0">
      <style:table-cell-properties fo:background-color="transparent" fo:wrap-option="wrap" style:vertical-align="automatic"/>
      <style:text-properties style:use-window-font-color="true" style:font-name="Times New Roman1" fo:font-size="10pt" style:font-name-asian="Times New Roman" style:font-size-asian="10pt" style:font-name-complex="Times New Roman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automatic"/>
      <style:text-properties style:use-window-font-color="true" style:font-name="Times New Roman" fo:font-size="10pt" style:font-name-asian="Times New Roman" style:font-size-asian="10pt" style:font-name-complex="Times New Roman" style:font-size-complex="10pt"/>
    </style:style>
    <style:style style:name="ce4" style:family="table-cell" style:parent-style-name="Default" style:data-style-name="N0">
      <style:table-cell-properties fo:background-color="transparent"/>
      <style:text-properties style:use-window-font-color="true" style:font-name="Times New Roman1" fo:font-size="10pt" style:font-name-asian="Times New Roman" style:font-size-asian="10pt" style:font-name-complex="Times New Roman" style:font-size-complex="10pt"/>
    </style:style>
    <style:style style:name="ce5" style:family="table-cell" style:parent-style-name="Default" style:data-style-name="N0">
      <style:table-cell-properties fo:background-color="transparent"/>
      <style:text-properties style:use-window-font-color="true"/>
    </style:style>
    <style:style style:name="ce6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in"/>
    </style:style>
    <style:style style:name="ce7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in"/>
      <style:text-properties fo:color="#8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in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oadingtraffic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6" table:default-cell-style-name="ce5"/>
        <table:table-column table:style-name="co5" table:default-cell-style-name="ce5"/>
        <table:table-column table:style-name="co3" table:default-cell-style-name="ce5"/>
        <table:table-column table:style-name="co9" table:default-cell-style-name="ce6"/>
        <table:table-column table:style-name="co10" table:default-cell-style-name="ce6"/>
        <table:table-column table:style-name="co11" table:number-columns-repeated="1008" table:default-cell-style-name="ce5"/>
        <table:table-row table:style-name="ro1">
          <table:table-cell table:style-name="ce1" office:value-type="string" table:number-columns-spanned="7" table:number-rows-spanned="1">
            <text:p>TRAFFIC THROUGH THE PORT OF GENOA DIVIDED per PORTS</text:p>
            <text:p>LOADING, YEAR 2012</text:p>
            <text:p>(including passengers vehicles)</text:p>
            <text:p>Boxes/Teus/Metric tons.</text:p>
          </table:table-cell>
          <table:covered-table-cell table:number-columns-repeated="6"/>
          <table:table-cell table:style-name="ce2" table:number-columns-repeated="7"/>
          <table:table-cell table:number-columns-repeated="1010"/>
        </table:table-row>
        <table:table-row table:style-name="ro1">
          <table:table-cell table:style-name="ce2" office:value-type="string">
            <text:p>Geographical Areas</text:p>
          </table:table-cell>
          <table:table-cell table:style-name="ce2" office:value-type="string">
            <text:p>Countries</text:p>
          </table:table-cell>
          <table:table-cell table:style-name="ce2" office:value-type="string">
            <text:p>locode</text:p>
          </table:table-cell>
          <table:table-cell table:style-name="ce2" office:value-type="string">
            <text:p>Ports</text:p>
          </table:table-cell>
          <table:table-cell table:style-name="ce2" office:value-type="string">
            <text:p>Containers full 20'</text:p>
          </table:table-cell>
          <table:table-cell table:style-name="ce2" office:value-type="string">
            <text:p>Containers full 40'</text:p>
          </table:table-cell>
          <table:table-cell table:style-name="ce2" office:value-type="string">
            <text:p>Containers empty 20'</text:p>
          </table:table-cell>
          <table:table-cell table:style-name="ce2" office:value-type="string">
            <text:p>Containers empty 40'</text:p>
          </table:table-cell>
          <table:table-cell table:style-name="ce2" office:value-type="string">
            <text:p>TEUS</text:p>
          </table:table-cell>
          <table:table-cell table:style-name="ce2" office:value-type="string">
            <text:p>Containerised Cargo</text:p>
          </table:table-cell>
          <table:table-cell table:style-name="ce2" office:value-type="string">
            <text:p>Conventional Cargo</text:p>
          </table:table-cell>
          <table:table-cell table:style-name="ce2" office:value-type="string">
            <text:p>Solid Bulk</text:p>
          </table:table-cell>
          <table:table-cell table:style-name="ce2" office:value-type="string">
            <text:p>Liquid Bulk</text:p>
          </table:table-cell>
          <table:table-cell table:style-name="ce2" office:value-type="string">
            <text:p>TOTAL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lat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Angola</text:p>
          </table:table-cell>
          <table:table-cell table:style-name="ce3" office:value-type="string">
            <text:p>AOCAB</text:p>
          </table:table-cell>
          <table:table-cell table:style-name="ce3" office:value-type="string">
            <text:p>Cabinda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6.25">
            <text:p>36.2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6.25">
            <text:p>36.25</text:p>
          </table:table-cell>
          <table:table-cell table:style-name="ce7" office:value-type="string">
            <text:p>12.18999466823061</text:p>
          </table:table-cell>
          <table:table-cell table:style-name="ce7" office:value-type="string">
            <text:p>-5.559623190435559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Angola</text:p>
          </table:table-cell>
          <table:table-cell table:style-name="ce3" office:value-type="string">
            <text:p>AOLOB</text:p>
          </table:table-cell>
          <table:table-cell table:style-name="ce3" office:value-type="string">
            <text:p>Lobit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7.23">
            <text:p>77.2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77.23">
            <text:p>77.23</text:p>
          </table:table-cell>
          <table:table-cell table:style-name="ce7" office:value-type="string">
            <text:p>13.23248118266855</text:p>
          </table:table-cell>
          <table:table-cell table:style-name="ce7" office:value-type="string">
            <text:p>-8.83634025501265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Angola</text:p>
          </table:table-cell>
          <table:table-cell table:style-name="ce3" office:value-type="string">
            <text:p>AOLAD</text:p>
          </table:table-cell>
          <table:table-cell table:style-name="ce3" office:value-type="string">
            <text:p>Luanda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7">
            <text:p>147</text:p>
          </table:table-cell>
          <table:table-cell table:style-name="ce3" office:value-type="float" office:value="1827.34">
            <text:p>1827.34</text:p>
          </table:table-cell>
          <table:table-cell table:style-name="ce3" office:value-type="float" office:value="380.62">
            <text:p>380.6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207.96">
            <text:p>2207.96</text:p>
          </table:table-cell>
          <table:table-cell table:style-name="ce7" office:value-type="string">
            <text:p>13.541230019798377</text:p>
          </table:table-cell>
          <table:table-cell table:style-name="ce7" office:value-type="string">
            <text:p>-12.370008525749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Benin</text:p>
          </table:table-cell>
          <table:table-cell table:style-name="ce3" office:value-type="string">
            <text:p>BJCOO</text:p>
          </table:table-cell>
          <table:table-cell table:style-name="ce3" office:value-type="string">
            <text:p>Cotonou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215">
            <text:p>21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83">
            <text:p>583</text:p>
          </table:table-cell>
          <table:table-cell table:style-name="ce3" office:value-type="float" office:value="8230.81">
            <text:p>8230.81</text:p>
          </table:table-cell>
          <table:table-cell table:style-name="ce3" office:value-type="float" office:value="1343.08">
            <text:p>1343.0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573.89">
            <text:p>9573.89</text:p>
          </table:table-cell>
          <table:table-cell table:style-name="ce7" office:value-type="string">
            <text:p>-1.5266696149164432</text:p>
          </table:table-cell>
          <table:table-cell table:style-name="ce7" office:value-type="string">
            <text:p>12.37226183654337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Burkina Faso</text:p>
          </table:table-cell>
          <table:table-cell table:style-name="ce3" office:value-type="string">
            <text:p>BFOUA</text:p>
          </table:table-cell>
          <table:table-cell table:style-name="ce3" office:value-type="string">
            <text:p>Ouagadougou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8.73">
            <text:p>58.7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8.73">
            <text:p>58.73</text:p>
          </table:table-cell>
          <table:table-cell table:style-name="ce7" office:value-type="string">
            <text:p>2.518044740568598</text:p>
          </table:table-cell>
          <table:table-cell table:style-name="ce7" office:value-type="string">
            <text:p>6.40195442278246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Cameroun</text:p>
          </table:table-cell>
          <table:table-cell table:style-name="ce3" office:value-type="string">
            <text:p>CMDLA</text:p>
          </table:table-cell>
          <table:table-cell table:style-name="ce3" office:value-type="string">
            <text:p>Douala</text:p>
          </table:table-cell>
          <table:table-cell table:style-name="ce3" office:value-type="float" office:value="421">
            <text:p>421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43">
            <text:p>1143</text:p>
          </table:table-cell>
          <table:table-cell table:style-name="ce3" office:value-type="float" office:value="14482.43">
            <text:p>14482.43</text:p>
          </table:table-cell>
          <table:table-cell table:style-name="ce3" office:value-type="float" office:value="831.06">
            <text:p>831.0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313.49">
            <text:p>15313.49</text:p>
          </table:table-cell>
          <table:table-cell table:style-name="ce7" office:value-type="string">
            <text:p>11.880039427343831</text:p>
          </table:table-cell>
          <table:table-cell table:style-name="ce7" office:value-type="string">
            <text:p>-4.770007305015667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Cape verde</text:p>
          </table:table-cell>
          <table:table-cell table:style-name="ce3" office:value-type="string">
            <text:p>CVRAI</text:p>
          </table:table-cell>
          <table:table-cell table:style-name="ce3" office:value-type="string">
            <text:p>Praia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50.63">
            <text:p>150.6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50.63">
            <text:p>150.63</text:p>
          </table:table-cell>
          <table:table-cell table:style-name="ce7" office:value-type="string">
            <text:p>-4.041994118507091</text:p>
          </table:table-cell>
          <table:table-cell table:style-name="ce7" office:value-type="string">
            <text:p>5.32194282609856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Congo</text:p>
          </table:table-cell>
          <table:table-cell table:style-name="ce3" office:value-type="string">
            <text:p>CGPNR</text:p>
          </table:table-cell>
          <table:table-cell table:style-name="ce3" office:value-type="string">
            <text:p>Pointe Noire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279">
            <text:p>27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8653">
            <text:p>8653</text:p>
          </table:table-cell>
          <table:table-cell table:style-name="ce3" office:value-type="float" office:value="1027.66">
            <text:p>1027.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680.66">
            <text:p>9680.66</text:p>
          </table:table-cell>
          <table:table-cell table:style-name="ce7" office:value-type="string">
            <text:p>-6.639967083146814</text:p>
          </table:table-cell>
          <table:table-cell table:style-name="ce7" office:value-type="string">
            <text:p>4.77041811006159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Equatorial Guinea</text:p>
          </table:table-cell>
          <table:table-cell table:style-name="ce3" office:value-type="string">
            <text:p>GQBSG</text:p>
          </table:table-cell>
          <table:table-cell table:style-name="ce3" office:value-type="string">
            <text:p>Bat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51.28">
            <text:p>151.2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51.28">
            <text:p>151.28</text:p>
          </table:table-cell>
          <table:table-cell table:style-name="ce7" office:value-type="string">
            <text:p>9.708045147498297</text:p>
          </table:table-cell>
          <table:table-cell table:style-name="ce7" office:value-type="string">
            <text:p>4.06235562720019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Equatorial Guinea</text:p>
          </table:table-cell>
          <table:table-cell table:style-name="ce3" office:value-type="string">
            <text:p>GQSSG</text:p>
          </table:table-cell>
          <table:table-cell table:style-name="ce3" office:value-type="string">
            <text:p>Malab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1.77">
            <text:p>111.7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1.77">
            <text:p>111.77</text:p>
          </table:table-cell>
          <table:table-cell table:style-name="ce7" office:value-type="string">
            <text:p>-23.51668888497221</text:p>
          </table:table-cell>
          <table:table-cell table:style-name="ce7" office:value-type="string">
            <text:p>14.91669801732865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Gabon</text:p>
          </table:table-cell>
          <table:table-cell table:style-name="ce3" office:value-type="string">
            <text:p>GALBV</text:p>
          </table:table-cell>
          <table:table-cell table:style-name="ce3" office:value-type="string">
            <text:p>Libreville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132">
            <text:p>13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22">
            <text:p>422</text:p>
          </table:table-cell>
          <table:table-cell table:style-name="ce3" office:value-type="float" office:value="6189.04">
            <text:p>6189.04</text:p>
          </table:table-cell>
          <table:table-cell table:style-name="ce3" office:value-type="float" office:value="323">
            <text:p>32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512.04">
            <text:p>6512.04</text:p>
          </table:table-cell>
          <table:table-cell table:style-name="ce7" office:value-type="string">
            <text:p>9.457965045823698</text:p>
          </table:table-cell>
          <table:table-cell table:style-name="ce7" office:value-type="string">
            <text:p>0.385388609718518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Gabon</text:p>
          </table:table-cell>
          <table:table-cell table:style-name="ce3" office:value-type="string">
            <text:p>GAPOG</text:p>
          </table:table-cell>
          <table:table-cell table:style-name="ce3" office:value-type="string">
            <text:p>Port Genti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2.69">
            <text:p>82.6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2.69">
            <text:p>82.69</text:p>
          </table:table-cell>
          <table:table-cell table:style-name="ce7" office:value-type="string">
            <text:p>8.780021930586656</text:p>
          </table:table-cell>
          <table:table-cell table:style-name="ce7" office:value-type="string">
            <text:p>-0.720021953437026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Gambia</text:p>
          </table:table-cell>
          <table:table-cell table:style-name="ce3" office:value-type="string">
            <text:p>GMBJL</text:p>
          </table:table-cell>
          <table:table-cell table:style-name="ce3" office:value-type="string">
            <text:p>Banjul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3">
            <text:p>2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654.8">
            <text:p>654.8</text:p>
          </table:table-cell>
          <table:table-cell table:style-name="ce3" office:value-type="float" office:value="34.2">
            <text:p>34.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89">
            <text:p>689</text:p>
          </table:table-cell>
          <table:table-cell table:style-name="ce7" office:value-type="string">
            <text:p>0.022164446828043555</text:p>
          </table:table-cell>
          <table:table-cell table:style-name="ce7" office:value-type="string">
            <text:p>5.62322701106198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Ghana</text:p>
          </table:table-cell>
          <table:table-cell table:style-name="ce3" office:value-type="string">
            <text:p>GHTKD</text:p>
          </table:table-cell>
          <table:table-cell table:style-name="ce3" office:value-type="string">
            <text:p>Takoradi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1197">
            <text:p>11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51">
            <text:p>2551</text:p>
          </table:table-cell>
          <table:table-cell table:style-name="ce3" office:value-type="float" office:value="26413.44">
            <text:p>26413.44</text:p>
          </table:table-cell>
          <table:table-cell table:style-name="ce3" office:value-type="float" office:value="347.28">
            <text:p>347.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760.72">
            <text:p>26760.72</text:p>
          </table:table-cell>
          <table:table-cell table:style-name="ce7" office:value-type="string">
            <text:p>-1.7433817795071167</text:p>
          </table:table-cell>
          <table:table-cell table:style-name="ce7" office:value-type="string">
            <text:p>4.88479334696534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Ghana</text:p>
          </table:table-cell>
          <table:table-cell table:style-name="ce3" office:value-type="string">
            <text:p>GHTEM</text:p>
          </table:table-cell>
          <table:table-cell table:style-name="ce3" office:value-type="string">
            <text:p>Tema</text:p>
          </table:table-cell>
          <table:table-cell table:style-name="ce3" office:value-type="float" office:value="1485">
            <text:p>1485</text:p>
          </table:table-cell>
          <table:table-cell table:style-name="ce3" office:value-type="float" office:value="862">
            <text:p>86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1">
            <text:p>321</text:p>
          </table:table-cell>
          <table:table-cell table:style-name="ce3" office:value-type="float" office:value="47228.68">
            <text:p>47228.68</text:p>
          </table:table-cell>
          <table:table-cell table:style-name="ce3" office:value-type="float" office:value="5372.59">
            <text:p>5372.5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601.27">
            <text:p>52601.27</text:p>
          </table:table-cell>
          <table:table-cell table:style-name="ce7" office:value-type="string">
            <text:p>-16.591701489212596</text:p>
          </table:table-cell>
          <table:table-cell table:style-name="ce7" office:value-type="string">
            <text:p>13.4538764603159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Guinea</text:p>
          </table:table-cell>
          <table:table-cell table:style-name="ce3" office:value-type="string">
            <text:p>GNCKY</text:p>
          </table:table-cell>
          <table:table-cell table:style-name="ce3" office:value-type="string">
            <text:p>Conakry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62">
            <text:p>6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1656.66">
            <text:p>1656.66</text:p>
          </table:table-cell>
          <table:table-cell table:style-name="ce3" office:value-type="float" office:value="976.28">
            <text:p>976.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32.94">
            <text:p>2632.94</text:p>
          </table:table-cell>
          <table:table-cell table:style-name="ce7" office:value-type="string">
            <text:p>-13.682180886123945</text:p>
          </table:table-cell>
          <table:table-cell table:style-name="ce7" office:value-type="string">
            <text:p>9.53346870502179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Ivory coast</text:p>
          </table:table-cell>
          <table:table-cell table:style-name="ce3" office:value-type="string">
            <text:p>CIABJ</text:p>
          </table:table-cell>
          <table:table-cell table:style-name="ce3" office:value-type="string">
            <text:p>Abidjan</text:p>
          </table:table-cell>
          <table:table-cell table:style-name="ce3" office:value-type="float" office:value="1131">
            <text:p>1131</text:p>
          </table:table-cell>
          <table:table-cell table:style-name="ce3" office:value-type="float" office:value="978">
            <text:p>97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101">
            <text:p>3101</text:p>
          </table:table-cell>
          <table:table-cell table:style-name="ce3" office:value-type="float" office:value="41277.62">
            <text:p>41277.62</text:p>
          </table:table-cell>
          <table:table-cell table:style-name="ce3" office:value-type="float" office:value="4036.03">
            <text:p>4036.0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5313.65">
            <text:p>45313.65</text:p>
          </table:table-cell>
          <table:table-cell table:style-name="ce7" office:value-type="string">
            <text:p>9.769987344002061</text:p>
          </table:table-cell>
          <table:table-cell table:style-name="ce7" office:value-type="string">
            <text:p>1.870000833031781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Ivory coast</text:p>
          </table:table-cell>
          <table:table-cell table:style-name="ce3" office:value-type="string">
            <text:p>CISPY</text:p>
          </table:table-cell>
          <table:table-cell table:style-name="ce3" office:value-type="string">
            <text:p>San Pedro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178">
            <text:p>17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871">
            <text:p>3871</text:p>
          </table:table-cell>
          <table:table-cell table:style-name="ce3" office:value-type="float" office:value="37960.23">
            <text:p>37960.2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7960.23">
            <text:p>37960.23</text:p>
          </table:table-cell>
          <table:table-cell table:style-name="ce7" office:value-type="string">
            <text:p>8.783277545821136</text:p>
          </table:table-cell>
          <table:table-cell table:style-name="ce7" office:value-type="string">
            <text:p>3.75001527802618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Liberia</text:p>
          </table:table-cell>
          <table:table-cell table:style-name="ce3" office:value-type="string">
            <text:p>LRMLW</text:p>
          </table:table-cell>
          <table:table-cell table:style-name="ce3" office:value-type="string">
            <text:p>Monrovia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524">
            <text:p>1524</text:p>
          </table:table-cell>
          <table:table-cell table:style-name="ce3" office:value-type="float" office:value="93.5">
            <text:p>93.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617.5">
            <text:p>1617.5</text:p>
          </table:table-cell>
          <table:table-cell table:style-name="ce7" office:value-type="string">
            <text:p>-10.799660436775923</text:p>
          </table:table-cell>
          <table:table-cell table:style-name="ce7" office:value-type="string">
            <text:p>6.314581647160139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Mauritania</text:p>
          </table:table-cell>
          <table:table-cell table:style-name="ce3" office:value-type="string">
            <text:p>MRNKC</text:p>
          </table:table-cell>
          <table:table-cell table:style-name="ce3" office:value-type="string">
            <text:p>Nouakchott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412.74">
            <text:p>412.7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12.74">
            <text:p>412.74</text:p>
          </table:table-cell>
          <table:table-cell table:style-name="ce7" office:value-type="string">
            <text:p>-15.975340414890013</text:p>
          </table:table-cell>
          <table:table-cell table:style-name="ce7" office:value-type="string">
            <text:p>18.08642702124751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Namibia</text:p>
          </table:table-cell>
          <table:table-cell table:style-name="ce3" office:value-type="string">
            <text:p>NAWVB</text:p>
          </table:table-cell>
          <table:table-cell table:style-name="ce3" office:value-type="string">
            <text:p>Walvis Bay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35.16">
            <text:p>235.1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35.16">
            <text:p>235.16</text:p>
          </table:table-cell>
          <table:table-cell table:style-name="ce7" office:value-type="string">
            <text:p>14.505305540635675</text:p>
          </table:table-cell>
          <table:table-cell table:style-name="ce7" office:value-type="string">
            <text:p>-22.9575276501405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APP</text:p>
          </table:table-cell>
          <table:table-cell table:style-name="ce3" office:value-type="string">
            <text:p>Apapa</text:p>
          </table:table-cell>
          <table:table-cell table:style-name="ce3" office:value-type="float" office:value="301">
            <text:p>301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51">
            <text:p>751</text:p>
          </table:table-cell>
          <table:table-cell table:style-name="ce3" office:value-type="float" office:value="9798.47">
            <text:p>9798.4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798.47">
            <text:p>9798.47</text:p>
          </table:table-cell>
          <table:table-cell table:style-name="ce7" office:value-type="string">
            <text:p>3.3745476485943335</text:p>
          </table:table-cell>
          <table:table-cell table:style-name="ce7" office:value-type="string">
            <text:p>6.451337448267226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LOS</text:p>
          </table:table-cell>
          <table:table-cell table:style-name="ce3" office:value-type="string">
            <text:p>Lagos</text:p>
          </table:table-cell>
          <table:table-cell table:style-name="ce3" office:value-type="float" office:value="1334">
            <text:p>1334</text:p>
          </table:table-cell>
          <table:table-cell table:style-name="ce3" office:value-type="float" office:value="796">
            <text:p>7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926">
            <text:p>2926</text:p>
          </table:table-cell>
          <table:table-cell table:style-name="ce3" office:value-type="float" office:value="42439.92">
            <text:p>42439.92</text:p>
          </table:table-cell>
          <table:table-cell table:style-name="ce3" office:value-type="float" office:value="32045.23">
            <text:p>32045.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704">
            <text:p>32704</text:p>
          </table:table-cell>
          <table:table-cell table:style-name="ce3" office:value-type="float" office:value="107189.15">
            <text:p>107189.15</text:p>
          </table:table-cell>
          <table:table-cell table:style-name="ce7" office:value-type="string">
            <text:p>3.3895852125984334</text:p>
          </table:table-cell>
          <table:table-cell table:style-name="ce7" office:value-type="string">
            <text:p>6.44520751209319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ONN</text:p>
          </table:table-cell>
          <table:table-cell table:style-name="ce3" office:value-type="string">
            <text:p>Onne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92">
            <text:p>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4744.52">
            <text:p>4744.5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744.52">
            <text:p>4744.52</text:p>
          </table:table-cell>
          <table:table-cell table:style-name="ce7" office:value-type="string">
            <text:p>7.156855294621589</text:p>
          </table:table-cell>
          <table:table-cell table:style-name="ce7" office:value-type="string">
            <text:p>4.72230982489913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TIN</text:p>
          </table:table-cell>
          <table:table-cell table:style-name="ce3" office:value-type="string">
            <text:p>Tincan</text:p>
          </table:table-cell>
          <table:table-cell table:style-name="ce3" office:value-type="float" office:value="1159">
            <text:p>1159</text:p>
          </table:table-cell>
          <table:table-cell table:style-name="ce3" office:value-type="float" office:value="1531">
            <text:p>153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221">
            <text:p>4221</text:p>
          </table:table-cell>
          <table:table-cell table:style-name="ce3" office:value-type="float" office:value="54559.44">
            <text:p>54559.4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4559.44">
            <text:p>54559.44</text:p>
          </table:table-cell>
          <table:table-cell table:style-name="ce7" office:value-type="string">
            <text:p>3.349546801756169</text:p>
          </table:table-cell>
          <table:table-cell table:style-name="ce7" office:value-type="string">
            <text:p>6.43172103623744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Sao Tomè Principe</text:p>
          </table:table-cell>
          <table:table-cell table:style-name="ce3" office:value-type="string">
            <text:p>STTMS</text:p>
          </table:table-cell>
          <table:table-cell table:style-name="ce3" office:value-type="string">
            <text:p>Sao Tomè Islan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6.8">
            <text:p>46.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6.8">
            <text:p>46.8</text:p>
          </table:table-cell>
          <table:table-cell table:style-name="ce7" office:value-type="string">
            <text:p>-13.236161599012746</text:p>
          </table:table-cell>
          <table:table-cell table:style-name="ce7" office:value-type="string">
            <text:p>8.47195727109817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Senegal</text:p>
          </table:table-cell>
          <table:table-cell table:style-name="ce3" office:value-type="string">
            <text:p>SNDKR</text:p>
          </table:table-cell>
          <table:table-cell table:style-name="ce3" office:value-type="string">
            <text:p>Dakar</text:p>
          </table:table-cell>
          <table:table-cell table:style-name="ce3" office:value-type="float" office:value="1748">
            <text:p>1748</text:p>
          </table:table-cell>
          <table:table-cell table:style-name="ce3" office:value-type="float" office:value="1781">
            <text:p>178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322">
            <text:p>5322</text:p>
          </table:table-cell>
          <table:table-cell table:style-name="ce3" office:value-type="float" office:value="66086.92">
            <text:p>66086.92</text:p>
          </table:table-cell>
          <table:table-cell table:style-name="ce3" office:value-type="float" office:value="15802.74">
            <text:p>15802.7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1889.66">
            <text:p>81889.66</text:p>
          </table:table-cell>
          <table:table-cell table:style-name="ce7" office:value-type="string">
            <text:p>-17.47507598705056</text:p>
          </table:table-cell>
          <table:table-cell table:style-name="ce7" office:value-type="string">
            <text:p>14.71777758362327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Sierra leone</text:p>
          </table:table-cell>
          <table:table-cell table:style-name="ce3" office:value-type="string">
            <text:p>SLFNA</text:p>
          </table:table-cell>
          <table:table-cell table:style-name="ce3" office:value-type="string">
            <text:p>Freetow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28.84">
            <text:p>228.84</text:p>
          </table:table-cell>
          <table:table-cell table:style-name="ce3" office:value-type="float" office:value="213.71">
            <text:p>213.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42.55">
            <text:p>442.55</text:p>
          </table:table-cell>
          <table:table-cell table:style-name="ce7" office:value-type="string">
            <text:p>6.733325153234773</text:p>
          </table:table-cell>
          <table:table-cell table:style-name="ce7" office:value-type="string">
            <text:p>0.333402118832907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Togo</text:p>
          </table:table-cell>
          <table:table-cell table:style-name="ce3" office:value-type="string">
            <text:p>TGLFW</text:p>
          </table:table-cell>
          <table:table-cell table:style-name="ce3" office:value-type="string">
            <text:p>Lomè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81">
            <text:p>1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59">
            <text:p>459</text:p>
          </table:table-cell>
          <table:table-cell table:style-name="ce3" office:value-type="float" office:value="5399.06">
            <text:p>5399.06</text:p>
          </table:table-cell>
          <table:table-cell table:style-name="ce3" office:value-type="float" office:value="13128.42">
            <text:p>13128.4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527.48">
            <text:p>18527.48</text:p>
          </table:table-cell>
          <table:table-cell table:style-name="ce7" office:value-type="string">
            <text:p>1.22081126074562</text:p>
          </table:table-cell>
          <table:table-cell table:style-name="ce7" office:value-type="string">
            <text:p>6.13388293026838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Zaire</text:p>
          </table:table-cell>
          <table:table-cell table:style-name="ce3" office:value-type="string">
            <text:p>ZRBOA</text:p>
          </table:table-cell>
          <table:table-cell table:style-name="ce3" office:value-type="string">
            <text:p>Boma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46.09">
            <text:p>146.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46.09">
            <text:p>146.09</text:p>
          </table:table-cell>
          <table:table-cell table:style-name="ce7" office:value-type="string">
            <text:p>13.049993854431932</text:p>
          </table:table-cell>
          <table:table-cell table:style-name="ce7" office:value-type="string">
            <text:p>-5.829994284186569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Burundi</text:p>
          </table:table-cell>
          <table:table-cell table:style-name="ce3" office:value-type="string">
            <text:p>BIBJM</text:p>
          </table:table-cell>
          <table:table-cell table:style-name="ce3" office:value-type="string">
            <text:p>Bujumbura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.8">
            <text:p>30.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0.8">
            <text:p>30.8</text:p>
          </table:table-cell>
          <table:table-cell table:style-name="ce7" office:value-type="string">
            <text:p>29.360006061528395</text:p>
          </table:table-cell>
          <table:table-cell table:style-name="ce7" office:value-type="string">
            <text:p>-3.37608722037464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Comoros</text:p>
          </table:table-cell>
          <table:table-cell table:style-name="ce3" office:value-type="string">
            <text:p>KMYVA</text:p>
          </table:table-cell>
          <table:table-cell table:style-name="ce3" office:value-type="string">
            <text:p>Moroni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1.27">
            <text:p>91.2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1.27">
            <text:p>91.27</text:p>
          </table:table-cell>
          <table:table-cell table:style-name="ce7" office:value-type="string">
            <text:p>43.148001667052256</text:p>
          </table:table-cell>
          <table:table-cell table:style-name="ce7" office:value-type="string">
            <text:p>11.59501446425548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Djibouti</text:p>
          </table:table-cell>
          <table:table-cell table:style-name="ce3" office:value-type="string">
            <text:p>DJJIB</text:p>
          </table:table-cell>
          <table:table-cell table:style-name="ce3" office:value-type="string">
            <text:p>Djibouti</text:p>
          </table:table-cell>
          <table:table-cell table:style-name="ce3" office:value-type="float" office:value="2015">
            <text:p>2015</text:p>
          </table:table-cell>
          <table:table-cell table:style-name="ce3" office:value-type="float" office:value="206">
            <text:p>20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135">
            <text:p>6135</text:p>
          </table:table-cell>
          <table:table-cell table:style-name="ce3" office:value-type="float" office:value="65884.95">
            <text:p>65884.95</text:p>
          </table:table-cell>
          <table:table-cell table:style-name="ce3" office:value-type="float" office:value="12137.56">
            <text:p>12137.5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8022.51">
            <text:p>78022.51</text:p>
          </table:table-cell>
          <table:table-cell table:style-name="ce7" office:value-type="string">
            <text:p>39.4500361722458</text:p>
          </table:table-cell>
          <table:table-cell table:style-name="ce7" office:value-type="string">
            <text:p>15.61011822403725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Eritrea</text:p>
          </table:table-cell>
          <table:table-cell table:style-name="ce3" office:value-type="string">
            <text:p>ERMSW</text:p>
          </table:table-cell>
          <table:table-cell table:style-name="ce3" office:value-type="string">
            <text:p>Massawa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85.67">
            <text:p>185.6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85.67">
            <text:p>185.67</text:p>
          </table:table-cell>
          <table:table-cell table:style-name="ce7" office:value-type="string">
            <text:p>38.69805857534868</text:p>
          </table:table-cell>
          <table:table-cell table:style-name="ce7" office:value-type="string">
            <text:p>9.03525622129575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Ethiopia</text:p>
          </table:table-cell>
          <table:table-cell table:style-name="ce3" office:value-type="string">
            <text:p>ETADD</text:p>
          </table:table-cell>
          <table:table-cell table:style-name="ce3" office:value-type="string">
            <text:p>Addis Ababa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.3">
            <text:p>30.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0.3">
            <text:p>30.3</text:p>
          </table:table-cell>
          <table:table-cell table:style-name="ce7" office:value-type="string">
            <text:p>39.68797231233191</text:p>
          </table:table-cell>
          <table:table-cell table:style-name="ce7" office:value-type="string">
            <text:p>-4.03808016384778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Kenya</text:p>
          </table:table-cell>
          <table:table-cell table:style-name="ce3" office:value-type="string">
            <text:p>KEMBA</text:p>
          </table:table-cell>
          <table:table-cell table:style-name="ce3" office:value-type="string">
            <text:p>Mombasa</text:p>
          </table:table-cell>
          <table:table-cell table:style-name="ce3" office:value-type="float" office:value="305">
            <text:p>305</text:p>
          </table:table-cell>
          <table:table-cell table:style-name="ce3" office:value-type="float" office:value="1223">
            <text:p>12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51">
            <text:p>551</text:p>
          </table:table-cell>
          <table:table-cell table:style-name="ce3" office:value-type="float" office:value="88129.45">
            <text:p>88129.45</text:p>
          </table:table-cell>
          <table:table-cell table:style-name="ce3" office:value-type="float" office:value="3631.18">
            <text:p>3631.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1760.63">
            <text:p>91760.63</text:p>
          </table:table-cell>
          <table:table-cell table:style-name="ce7" office:value-type="string">
            <text:p>43.240244098693324</text:p>
          </table:table-cell>
          <table:table-cell table:style-name="ce7" office:value-type="string">
            <text:p>-11.7041576956684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Madagascar</text:p>
          </table:table-cell>
          <table:table-cell table:style-name="ce3" office:value-type="string">
            <text:p>MGNOS</text:p>
          </table:table-cell>
          <table:table-cell table:style-name="ce3" office:value-type="string">
            <text:p>Nossi-Be</text:p>
          </table:table-cell>
          <table:table-cell table:style-name="ce3" office:value-type="float" office:value="14">
            <text:p>1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0.42">
            <text:p>150.4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50.42">
            <text:p>150.42</text:p>
          </table:table-cell>
          <table:table-cell table:style-name="ce7" office:value-type="string">
            <text:p>48.266603961994576</text:p>
          </table:table-cell>
          <table:table-cell table:style-name="ce7" office:value-type="string">
            <text:p>-13.40002317419083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Madagascar</text:p>
          </table:table-cell>
          <table:table-cell table:style-name="ce3" office:value-type="string">
            <text:p>MGTMM</text:p>
          </table:table-cell>
          <table:table-cell table:style-name="ce3" office:value-type="string">
            <text:p>Tamatave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8">
            <text:p>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1111.99">
            <text:p>1111.9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11.99">
            <text:p>1111.99</text:p>
          </table:table-cell>
          <table:table-cell table:style-name="ce7" office:value-type="string">
            <text:p>43.68998408892941</text:p>
          </table:table-cell>
          <table:table-cell table:style-name="ce7" office:value-type="string">
            <text:p>-23.35683144245973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Madagascar</text:p>
          </table:table-cell>
          <table:table-cell table:style-name="ce3" office:value-type="string">
            <text:p>MGTLE</text:p>
          </table:table-cell>
          <table:table-cell table:style-name="ce3" office:value-type="string">
            <text:p>Tulear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3.48">
            <text:p>13.4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3.48">
            <text:p>13.48</text:p>
          </table:table-cell>
          <table:table-cell table:style-name="ce7" office:value-type="string">
            <text:p>49.40498408895229</text:p>
          </table:table-cell>
          <table:table-cell table:style-name="ce7" office:value-type="string">
            <text:p>-18.1817984834547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Mauritius</text:p>
          </table:table-cell>
          <table:table-cell table:style-name="ce3" office:value-type="string">
            <text:p>MUPLU</text:p>
          </table:table-cell>
          <table:table-cell table:style-name="ce3" office:value-type="string">
            <text:p>Port Louis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24">
            <text:p>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252.17">
            <text:p>1252.1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252.17">
            <text:p>1252.17</text:p>
          </table:table-cell>
          <table:table-cell table:style-name="ce7" office:value-type="string">
            <text:p>57.49999385460973</text:p>
          </table:table-cell>
          <table:table-cell table:style-name="ce7" office:value-type="string">
            <text:p>-20.16663857135324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Mozambique</text:p>
          </table:table-cell>
          <table:table-cell table:style-name="ce3" office:value-type="string">
            <text:p>MZBEW</text:p>
          </table:table-cell>
          <table:table-cell table:style-name="ce3" office:value-type="string">
            <text:p>Beir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1">
            <text:p>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66.5">
            <text:p>566.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66.5">
            <text:p>566.5</text:p>
          </table:table-cell>
          <table:table-cell table:style-name="ce7" office:value-type="string">
            <text:p>34.83406604925692</text:p>
          </table:table-cell>
          <table:table-cell table:style-name="ce7" office:value-type="string">
            <text:p>-19.82849717083044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Mozambique</text:p>
          </table:table-cell>
          <table:table-cell table:style-name="ce3" office:value-type="string">
            <text:p>MZMPM</text:p>
          </table:table-cell>
          <table:table-cell table:style-name="ce3" office:value-type="string">
            <text:p>Maputo</text:p>
          </table:table-cell>
          <table:table-cell table:style-name="ce3" office:value-type="float" office:value="164">
            <text:p>164</text:p>
          </table:table-cell>
          <table:table-cell table:style-name="ce3" office:value-type="float" office:value="199">
            <text:p>1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62">
            <text:p>562</text:p>
          </table:table-cell>
          <table:table-cell table:style-name="ce3" office:value-type="float" office:value="6496.49">
            <text:p>6496.49</text:p>
          </table:table-cell>
          <table:table-cell table:style-name="ce3" office:value-type="float" office:value="211.58">
            <text:p>211.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708.07">
            <text:p>6708.07</text:p>
          </table:table-cell>
          <table:table-cell table:style-name="ce7" office:value-type="string">
            <text:p>40.66698505643243</text:p>
          </table:table-cell>
          <table:table-cell table:style-name="ce7" office:value-type="string">
            <text:p>-14.54356342847763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Mozambique</text:p>
          </table:table-cell>
          <table:table-cell table:style-name="ce3" office:value-type="string">
            <text:p>MZMNC</text:p>
          </table:table-cell>
          <table:table-cell table:style-name="ce3" office:value-type="string">
            <text:p>Nacal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50.72">
            <text:p>350.7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50.72">
            <text:p>350.72</text:p>
          </table:table-cell>
          <table:table-cell table:style-name="ce7" office:value-type="string">
            <text:p>32.58721710397009</text:p>
          </table:table-cell>
          <table:table-cell table:style-name="ce7" office:value-type="string">
            <text:p>-25.95333162877898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Reunion</text:p>
          </table:table-cell>
          <table:table-cell table:style-name="ce3" office:value-type="string">
            <text:p>REPDG</text:p>
          </table:table-cell>
          <table:table-cell table:style-name="ce3" office:value-type="string">
            <text:p>Port Reunion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2977.05">
            <text:p>2977.0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977.05">
            <text:p>2977.05</text:p>
          </table:table-cell>
          <table:table-cell table:style-name="ce7" office:value-type="string">
            <text:p>55.27958847874259</text:p>
          </table:table-cell>
          <table:table-cell table:style-name="ce7" office:value-type="string">
            <text:p>-20.93343587344021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eychelles</text:p>
          </table:table-cell>
          <table:table-cell table:style-name="ce3" office:value-type="string">
            <text:p>SCPOV</text:p>
          </table:table-cell>
          <table:table-cell table:style-name="ce3" office:value-type="string">
            <text:p>Port Victoria</text:p>
          </table:table-cell>
          <table:table-cell table:style-name="ce3" office:value-type="float" office:value="178">
            <text:p>178</text:p>
          </table:table-cell>
          <table:table-cell table:style-name="ce3" office:value-type="float" office:value="28">
            <text:p>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4">
            <text:p>234</text:p>
          </table:table-cell>
          <table:table-cell table:style-name="ce3" office:value-type="float" office:value="3964.31">
            <text:p>3964.3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964.31">
            <text:p>3964.31</text:p>
          </table:table-cell>
          <table:table-cell table:style-name="ce7" office:value-type="string">
            <text:p>55.44998978559113</text:p>
          </table:table-cell>
          <table:table-cell table:style-name="ce7" office:value-type="string">
            <text:p>-4.616631653973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malia</text:p>
          </table:table-cell>
          <table:table-cell table:style-name="ce3" office:value-type="string">
            <text:p>SOBBO</text:p>
          </table:table-cell>
          <table:table-cell table:style-name="ce3" office:value-type="string">
            <text:p>Berbera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1.45">
            <text:p>81.4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1.45">
            <text:p>81.45</text:p>
          </table:table-cell>
          <table:table-cell table:style-name="ce7" office:value-type="string">
            <text:p>31.580025592787308</text:p>
          </table:table-cell>
          <table:table-cell table:style-name="ce7" office:value-type="string">
            <text:p>4.82997519827796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CPT</text:p>
          </table:table-cell>
          <table:table-cell table:style-name="ce3" office:value-type="string">
            <text:p>Cape Town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296">
            <text:p>2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99">
            <text:p>899</text:p>
          </table:table-cell>
          <table:table-cell table:style-name="ce3" office:value-type="float" office:value="9923.61">
            <text:p>9923.6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923.61">
            <text:p>9923.61</text:p>
          </table:table-cell>
          <table:table-cell table:style-name="ce7" office:value-type="string">
            <text:p>37.21642573929415</text:p>
          </table:table-cell>
          <table:table-cell table:style-name="ce7" office:value-type="string">
            <text:p>19.6157910349256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ZBA</text:p>
          </table:table-cell>
          <table:table-cell table:style-name="ce3" office:value-type="string">
            <text:p>Coega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92">
            <text:p>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95">
            <text:p>295</text:p>
          </table:table-cell>
          <table:table-cell table:style-name="ce3" office:value-type="float" office:value="3494.66">
            <text:p>3494.6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494.66">
            <text:p>3494.66</text:p>
          </table:table-cell>
          <table:table-cell table:style-name="ce7" office:value-type="string">
            <text:p>45.016414752997264</text:p>
          </table:table-cell>
          <table:table-cell table:style-name="ce7" office:value-type="string">
            <text:p>10.43555035292280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DUR</text:p>
          </table:table-cell>
          <table:table-cell table:style-name="ce3" office:value-type="string">
            <text:p>Durban</text:p>
          </table:table-cell>
          <table:table-cell table:style-name="ce3" office:value-type="float" office:value="2357">
            <text:p>2357</text:p>
          </table:table-cell>
          <table:table-cell table:style-name="ce3" office:value-type="float" office:value="2205">
            <text:p>220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769">
            <text:p>6769</text:p>
          </table:table-cell>
          <table:table-cell table:style-name="ce3" office:value-type="float" office:value="84234.98">
            <text:p>84234.98</text:p>
          </table:table-cell>
          <table:table-cell table:style-name="ce3" office:value-type="float" office:value="3666.24">
            <text:p>3666.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7901.22">
            <text:p>87901.22</text:p>
          </table:table-cell>
          <table:table-cell table:style-name="ce7" office:value-type="string">
            <text:p>39.26639597769457</text:p>
          </table:table-cell>
          <table:table-cell table:style-name="ce7" office:value-type="string">
            <text:p>-6.79806673612438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JNB</text:p>
          </table:table-cell>
          <table:table-cell table:style-name="ce3" office:value-type="string">
            <text:p>Johannesburg/dbn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60">
            <text:p>6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2336.23">
            <text:p>2336.2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336.23">
            <text:p>2336.23</text:p>
          </table:table-cell>
          <table:table-cell table:style-name="ce7" office:value-type="string">
            <text:p>39.0900064684684</text:p>
          </table:table-cell>
          <table:table-cell table:style-name="ce7" office:value-type="string">
            <text:p>-5.07004067090218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PLZ</text:p>
          </table:table-cell>
          <table:table-cell table:style-name="ce3" office:value-type="string">
            <text:p>Port Elizabeth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16.43">
            <text:p>316.4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16.43">
            <text:p>316.43</text:p>
          </table:table-cell>
          <table:table-cell table:style-name="ce7" office:value-type="string">
            <text:p>39.20002559281767</text:p>
          </table:table-cell>
          <table:table-cell table:style-name="ce7" office:value-type="string">
            <text:p>-6.15999998080246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PRY</text:p>
          </table:table-cell>
          <table:table-cell table:style-name="ce3" office:value-type="string">
            <text:p>Pretori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85.68">
            <text:p>185.6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85.68">
            <text:p>185.68</text:p>
          </table:table-cell>
          <table:table-cell table:style-name="ce7" office:value-type="string">
            <text:p>18.43304229922603</text:p>
          </table:table-cell>
          <table:table-cell table:style-name="ce7" office:value-type="string">
            <text:p>-33.9180651086287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udan</text:p>
          </table:table-cell>
          <table:table-cell table:style-name="ce3" office:value-type="string">
            <text:p>SDJUM</text:p>
          </table:table-cell>
          <table:table-cell table:style-name="ce3" office:value-type="string">
            <text:p>Jubail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47">
            <text:p>64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47">
            <text:p>647</text:p>
          </table:table-cell>
          <table:table-cell table:style-name="ce7" office:value-type="string">
            <text:p>30.97806467883339</text:p>
          </table:table-cell>
          <table:table-cell table:style-name="ce7" office:value-type="string">
            <text:p>-29.86306714311763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udan</text:p>
          </table:table-cell>
          <table:table-cell table:style-name="ce3" office:value-type="string">
            <text:p>SDPZU</text:p>
          </table:table-cell>
          <table:table-cell table:style-name="ce3" office:value-type="string">
            <text:p>Port Sudan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327">
            <text:p>3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79">
            <text:p>779</text:p>
          </table:table-cell>
          <table:table-cell table:style-name="ce3" office:value-type="float" office:value="6420.9">
            <text:p>6420.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6420.9">
            <text:p>6420.9</text:p>
          </table:table-cell>
          <table:table-cell table:style-name="ce7" office:value-type="string">
            <text:p>28.028063865019476</text:p>
          </table:table-cell>
          <table:table-cell table:style-name="ce7" office:value-type="string">
            <text:p>-26.1680988813841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Tanzania</text:p>
          </table:table-cell>
          <table:table-cell table:style-name="ce3" office:value-type="string">
            <text:p>TZDAR</text:p>
          </table:table-cell>
          <table:table-cell table:style-name="ce3" office:value-type="string">
            <text:p>Dar es Salaam</text:p>
          </table:table-cell>
          <table:table-cell table:style-name="ce3" office:value-type="float" office:value="777">
            <text:p>777</text:p>
          </table:table-cell>
          <table:table-cell table:style-name="ce3" office:value-type="float" office:value="430">
            <text:p>4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41">
            <text:p>1641</text:p>
          </table:table-cell>
          <table:table-cell table:style-name="ce3" office:value-type="float" office:value="23531.6">
            <text:p>23531.6</text:p>
          </table:table-cell>
          <table:table-cell table:style-name="ce3" office:value-type="float" office:value="3997.97">
            <text:p>3997.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7529.57">
            <text:p>27529.57</text:p>
          </table:table-cell>
          <table:table-cell table:style-name="ce7" office:value-type="string">
            <text:p>25.598082989358886</text:p>
          </table:table-cell>
          <table:table-cell table:style-name="ce7" office:value-type="string">
            <text:p>-33.9680878950873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Tanzania</text:p>
          </table:table-cell>
          <table:table-cell table:style-name="ce3" office:value-type="string">
            <text:p>TZTGT</text:p>
          </table:table-cell>
          <table:table-cell table:style-name="ce3" office:value-type="string">
            <text:p>Tang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13.56">
            <text:p>113.5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3.56">
            <text:p>113.56</text:p>
          </table:table-cell>
          <table:table-cell table:style-name="ce7" office:value-type="string">
            <text:p>28.22748321723384</text:p>
          </table:table-cell>
          <table:table-cell table:style-name="ce7" office:value-type="string">
            <text:p>-25.70497469518443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Tanzania</text:p>
          </table:table-cell>
          <table:table-cell table:style-name="ce3" office:value-type="string">
            <text:p>TZZNZ</text:p>
          </table:table-cell>
          <table:table-cell table:style-name="ce3" office:value-type="string">
            <text:p>Zanzibar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50.59">
            <text:p>350.5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50.59">
            <text:p>350.59</text:p>
          </table:table-cell>
          <table:table-cell table:style-name="ce7" office:value-type="string">
            <text:p>25.69389389261687</text:p>
          </table:table-cell>
          <table:table-cell table:style-name="ce7" office:value-type="string">
            <text:p>-33.8039978204455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Zimbabwe</text:p>
          </table:table-cell>
          <table:table-cell table:style-name="ce3" office:value-type="string">
            <text:p>ZWHRE</text:p>
          </table:table-cell>
          <table:table-cell table:style-name="ce3" office:value-type="string">
            <text:p>Harare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2.35">
            <text:p>32.3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2.35">
            <text:p>32.35</text:p>
          </table:table-cell>
          <table:table-cell table:style-name="ce7" office:value-type="string">
            <text:p>31.042763572062825</text:p>
          </table:table-cell>
          <table:table-cell table:style-name="ce7" office:value-type="string">
            <text:p>-17.81584383577779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ALG</text:p>
          </table:table-cell>
          <table:table-cell table:style-name="ce3" office:value-type="string">
            <text:p>Alger</text:p>
          </table:table-cell>
          <table:table-cell table:style-name="ce3" office:value-type="float" office:value="2032">
            <text:p>2032</text:p>
          </table:table-cell>
          <table:table-cell table:style-name="ce3" office:value-type="float" office:value="329">
            <text:p>3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614">
            <text:p>8614</text:p>
          </table:table-cell>
          <table:table-cell table:style-name="ce3" office:value-type="float" office:value="82633.48">
            <text:p>82633.4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2633.48">
            <text:p>82633.48</text:p>
          </table:table-cell>
          <table:table-cell table:style-name="ce7" office:value-type="string">
            <text:p>7.759980833577401</text:p>
          </table:table-cell>
          <table:table-cell table:style-name="ce7" office:value-type="string">
            <text:p>36.92000612288552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AAE</text:p>
          </table:table-cell>
          <table:table-cell table:style-name="ce3" office:value-type="string">
            <text:p>Annaba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508">
            <text:p>508</text:p>
          </table:table-cell>
          <table:table-cell table:style-name="ce3" office:value-type="float" office:value="4446.24">
            <text:p>4446.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96">
            <text:p>14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942.24">
            <text:p>5942.24</text:p>
          </table:table-cell>
          <table:table-cell table:style-name="ce7" office:value-type="string">
            <text:p>3.048606670909237</text:p>
          </table:table-cell>
          <table:table-cell table:style-name="ce7" office:value-type="string">
            <text:p>36.76501065662813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BJA</text:p>
          </table:table-cell>
          <table:table-cell table:style-name="ce3" office:value-type="string">
            <text:p>Bejaia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201">
            <text:p>20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19">
            <text:p>619</text:p>
          </table:table-cell>
          <table:table-cell table:style-name="ce3" office:value-type="float" office:value="8897.75">
            <text:p>8897.7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897.75">
            <text:p>8897.75</text:p>
          </table:table-cell>
          <table:table-cell table:style-name="ce7" office:value-type="string">
            <text:p>5.070015827056295</text:p>
          </table:table-cell>
          <table:table-cell table:style-name="ce7" office:value-type="string">
            <text:p>36.76037762353587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DJE</text:p>
          </table:table-cell>
          <table:table-cell table:style-name="ce3" office:value-type="string">
            <text:p>Djen Djen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7" office:value-type="string">
            <text:p>5.766003560136312</text:p>
          </table:table-cell>
          <table:table-cell table:style-name="ce7" office:value-type="string">
            <text:p>36.82199703351767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GHA</text:p>
          </table:table-cell>
          <table:table-cell table:style-name="ce3" office:value-type="string">
            <text:p>Ghazaouet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61">
            <text:p>4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44">
            <text:p>944</text:p>
          </table:table-cell>
          <table:table-cell table:style-name="ce3" office:value-type="float" office:value="11934.86">
            <text:p>11934.8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934.86">
            <text:p>11934.86</text:p>
          </table:table-cell>
          <table:table-cell table:style-name="ce7" office:value-type="string">
            <text:p>-1.8634403450510535</text:p>
          </table:table-cell>
          <table:table-cell table:style-name="ce7" office:value-type="string">
            <text:p>35.0973702471225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ORN</text:p>
          </table:table-cell>
          <table:table-cell table:style-name="ce3" office:value-type="string">
            <text:p>Oran</text:p>
          </table:table-cell>
          <table:table-cell table:style-name="ce3" office:value-type="float" office:value="162">
            <text:p>162</text:p>
          </table:table-cell>
          <table:table-cell table:style-name="ce3" office:value-type="float" office:value="99">
            <text:p>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5326.1">
            <text:p>5326.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67">
            <text:p>226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593.1">
            <text:p>7593.1</text:p>
          </table:table-cell>
          <table:table-cell table:style-name="ce7" office:value-type="string">
            <text:p>-0.6219186383503938</text:p>
          </table:table-cell>
          <table:table-cell table:style-name="ce7" office:value-type="string">
            <text:p>35.7119483193840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SKI</text:p>
          </table:table-cell>
          <table:table-cell table:style-name="ce3" office:value-type="string">
            <text:p>Skikda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29">
            <text:p>12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91">
            <text:p>391</text:p>
          </table:table-cell>
          <table:table-cell table:style-name="ce3" office:value-type="float" office:value="4748.05">
            <text:p>4748.05</text:p>
          </table:table-cell>
          <table:table-cell table:style-name="ce3" office:value-type="float" office:value="1048.73">
            <text:p>1048.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2242">
            <text:p>92242</text:p>
          </table:table-cell>
          <table:table-cell table:style-name="ce3" office:value-type="float" office:value="98038.78">
            <text:p>98038.78</text:p>
          </table:table-cell>
          <table:table-cell table:style-name="ce7" office:value-type="string">
            <text:p>6.89998164737608</text:p>
          </table:table-cell>
          <table:table-cell table:style-name="ce7" office:value-type="string">
            <text:p>36.88042197574992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SUZ</text:p>
          </table:table-cell>
          <table:table-cell table:style-name="ce3" office:value-type="string">
            <text:p>Suez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38745">
            <text:p>38745</text:p>
          </table:table-cell>
          <table:table-cell table:style-name="ce7" office:value-type="string">
            <text:p>29.948050030391755</text:p>
          </table:table-cell>
          <table:table-cell table:style-name="ce7" office:value-type="string">
            <text:p>31.20196520575939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ALY</text:p>
          </table:table-cell>
          <table:table-cell table:style-name="ce3" office:value-type="string">
            <text:p>Alexandria</text:p>
          </table:table-cell>
          <table:table-cell table:style-name="ce3" office:value-type="float" office:value="5849">
            <text:p>5849</text:p>
          </table:table-cell>
          <table:table-cell table:style-name="ce3" office:value-type="float" office:value="5732">
            <text:p>5732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7469">
            <text:p>17469</text:p>
          </table:table-cell>
          <table:table-cell table:style-name="ce3" office:value-type="float" office:value="224735.32">
            <text:p>224735.32</text:p>
          </table:table-cell>
          <table:table-cell table:style-name="ce3" office:value-type="float" office:value="6556.64">
            <text:p>6556.64</text:p>
          </table:table-cell>
          <table:table-cell table:style-name="ce3" office:value-type="float" office:value="958">
            <text:p>958</text:p>
          </table:table-cell>
          <table:table-cell table:style-name="ce3" office:value-type="float" office:value="5077">
            <text:p>5077</text:p>
          </table:table-cell>
          <table:table-cell table:style-name="ce3" office:value-type="float" office:value="237326.96">
            <text:p>237326.96</text:p>
          </table:table-cell>
          <table:table-cell table:style-name="ce7" office:value-type="string">
            <text:p>31.820010944350713</text:p>
          </table:table-cell>
          <table:table-cell table:style-name="ce7" office:value-type="string">
            <text:p>31.4203934926550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DAM</text:p>
          </table:table-cell>
          <table:table-cell table:style-name="ce3" office:value-type="string">
            <text:p>Damietta</text:p>
          </table:table-cell>
          <table:table-cell table:style-name="ce3" office:value-type="float" office:value="1127">
            <text:p>1127</text:p>
          </table:table-cell>
          <table:table-cell table:style-name="ce3" office:value-type="float" office:value="2497">
            <text:p>2497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66">
            <text:p>166</text:p>
          </table:table-cell>
          <table:table-cell table:style-name="ce3" office:value-type="float" office:value="6464">
            <text:p>6464</text:p>
          </table:table-cell>
          <table:table-cell table:style-name="ce3" office:value-type="float" office:value="81877.49">
            <text:p>81877.49</text:p>
          </table:table-cell>
          <table:table-cell table:style-name="ce3" office:value-type="float" office:value="51">
            <text:p>5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1928.49">
            <text:p>81928.49</text:p>
          </table:table-cell>
          <table:table-cell table:style-name="ce7" office:value-type="string">
            <text:p>32.290008096045256</text:p>
          </table:table-cell>
          <table:table-cell table:style-name="ce7" office:value-type="string">
            <text:p>31.25998984682115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PSD</text:p>
          </table:table-cell>
          <table:table-cell table:style-name="ce3" office:value-type="string">
            <text:p>Port Said</text:p>
          </table:table-cell>
          <table:table-cell table:style-name="ce3" office:value-type="float" office:value="273">
            <text:p>273</text:p>
          </table:table-cell>
          <table:table-cell table:style-name="ce3" office:value-type="float" office:value="634">
            <text:p>63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61">
            <text:p>1561</text:p>
          </table:table-cell>
          <table:table-cell table:style-name="ce3" office:value-type="float" office:value="17617.5">
            <text:p>17617.5</text:p>
          </table:table-cell>
          <table:table-cell table:style-name="ce3" office:value-type="float" office:value="1397.5">
            <text:p>1397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80568">
            <text:p>180568</text:p>
          </table:table-cell>
          <table:table-cell table:style-name="ce3" office:value-type="float" office:value="199583">
            <text:p>199583</text:p>
          </table:table-cell>
          <table:table-cell table:style-name="ce7" office:value-type="string">
            <text:p>32.35796500115251</text:p>
          </table:table-cell>
          <table:table-cell table:style-name="ce7" office:value-type="string">
            <text:p>31.21190228192607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PSE</text:p>
          </table:table-cell>
          <table:table-cell table:style-name="ce3" office:value-type="string">
            <text:p>Port Said East</text:p>
          </table:table-cell>
          <table:table-cell table:style-name="ce3" office:value-type="float" office:value="2045">
            <text:p>2045</text:p>
          </table:table-cell>
          <table:table-cell table:style-name="ce3" office:value-type="float" office:value="279">
            <text:p>279</text:p>
          </table:table-cell>
          <table:table-cell table:style-name="ce3" office:value-type="float" office:value="152">
            <text:p>152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7913">
            <text:p>7913</text:p>
          </table:table-cell>
          <table:table-cell table:style-name="ce3" office:value-type="float" office:value="102820.46">
            <text:p>102820.4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02820.46">
            <text:p>102820.46</text:p>
          </table:table-cell>
          <table:table-cell table:style-name="ce7" office:value-type="string">
            <text:p>32.549940550473366</text:p>
          </table:table-cell>
          <table:table-cell table:style-name="ce7" office:value-type="string">
            <text:p>30.00497601218080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KHO</text:p>
          </table:table-cell>
          <table:table-cell table:style-name="ce3" office:value-type="string">
            <text:p>AL Khums</text:p>
          </table:table-cell>
          <table:table-cell table:style-name="ce3" office:value-type="float" office:value="159">
            <text:p>159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73">
            <text:p>273</text:p>
          </table:table-cell>
          <table:table-cell table:style-name="ce3" office:value-type="float" office:value="4534.55">
            <text:p>4534.55</text:p>
          </table:table-cell>
          <table:table-cell table:style-name="ce3" office:value-type="float" office:value="44107.2">
            <text:p>44107.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8641.75">
            <text:p>48641.75</text:p>
          </table:table-cell>
          <table:table-cell table:style-name="ce7" office:value-type="string">
            <text:p>20.06477732527412</text:p>
          </table:table-cell>
          <table:table-cell table:style-name="ce7" office:value-type="string">
            <text:p>32.1186792764011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BEN</text:p>
          </table:table-cell>
          <table:table-cell table:style-name="ce3" office:value-type="string">
            <text:p>Benghazi</text:p>
          </table:table-cell>
          <table:table-cell table:style-name="ce3" office:value-type="float" office:value="1102">
            <text:p>1102</text:p>
          </table:table-cell>
          <table:table-cell table:style-name="ce3" office:value-type="float" office:value="547">
            <text:p>54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202">
            <text:p>2202</text:p>
          </table:table-cell>
          <table:table-cell table:style-name="ce3" office:value-type="float" office:value="32285.63">
            <text:p>32285.63</text:p>
          </table:table-cell>
          <table:table-cell table:style-name="ce3" office:value-type="float" office:value="4047.35">
            <text:p>4047.3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6332.98">
            <text:p>36332.98</text:p>
          </table:table-cell>
          <table:table-cell table:style-name="ce7" office:value-type="string">
            <text:p>14.259997516546093</text:p>
          </table:table-cell>
          <table:table-cell table:style-name="ce7" office:value-type="string">
            <text:p>32.6604211619309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MRA</text:p>
          </table:table-cell>
          <table:table-cell table:style-name="ce3" office:value-type="string">
            <text:p>Misurata</text:p>
          </table:table-cell>
          <table:table-cell table:style-name="ce3" office:value-type="float" office:value="1328">
            <text:p>1328</text:p>
          </table:table-cell>
          <table:table-cell table:style-name="ce3" office:value-type="float" office:value="1127">
            <text:p>112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586">
            <text:p>3586</text:p>
          </table:table-cell>
          <table:table-cell table:style-name="ce3" office:value-type="float" office:value="44717.13">
            <text:p>44717.13</text:p>
          </table:table-cell>
          <table:table-cell table:style-name="ce3" office:value-type="float" office:value="11846.46">
            <text:p>11846.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6563.59">
            <text:p>56563.59</text:p>
          </table:table-cell>
          <table:table-cell table:style-name="ce7" office:value-type="string">
            <text:p>15.099997923450474</text:p>
          </table:table-cell>
          <table:table-cell table:style-name="ce7" office:value-type="string">
            <text:p>32.37997316388299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TIP</text:p>
          </table:table-cell>
          <table:table-cell table:style-name="ce3" office:value-type="string">
            <text:p>Tripoli</text:p>
          </table:table-cell>
          <table:table-cell table:style-name="ce3" office:value-type="float" office:value="268">
            <text:p>268</text:p>
          </table:table-cell>
          <table:table-cell table:style-name="ce3" office:value-type="float" office:value="2775">
            <text:p>277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264">
            <text:p>8264</text:p>
          </table:table-cell>
          <table:table-cell table:style-name="ce3" office:value-type="float" office:value="99597.23">
            <text:p>99597.23</text:p>
          </table:table-cell>
          <table:table-cell table:style-name="ce3" office:value-type="float" office:value="2741.5">
            <text:p>2741.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2338.73">
            <text:p>102338.73</text:p>
          </table:table-cell>
          <table:table-cell table:style-name="ce7" office:value-type="string">
            <text:p>13.180011758078194</text:p>
          </table:table-cell>
          <table:table-cell table:style-name="ce7" office:value-type="string">
            <text:p>32.89250001935369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TNG</text:p>
          </table:table-cell>
          <table:table-cell table:style-name="ce3" office:value-type="string">
            <text:p>Tangier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218">
            <text:p>2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24">
            <text:p>724</text:p>
          </table:table-cell>
          <table:table-cell table:style-name="ce3" office:value-type="float" office:value="10256.82">
            <text:p>10256.82</text:p>
          </table:table-cell>
          <table:table-cell table:style-name="ce3" office:value-type="float" office:value="28964.7">
            <text:p>28964.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9221.52">
            <text:p>39221.52</text:p>
          </table:table-cell>
          <table:table-cell table:style-name="ce7" office:value-type="string">
            <text:p>-8.645855540259928</text:p>
          </table:table-cell>
          <table:table-cell table:style-name="ce7" office:value-type="string">
            <text:p>33.13001943188850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PTM</text:p>
          </table:table-cell>
          <table:table-cell table:style-name="ce3" office:value-type="string">
            <text:p>Tangier Med</text:p>
          </table:table-cell>
          <table:table-cell table:style-name="ce3" office:value-type="float" office:value="464">
            <text:p>464</text:p>
          </table:table-cell>
          <table:table-cell table:style-name="ce3" office:value-type="float" office:value="309">
            <text:p>3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02">
            <text:p>1102</text:p>
          </table:table-cell>
          <table:table-cell table:style-name="ce3" office:value-type="float" office:value="15672.64">
            <text:p>15672.64</text:p>
          </table:table-cell>
          <table:table-cell table:style-name="ce3" office:value-type="float" office:value="48468.52">
            <text:p>48468.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4141.16">
            <text:p>64141.16</text:p>
          </table:table-cell>
          <table:table-cell table:style-name="ce7" office:value-type="string">
            <text:p>-9.620043580554693</text:p>
          </table:table-cell>
          <table:table-cell table:style-name="ce7" office:value-type="string">
            <text:p>30.43998821921371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AGA</text:p>
          </table:table-cell>
          <table:table-cell table:style-name="ce3" office:value-type="string">
            <text:p>Agadir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4">
            <text:p>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482.22">
            <text:p>1482.2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482.22">
            <text:p>1482.22</text:p>
          </table:table-cell>
          <table:table-cell table:style-name="ce7" office:value-type="string">
            <text:p>-7.618313291698712</text:p>
          </table:table-cell>
          <table:table-cell table:style-name="ce7" office:value-type="string">
            <text:p>33.6019220742584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CAS</text:p>
          </table:table-cell>
          <table:table-cell table:style-name="ce3" office:value-type="string">
            <text:p>Casablanca</text:p>
          </table:table-cell>
          <table:table-cell table:style-name="ce3" office:value-type="float" office:value="1631">
            <text:p>1631</text:p>
          </table:table-cell>
          <table:table-cell table:style-name="ce3" office:value-type="float" office:value="2031">
            <text:p>203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697">
            <text:p>5697</text:p>
          </table:table-cell>
          <table:table-cell table:style-name="ce3" office:value-type="float" office:value="70286.37">
            <text:p>70286.37</text:p>
          </table:table-cell>
          <table:table-cell table:style-name="ce3" office:value-type="float" office:value="14377.24">
            <text:p>14377.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11">
            <text:p>3011</text:p>
          </table:table-cell>
          <table:table-cell table:style-name="ce3" office:value-type="float" office:value="87674.61">
            <text:p>87674.61</text:p>
          </table:table-cell>
          <table:table-cell table:style-name="ce7" office:value-type="string">
            <text:p>-5.497257979191192</text:p>
          </table:table-cell>
          <table:table-cell table:style-name="ce7" office:value-type="string">
            <text:p>35.8934523672447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003</text:p>
          </table:table-cell>
          <table:table-cell table:style-name="ce3" office:value-type="string">
            <text:p>Jorf Lasfar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466.9">
            <text:p>466.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66.9">
            <text:p>466.9</text:p>
          </table:table-cell>
          <table:table-cell table:style-name="ce7" office:value-type="string">
            <text:p>-5.832703696099429</text:p>
          </table:table-cell>
          <table:table-cell table:style-name="ce7" office:value-type="string">
            <text:p>35.74728700666986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LSK</text:p>
          </table:table-cell>
          <table:table-cell table:style-name="ce3" office:value-type="string">
            <text:p>La Skhirra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34959">
            <text:p>34959</text:p>
          </table:table-cell>
          <table:table-cell table:style-name="ce7" office:value-type="string">
            <text:p>10.165443129007427</text:p>
          </table:table-cell>
          <table:table-cell table:style-name="ce7" office:value-type="string">
            <text:p>34.33428947585735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RDS</text:p>
          </table:table-cell>
          <table:table-cell table:style-name="ce3" office:value-type="string">
            <text:p>Rades</text:p>
          </table:table-cell>
          <table:table-cell table:style-name="ce3" office:value-type="float" office:value="2631">
            <text:p>2631</text:p>
          </table:table-cell>
          <table:table-cell table:style-name="ce3" office:value-type="float" office:value="2517">
            <text:p>251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674">
            <text:p>7674</text:p>
          </table:table-cell>
          <table:table-cell table:style-name="ce3" office:value-type="float" office:value="113780.83">
            <text:p>113780.83</text:p>
          </table:table-cell>
          <table:table-cell table:style-name="ce3" office:value-type="float" office:value="374737.64">
            <text:p>374737.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88518.47">
            <text:p>488518.47</text:p>
          </table:table-cell>
          <table:table-cell table:style-name="ce7" office:value-type="string">
            <text:p>10.283419707583414</text:p>
          </table:table-cell>
          <table:table-cell table:style-name="ce7" office:value-type="string">
            <text:p>36.77792857481805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SFA</text:p>
          </table:table-cell>
          <table:table-cell table:style-name="ce3" office:value-type="string">
            <text:p>Sfax</text:p>
          </table:table-cell>
          <table:table-cell table:style-name="ce3" office:value-type="float" office:value="9">
            <text:p>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90.05">
            <text:p>190.0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90.05">
            <text:p>190.05</text:p>
          </table:table-cell>
          <table:table-cell table:style-name="ce7" office:value-type="string">
            <text:p>10.720006875255933</text:p>
          </table:table-cell>
          <table:table-cell table:style-name="ce7" office:value-type="string">
            <text:p>34.75003521630128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TUN</text:p>
          </table:table-cell>
          <table:table-cell table:style-name="ce3" office:value-type="string">
            <text:p>Tunis</text:p>
          </table:table-cell>
          <table:table-cell table:style-name="ce3" office:value-type="float" office:value="2393">
            <text:p>2393</text:p>
          </table:table-cell>
          <table:table-cell table:style-name="ce3" office:value-type="float" office:value="2332">
            <text:p>23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7111">
            <text:p>7111</text:p>
          </table:table-cell>
          <table:table-cell table:style-name="ce3" office:value-type="float" office:value="91515.88">
            <text:p>91515.88</text:p>
          </table:table-cell>
          <table:table-cell table:style-name="ce3" office:value-type="float" office:value="217350.36">
            <text:p>217350.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08866.24">
            <text:p>308866.24</text:p>
          </table:table-cell>
          <table:table-cell table:style-name="ce7" office:value-type="string">
            <text:p>10.179678099212026</text:p>
          </table:table-cell>
          <table:table-cell table:style-name="ce7" office:value-type="string">
            <text:p>36.80277813623144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Aruba</text:p>
          </table:table-cell>
          <table:table-cell table:style-name="ce2" office:value-type="string">
            <text:p>AWORJ</text:p>
          </table:table-cell>
          <table:table-cell table:style-name="ce2" office:value-type="string">
            <text:p>Oraniestad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952.14">
            <text:p>952.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52.14">
            <text:p>952.14</text:p>
          </table:table-cell>
          <table:table-cell table:style-name="ce7" office:value-type="string">
            <text:p>-70.0356845</text:p>
          </table:table-cell>
          <table:table-cell table:style-name="ce7" office:value-type="string">
            <text:p>12.526873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Bahamas</text:p>
          </table:table-cell>
          <table:table-cell table:style-name="ce2" office:value-type="string">
            <text:p>BSNAS</text:p>
          </table:table-cell>
          <table:table-cell table:style-name="ce2" office:value-type="string">
            <text:p>Nassau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-77.3383331</text:p>
          </table:table-cell>
          <table:table-cell table:style-name="ce7" office:value-type="string">
            <text:p>25.078345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Barbados</text:p>
          </table:table-cell>
          <table:table-cell table:style-name="ce2" office:value-type="string">
            <text:p>BBBGI</text:p>
          </table:table-cell>
          <table:table-cell table:style-name="ce2" office:value-type="string">
            <text:p>Bridgetown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81.68">
            <text:p>881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1.68">
            <text:p>881.68</text:p>
          </table:table-cell>
          <table:table-cell table:style-name="ce7" office:value-type="string">
            <text:p>-59.618848</text:p>
          </table:table-cell>
          <table:table-cell table:style-name="ce7" office:value-type="string">
            <text:p>13.101826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Belize</text:p>
          </table:table-cell>
          <table:table-cell table:style-name="ce2" office:value-type="string">
            <text:p>BZBZE</text:p>
          </table:table-cell>
          <table:table-cell table:style-name="ce2" office:value-type="string">
            <text:p>Belize C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4">
            <text:p>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7" office:value-type="string">
            <text:p>-88.2017441</text:p>
          </table:table-cell>
          <table:table-cell table:style-name="ce7" office:value-type="string">
            <text:p>17.495211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ayman Islands</text:p>
          </table:table-cell>
          <table:table-cell table:style-name="ce2" office:value-type="string">
            <text:p>KYGEC</text:p>
          </table:table-cell>
          <table:table-cell table:style-name="ce2" office:value-type="string">
            <text:p>Georgetown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563.42">
            <text:p>563.4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3.42">
            <text:p>563.42</text:p>
          </table:table-cell>
          <table:table-cell table:style-name="ce7" office:value-type="string">
            <text:p>-81.3717001</text:p>
          </table:table-cell>
          <table:table-cell table:style-name="ce7" office:value-type="string">
            <text:p> 19.286985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osta Rica</text:p>
          </table:table-cell>
          <table:table-cell table:style-name="ce2" office:value-type="string">
            <text:p>CRLIO</text:p>
          </table:table-cell>
          <table:table-cell table:style-name="ce2" office:value-type="string">
            <text:p>Puerto Limo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4">
            <text:p>8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8">
            <text:p>208</text:p>
          </table:table-cell>
          <table:table-cell table:style-name="ce2" office:value-type="float" office:value="2309.53">
            <text:p>2309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09.53">
            <text:p>2309.53</text:p>
          </table:table-cell>
          <table:table-cell table:style-name="ce7" office:value-type="string">
            <text:p>-83.0308081</text:p>
          </table:table-cell>
          <table:table-cell table:style-name="ce7" office:value-type="string">
            <text:p>9.993180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osta Rica</text:p>
          </table:table-cell>
          <table:table-cell table:style-name="ce2" office:value-type="string">
            <text:p>CRMOB</text:p>
          </table:table-cell>
          <table:table-cell table:style-name="ce2" office:value-type="string">
            <text:p>Puerto Moin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38">
            <text:p>538</text:p>
          </table:table-cell>
          <table:table-cell table:style-name="ce2" office:value-type="float" office:value="1371">
            <text:p>1371</text:p>
          </table:table-cell>
          <table:table-cell table:style-name="ce2" office:value-type="float" office:value="5816.33">
            <text:p>5816.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816.33">
            <text:p>5816.33</text:p>
          </table:table-cell>
          <table:table-cell table:style-name="ce7" office:value-type="string">
            <text:p>-83.07598</text:p>
          </table:table-cell>
          <table:table-cell table:style-name="ce7" office:value-type="string">
            <text:p>9.999088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osta Rica</text:p>
          </table:table-cell>
          <table:table-cell table:style-name="ce2" office:value-type="string">
            <text:p>CRSJO</text:p>
          </table:table-cell>
          <table:table-cell table:style-name="ce2" office:value-type="string">
            <text:p>San Josè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9.2">
            <text:p>49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.2">
            <text:p>49.2</text:p>
          </table:table-cell>
          <table:table-cell table:style-name="ce7" office:value-type="string">
            <text:p>-84.0793006</text:p>
          </table:table-cell>
          <table:table-cell table:style-name="ce7" office:value-type="string">
            <text:p> 9.932730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uba</text:p>
          </table:table-cell>
          <table:table-cell table:style-name="ce2" office:value-type="string">
            <text:p>CUHAV</text:p>
          </table:table-cell>
          <table:table-cell table:style-name="ce2" office:value-type="string">
            <text:p>Havana</text:p>
          </table:table-cell>
          <table:table-cell table:style-name="ce2" office:value-type="float" office:value="498">
            <text:p>498</text:p>
          </table:table-cell>
          <table:table-cell table:style-name="ce2" office:value-type="float" office:value="679">
            <text:p>67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919">
            <text:p>1919</text:p>
          </table:table-cell>
          <table:table-cell table:style-name="ce2" office:value-type="float" office:value="22610.53">
            <text:p>22610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610.53">
            <text:p>22610.53</text:p>
          </table:table-cell>
          <table:table-cell table:style-name="ce7" office:value-type="string">
            <text:p>-82.3658562</text:p>
          </table:table-cell>
          <table:table-cell table:style-name="ce7" office:value-type="string">
            <text:p>23.137991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uba</text:p>
          </table:table-cell>
          <table:table-cell table:style-name="ce2" office:value-type="string">
            <text:p>CUSCU</text:p>
          </table:table-cell>
          <table:table-cell table:style-name="ce2" office:value-type="string">
            <text:p>Santiago de Cuba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4464.15">
            <text:p>4464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64.15">
            <text:p>4464.15</text:p>
          </table:table-cell>
          <table:table-cell table:style-name="ce7" office:value-type="string">
            <text:p>-75.828995</text:p>
          </table:table-cell>
          <table:table-cell table:style-name="ce7" office:value-type="string">
            <text:p>20.02889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Dominica</text:p>
          </table:table-cell>
          <table:table-cell table:style-name="ce2" office:value-type="string">
            <text:p>DMRSU</text:p>
          </table:table-cell>
          <table:table-cell table:style-name="ce2" office:value-type="string">
            <text:p>Roseau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-61.3874067</text:p>
          </table:table-cell>
          <table:table-cell table:style-name="ce7" office:value-type="string">
            <text:p>15.298187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Dominican Republic</text:p>
          </table:table-cell>
          <table:table-cell table:style-name="ce2" office:value-type="string">
            <text:p>DOCAU</text:p>
          </table:table-cell>
          <table:table-cell table:style-name="ce2" office:value-type="string">
            <text:p>Caucedo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303">
            <text:p>3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73">
            <text:p>973</text:p>
          </table:table-cell>
          <table:table-cell table:style-name="ce2" office:value-type="float" office:value="11071.17">
            <text:p>11071.1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71.17">
            <text:p>11071.17</text:p>
          </table:table-cell>
          <table:table-cell table:style-name="ce7" office:value-type="string">
            <text:p>-69.644923</text:p>
          </table:table-cell>
          <table:table-cell table:style-name="ce7" office:value-type="string">
            <text:p>18.414784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Dominican Republic</text:p>
          </table:table-cell>
          <table:table-cell table:style-name="ce2" office:value-type="string">
            <text:p>DOHAI</text:p>
          </table:table-cell>
          <table:table-cell table:style-name="ce2" office:value-type="string">
            <text:p>Haina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49.38">
            <text:p>849.3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9.38">
            <text:p>849.38</text:p>
          </table:table-cell>
          <table:table-cell table:style-name="ce7" office:value-type="string">
            <text:p>-70.0192112</text:p>
          </table:table-cell>
          <table:table-cell table:style-name="ce7" office:value-type="string">
            <text:p>18.420002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El salvador</text:p>
          </table:table-cell>
          <table:table-cell table:style-name="ce2" office:value-type="string">
            <text:p>SVAQJ</text:p>
          </table:table-cell>
          <table:table-cell table:style-name="ce2" office:value-type="string">
            <text:p>Acajutl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2.35">
            <text:p>82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2.35">
            <text:p>82.35</text:p>
          </table:table-cell>
          <table:table-cell table:style-name="ce7" office:value-type="string">
            <text:p>-89.8277863</text:p>
          </table:table-cell>
          <table:table-cell table:style-name="ce7" office:value-type="string">
            <text:p>13.593399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El salvador</text:p>
          </table:table-cell>
          <table:table-cell table:style-name="ce2" office:value-type="string">
            <text:p>SVSAL</text:p>
          </table:table-cell>
          <table:table-cell table:style-name="ce2" office:value-type="string">
            <text:p>San Salvador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788.21">
            <text:p>788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8.21">
            <text:p>788.21</text:p>
          </table:table-cell>
          <table:table-cell table:style-name="ce7" office:value-type="string">
            <text:p>-89.19301</text:p>
          </table:table-cell>
          <table:table-cell table:style-name="ce7" office:value-type="string">
            <text:p>13.697758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Grenada</text:p>
          </table:table-cell>
          <table:table-cell table:style-name="ce2" office:value-type="string">
            <text:p>GDSTG</text:p>
          </table:table-cell>
          <table:table-cell table:style-name="ce2" office:value-type="string">
            <text:p>Saint George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.4">
            <text:p>24.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4">
            <text:p>24.4</text:p>
          </table:table-cell>
          <table:table-cell table:style-name="ce7" office:value-type="string">
            <text:p>-61.751805</text:p>
          </table:table-cell>
          <table:table-cell table:style-name="ce7" office:value-type="string">
            <text:p>12.053533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Guadaloupe</text:p>
          </table:table-cell>
          <table:table-cell table:style-name="ce2" office:value-type="string">
            <text:p>GPPTP</text:p>
          </table:table-cell>
          <table:table-cell table:style-name="ce2" office:value-type="string">
            <text:p>Pointe a Pitre</text:p>
          </table:table-cell>
          <table:table-cell table:style-name="ce2" office:value-type="float" office:value="816">
            <text:p>816</text:p>
          </table:table-cell>
          <table:table-cell table:style-name="ce2" office:value-type="float" office:value="599">
            <text:p>59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5319.18">
            <text:p>25319.18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349.18">
            <text:p>25349.18</text:p>
          </table:table-cell>
          <table:table-cell table:style-name="ce7" office:value-type="string">
            <text:p>-61.5334077</text:p>
          </table:table-cell>
          <table:table-cell table:style-name="ce7" office:value-type="string">
            <text:p>16.240863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Guatemala</text:p>
          </table:table-cell>
          <table:table-cell table:style-name="ce2" office:value-type="string">
            <text:p>GTGUA</text:p>
          </table:table-cell>
          <table:table-cell table:style-name="ce2" office:value-type="string">
            <text:p>Guatemala City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0.94">
            <text:p>130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0.94">
            <text:p>130.94</text:p>
          </table:table-cell>
          <table:table-cell table:style-name="ce7" office:value-type="string">
            <text:p>-90.5349083</text:p>
          </table:table-cell>
          <table:table-cell table:style-name="ce7" office:value-type="string">
            <text:p>14.61664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Guatemala</text:p>
          </table:table-cell>
          <table:table-cell table:style-name="ce2" office:value-type="string">
            <text:p>GTSTC</text:p>
          </table:table-cell>
          <table:table-cell table:style-name="ce2" office:value-type="string">
            <text:p>Santo Tomas de Castilla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42">
            <text:p>342</text:p>
          </table:table-cell>
          <table:table-cell table:style-name="ce2" office:value-type="float" office:value="3345.62">
            <text:p>3345.62</text:p>
          </table:table-cell>
          <table:table-cell table:style-name="ce2" office:value-type="float" office:value="10155.81">
            <text:p>10155.8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501.43">
            <text:p>13501.43</text:p>
          </table:table-cell>
          <table:table-cell table:style-name="ce7" office:value-type="string">
            <text:p>-88.6111324</text:p>
          </table:table-cell>
          <table:table-cell table:style-name="ce7" office:value-type="string">
            <text:p>15.686713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Haiti</text:p>
          </table:table-cell>
          <table:table-cell table:style-name="ce2" office:value-type="string">
            <text:p>HTPAP</text:p>
          </table:table-cell>
          <table:table-cell table:style-name="ce2" office:value-type="string">
            <text:p>Port au Prince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6">
            <text:p>4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489.87">
            <text:p>1489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9.87">
            <text:p>1489.87</text:p>
          </table:table-cell>
          <table:table-cell table:style-name="ce7" office:value-type="string">
            <text:p>-72.3395928</text:p>
          </table:table-cell>
          <table:table-cell table:style-name="ce7" office:value-type="string">
            <text:p>18.54732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Honduras</text:p>
          </table:table-cell>
          <table:table-cell table:style-name="ce2" office:value-type="string">
            <text:p>HNPCR</text:p>
          </table:table-cell>
          <table:table-cell table:style-name="ce2" office:value-type="string">
            <text:p>Puerto Corte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62.81">
            <text:p>362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2.81">
            <text:p>362.81</text:p>
          </table:table-cell>
          <table:table-cell table:style-name="ce7" office:value-type="string">
            <text:p>-87.9438054</text:p>
          </table:table-cell>
          <table:table-cell table:style-name="ce7" office:value-type="string">
            <text:p>15.84529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Honduras</text:p>
          </table:table-cell>
          <table:table-cell table:style-name="ce2" office:value-type="string">
            <text:p>HNSAP</text:p>
          </table:table-cell>
          <table:table-cell table:style-name="ce2" office:value-type="string">
            <text:p>San Pedro Sul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6.15">
            <text:p>66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6.15">
            <text:p>66.15</text:p>
          </table:table-cell>
          <table:table-cell table:style-name="ce7" office:value-type="string">
            <text:p>-88.0248</text:p>
          </table:table-cell>
          <table:table-cell table:style-name="ce7" office:value-type="string">
            <text:p>15.506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Honduras</text:p>
          </table:table-cell>
          <table:table-cell table:style-name="ce2" office:value-type="string">
            <text:p>HNTGU</text:p>
          </table:table-cell>
          <table:table-cell table:style-name="ce2" office:value-type="string">
            <text:p>Tegucigalp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.83">
            <text:p>3.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.83">
            <text:p>3.83</text:p>
          </table:table-cell>
          <table:table-cell table:style-name="ce7" office:value-type="string">
            <text:p>-87.2012631</text:p>
          </table:table-cell>
          <table:table-cell table:style-name="ce7" office:value-type="string">
            <text:p>14.093191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Jamaica</text:p>
          </table:table-cell>
          <table:table-cell table:style-name="ce2" office:value-type="string">
            <text:p>JMKIN</text:p>
          </table:table-cell>
          <table:table-cell table:style-name="ce2" office:value-type="string">
            <text:p>Kingston</text:p>
          </table:table-cell>
          <table:table-cell table:style-name="ce2" office:value-type="float" office:value="746">
            <text:p>746</text:p>
          </table:table-cell>
          <table:table-cell table:style-name="ce2" office:value-type="float" office:value="1483">
            <text:p>1483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38">
            <text:p>3838</text:p>
          </table:table-cell>
          <table:table-cell table:style-name="ce2" office:value-type="float" office:value="47610.69">
            <text:p>47610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610.69">
            <text:p>47610.69</text:p>
          </table:table-cell>
          <table:table-cell table:style-name="ce7" office:value-type="string">
            <text:p>-76.7928128</text:p>
          </table:table-cell>
          <table:table-cell table:style-name="ce7" office:value-type="string">
            <text:p>17.971214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Jamaica</text:p>
          </table:table-cell>
          <table:table-cell table:style-name="ce2" office:value-type="string">
            <text:p>JMMBJ</text:p>
          </table:table-cell>
          <table:table-cell table:style-name="ce2" office:value-type="string">
            <text:p>Montego Bay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-77.9217743</text:p>
          </table:table-cell>
          <table:table-cell table:style-name="ce7" office:value-type="string">
            <text:p>18.47211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artinique</text:p>
          </table:table-cell>
          <table:table-cell table:style-name="ce2" office:value-type="string">
            <text:p>MQFDF</text:p>
          </table:table-cell>
          <table:table-cell table:style-name="ce2" office:value-type="string">
            <text:p>Fort de France</text:p>
          </table:table-cell>
          <table:table-cell table:style-name="ce2" office:value-type="float" office:value="424">
            <text:p>424</text:p>
          </table:table-cell>
          <table:table-cell table:style-name="ce2" office:value-type="float" office:value="349">
            <text:p>34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14785.49">
            <text:p>14785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85.49">
            <text:p>14785.49</text:p>
          </table:table-cell>
          <table:table-cell table:style-name="ce7" office:value-type="string">
            <text:p>-61.0767677</text:p>
          </table:table-cell>
          <table:table-cell table:style-name="ce7" office:value-type="string">
            <text:p>14.603719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ATM</text:p>
          </table:table-cell>
          <table:table-cell table:style-name="ce2" office:value-type="string">
            <text:p>Altamira</text:p>
          </table:table-cell>
          <table:table-cell table:style-name="ce2" office:value-type="float" office:value="969">
            <text:p>969</text:p>
          </table:table-cell>
          <table:table-cell table:style-name="ce2" office:value-type="float" office:value="1708">
            <text:p>1708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4406">
            <text:p>4406</text:p>
          </table:table-cell>
          <table:table-cell table:style-name="ce2" office:value-type="float" office:value="46586.45">
            <text:p>46586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586.45">
            <text:p>46586.45</text:p>
          </table:table-cell>
          <table:table-cell table:style-name="ce7" office:value-type="string">
            <text:p>-97.9299915</text:p>
          </table:table-cell>
          <table:table-cell table:style-name="ce7" office:value-type="string">
            <text:p>22.406183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CJS</text:p>
          </table:table-cell>
          <table:table-cell table:style-name="ce2" office:value-type="string">
            <text:p>Ciudad Juarez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630.28">
            <text:p>630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0.28">
            <text:p>630.28</text:p>
          </table:table-cell>
          <table:table-cell table:style-name="ce7" office:value-type="string">
            <text:p>-106.4951525</text:p>
          </table:table-cell>
          <table:table-cell table:style-name="ce7" office:value-type="string">
            <text:p>31.743514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ESE</text:p>
          </table:table-cell>
          <table:table-cell table:style-name="ce2" office:value-type="string">
            <text:p>Ensenad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350.92">
            <text:p>350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0.92">
            <text:p>350.92</text:p>
          </table:table-cell>
          <table:table-cell table:style-name="ce7" office:value-type="string">
            <text:p>-116.6248246</text:p>
          </table:table-cell>
          <table:table-cell table:style-name="ce7" office:value-type="string">
            <text:p>31.86074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GDL</text:p>
          </table:table-cell>
          <table:table-cell table:style-name="ce2" office:value-type="string">
            <text:p>Guadalajara, gr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4.57">
            <text:p>144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4.57">
            <text:p>144.57</text:p>
          </table:table-cell>
          <table:table-cell table:style-name="ce7" office:value-type="string">
            <text:p>-103.3469982</text:p>
          </table:table-cell>
          <table:table-cell table:style-name="ce7" office:value-type="string">
            <text:p>20.67614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LZC</text:p>
          </table:table-cell>
          <table:table-cell table:style-name="ce2" office:value-type="string">
            <text:p>Lazaro Cardena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0.36">
            <text:p>50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.36">
            <text:p>50.36</text:p>
          </table:table-cell>
          <table:table-cell table:style-name="ce7" office:value-type="string">
            <text:p>-102.1985345</text:p>
          </table:table-cell>
          <table:table-cell table:style-name="ce7" office:value-type="string">
            <text:p>17.959773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ZLO</text:p>
          </table:table-cell>
          <table:table-cell table:style-name="ce2" office:value-type="string">
            <text:p>Manzanillo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72">
            <text:p>872</text:p>
          </table:table-cell>
          <table:table-cell table:style-name="ce2" office:value-type="float" office:value="11159.85">
            <text:p>11159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159.85">
            <text:p>11159.85</text:p>
          </table:table-cell>
          <table:table-cell table:style-name="ce7" office:value-type="string">
            <text:p>-104.3159957</text:p>
          </table:table-cell>
          <table:table-cell table:style-name="ce7" office:value-type="string">
            <text:p>19.050625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MZT</text:p>
          </table:table-cell>
          <table:table-cell table:style-name="ce2" office:value-type="string">
            <text:p>Mazatlan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498.4">
            <text:p>498.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8.4">
            <text:p>498.4</text:p>
          </table:table-cell>
          <table:table-cell table:style-name="ce7" office:value-type="string">
            <text:p>-106.4161919</text:p>
          </table:table-cell>
          <table:table-cell table:style-name="ce7" office:value-type="string">
            <text:p>23.223437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MEX</text:p>
          </table:table-cell>
          <table:table-cell table:style-name="ce2" office:value-type="string">
            <text:p>Mexico City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8">
            <text:p>4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115.15">
            <text:p>1115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15.15">
            <text:p>1115.15</text:p>
          </table:table-cell>
          <table:table-cell table:style-name="ce7" office:value-type="string">
            <text:p>-99.1332102</text:p>
          </table:table-cell>
          <table:table-cell table:style-name="ce7" office:value-type="string">
            <text:p>19.432530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MTY</text:p>
          </table:table-cell>
          <table:table-cell table:style-name="ce2" office:value-type="string">
            <text:p>Monterrey, n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5.04">
            <text:p>145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5.04">
            <text:p>145.04</text:p>
          </table:table-cell>
          <table:table-cell table:style-name="ce7" office:value-type="string">
            <text:p>-100.3060829</text:p>
          </table:table-cell>
          <table:table-cell table:style-name="ce7" office:value-type="string">
            <text:p>25.676492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NLD</text:p>
          </table:table-cell>
          <table:table-cell table:style-name="ce2" office:value-type="string">
            <text:p>Nuevo Laredo, tam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1.96">
            <text:p>41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1.96">
            <text:p>41.96</text:p>
          </table:table-cell>
          <table:table-cell table:style-name="ce7" office:value-type="string">
            <text:p>-99.5046097</text:p>
          </table:table-cell>
          <table:table-cell table:style-name="ce7" office:value-type="string">
            <text:p>27.493361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PGO</text:p>
          </table:table-cell>
          <table:table-cell table:style-name="ce2" office:value-type="string">
            <text:p>Progreso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8">
            <text:p>5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191.33">
            <text:p>1191.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91.33">
            <text:p>1191.33</text:p>
          </table:table-cell>
          <table:table-cell table:style-name="ce7" office:value-type="string">
            <text:p>-89.6638354</text:p>
          </table:table-cell>
          <table:table-cell table:style-name="ce7" office:value-type="string">
            <text:p>21.283933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VER</text:p>
          </table:table-cell>
          <table:table-cell table:style-name="ce2" office:value-type="string">
            <text:p>Veracruz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36">
            <text:p>33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738">
            <text:p>8738</text:p>
          </table:table-cell>
          <table:table-cell table:style-name="ce2" office:value-type="float" office:value="97168">
            <text:p>97168</text:p>
          </table:table-cell>
          <table:table-cell table:style-name="ce2" office:value-type="float" office:value="2869.15">
            <text:p>2869.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0037.15">
            <text:p>100037.15</text:p>
          </table:table-cell>
          <table:table-cell table:style-name="ce7" office:value-type="string">
            <text:p>-96.1385688</text:p>
          </table:table-cell>
          <table:table-cell table:style-name="ce7" office:value-type="string">
            <text:p>19.200219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Nicaragua</text:p>
          </table:table-cell>
          <table:table-cell table:style-name="ce2" office:value-type="string">
            <text:p>NICIO</text:p>
          </table:table-cell>
          <table:table-cell table:style-name="ce2" office:value-type="string">
            <text:p>Corint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75.37">
            <text:p>175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5.37">
            <text:p>175.37</text:p>
          </table:table-cell>
          <table:table-cell table:style-name="ce7" office:value-type="string">
            <text:p>-87.1742553</text:p>
          </table:table-cell>
          <table:table-cell table:style-name="ce7" office:value-type="string">
            <text:p>12.481697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Nicaragua</text:p>
          </table:table-cell>
          <table:table-cell table:style-name="ce2" office:value-type="string">
            <text:p>NIMGA</text:p>
          </table:table-cell>
          <table:table-cell table:style-name="ce2" office:value-type="string">
            <text:p>Managu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9.41">
            <text:p>39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9.41">
            <text:p>39.41</text:p>
          </table:table-cell>
          <table:table-cell table:style-name="ce7" office:value-type="string">
            <text:p>-86.2739249</text:p>
          </table:table-cell>
          <table:table-cell table:style-name="ce7" office:value-type="string">
            <text:p>12.135134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BLB</text:p>
          </table:table-cell>
          <table:table-cell table:style-name="ce2" office:value-type="string">
            <text:p>Balbo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9.77">
            <text:p>99.7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9.77">
            <text:p>99.77</text:p>
          </table:table-cell>
          <table:table-cell table:style-name="ce7" office:value-type="string">
            <text:p>-79.5593285</text:p>
          </table:table-cell>
          <table:table-cell table:style-name="ce7" office:value-type="string">
            <text:p>8.950889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CTB</text:p>
          </table:table-cell>
          <table:table-cell table:style-name="ce2" office:value-type="string">
            <text:p>Cristobal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5">
            <text:p>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943.72">
            <text:p>943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43.72">
            <text:p>943.72</text:p>
          </table:table-cell>
          <table:table-cell table:style-name="ce7" office:value-type="string">
            <text:p>-79.9045593</text:p>
          </table:table-cell>
          <table:table-cell table:style-name="ce7" office:value-type="string">
            <text:p>9.353001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MAN</text:p>
          </table:table-cell>
          <table:table-cell table:style-name="ce2" office:value-type="string">
            <text:p>Manzanillo</text:p>
          </table:table-cell>
          <table:table-cell table:style-name="ce2" office:value-type="float" office:value="640">
            <text:p>640</text:p>
          </table:table-cell>
          <table:table-cell table:style-name="ce2" office:value-type="float" office:value="1113">
            <text:p>11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883">
            <text:p>2883</text:p>
          </table:table-cell>
          <table:table-cell table:style-name="ce2" office:value-type="float" office:value="29697.46">
            <text:p>29697.46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716.46">
            <text:p>29716.46</text:p>
          </table:table-cell>
          <table:table-cell table:style-name="ce7" office:value-type="string">
            <text:p>-104.3159957</text:p>
          </table:table-cell>
          <table:table-cell table:style-name="ce7" office:value-type="string">
            <text:p>19.050625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PTY</text:p>
          </table:table-cell>
          <table:table-cell table:style-name="ce2" office:value-type="string">
            <text:p>Panama Cit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8.66">
            <text:p>28.6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.66">
            <text:p>28.66</text:p>
          </table:table-cell>
          <table:table-cell table:style-name="ce7" office:value-type="string">
            <text:p>-79.5344539</text:p>
          </table:table-cell>
          <table:table-cell table:style-name="ce7" office:value-type="string">
            <text:p>8.970743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Puerto Rico</text:p>
          </table:table-cell>
          <table:table-cell table:style-name="ce2" office:value-type="string">
            <text:p>PRSJU</text:p>
          </table:table-cell>
          <table:table-cell table:style-name="ce2" office:value-type="string">
            <text:p>San Juan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3577.67">
            <text:p>3577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77.67">
            <text:p>3577.67</text:p>
          </table:table-cell>
          <table:table-cell table:style-name="ce7" office:value-type="string">
            <text:p>-66.0755069</text:p>
          </table:table-cell>
          <table:table-cell table:style-name="ce7" office:value-type="string">
            <text:p>18.446418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St Vincent</text:p>
          </table:table-cell>
          <table:table-cell table:style-name="ce2" office:value-type="string">
            <text:p>VCKTN</text:p>
          </table:table-cell>
          <table:table-cell table:style-name="ce2" office:value-type="string">
            <text:p>Kingstown, St. Vincen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9.59">
            <text:p>69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9.59">
            <text:p>69.59</text:p>
          </table:table-cell>
          <table:table-cell table:style-name="ce7" office:value-type="string">
            <text:p>-61.2248777</text:p>
          </table:table-cell>
          <table:table-cell table:style-name="ce7" office:value-type="string">
            <text:p>13.156165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Trinidad</text:p>
          </table:table-cell>
          <table:table-cell table:style-name="ce2" office:value-type="string">
            <text:p>TTPOS</text:p>
          </table:table-cell>
          <table:table-cell table:style-name="ce2" office:value-type="string">
            <text:p>Port of Spain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1309.02">
            <text:p>1309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09.02">
            <text:p>1309.02</text:p>
          </table:table-cell>
          <table:table-cell table:style-name="ce7" office:value-type="string">
            <text:p>-61.5180943</text:p>
          </table:table-cell>
          <table:table-cell table:style-name="ce7" office:value-type="string">
            <text:p>10.657170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Us Virgin Islands</text:p>
          </table:table-cell>
          <table:table-cell table:style-name="ce2" office:value-type="string">
            <text:p>VICHA</text:p>
          </table:table-cell>
          <table:table-cell table:style-name="ce2" office:value-type="string">
            <text:p>Charlotte Amalie, Saint Thoma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93">
            <text:p>4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3">
            <text:p>493</text:p>
          </table:table-cell>
          <table:table-cell table:style-name="ce7" office:value-type="string">
            <text:p>-64.932789</text:p>
          </table:table-cell>
          <table:table-cell table:style-name="ce7" office:value-type="string">
            <text:p>18.341136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Bermuda</text:p>
          </table:table-cell>
          <table:table-cell table:style-name="ce2" office:value-type="string">
            <text:p>BMBDA</text:p>
          </table:table-cell>
          <table:table-cell table:style-name="ce2" office:value-type="string">
            <text:p>Hamilton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947.65">
            <text:p>947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47.65">
            <text:p>947.65</text:p>
          </table:table-cell>
          <table:table-cell table:style-name="ce7" office:value-type="string">
            <text:p>-64.7827441</text:p>
          </table:table-cell>
          <table:table-cell table:style-name="ce7" office:value-type="string">
            <text:p>32.295346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GGW</text:p>
          </table:table-cell>
          <table:table-cell table:style-name="ce2" office:value-type="string">
            <text:p>Georgetown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30.71">
            <text:p>330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0.71">
            <text:p>330.71</text:p>
          </table:table-cell>
          <table:table-cell table:style-name="ce7" office:value-type="string">
            <text:p>-62.5315437</text:p>
          </table:table-cell>
          <table:table-cell table:style-name="ce7" office:value-type="string">
            <text:p>46.184407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HAL</text:p>
          </table:table-cell>
          <table:table-cell table:style-name="ce2" office:value-type="string">
            <text:p>Halifax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1115">
            <text:p>11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444">
            <text:p>2444</text:p>
          </table:table-cell>
          <table:table-cell table:style-name="ce2" office:value-type="float" office:value="32365.5">
            <text:p>32365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365.5">
            <text:p>32365.5</text:p>
          </table:table-cell>
          <table:table-cell table:style-name="ce7" office:value-type="string">
            <text:p>-63.5749724</text:p>
          </table:table-cell>
          <table:table-cell table:style-name="ce7" office:value-type="string">
            <text:p>44.648424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WNP</text:p>
          </table:table-cell>
          <table:table-cell table:style-name="ce2" office:value-type="string">
            <text:p>Winnipeg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09.61">
            <text:p>509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9.61">
            <text:p>509.61</text:p>
          </table:table-cell>
          <table:table-cell table:style-name="ce7" office:value-type="string">
            <text:p>-97.1666741</text:p>
          </table:table-cell>
          <table:table-cell table:style-name="ce7" office:value-type="string">
            <text:p>49.883334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CAL</text:p>
          </table:table-cell>
          <table:table-cell table:style-name="ce2" office:value-type="string">
            <text:p>Calgary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6">
            <text:p>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7">
            <text:p>307</text:p>
          </table:table-cell>
          <table:table-cell table:style-name="ce2" office:value-type="float" office:value="4234.97">
            <text:p>4234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34.97">
            <text:p>4234.97</text:p>
          </table:table-cell>
          <table:table-cell table:style-name="ce7" office:value-type="string">
            <text:p>-114.0625614</text:p>
          </table:table-cell>
          <table:table-cell table:style-name="ce7" office:value-type="string">
            <text:p>51.053058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VAN</text:p>
          </table:table-cell>
          <table:table-cell table:style-name="ce2" office:value-type="string">
            <text:p>Vancouver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931">
            <text:p>9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29">
            <text:p>2129</text:p>
          </table:table-cell>
          <table:table-cell table:style-name="ce2" office:value-type="float" office:value="28904.73">
            <text:p>28904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904.73">
            <text:p>28904.73</text:p>
          </table:table-cell>
          <table:table-cell table:style-name="ce7" office:value-type="string">
            <text:p>-122.6744557</text:p>
          </table:table-cell>
          <table:table-cell table:style-name="ce7" office:value-type="string">
            <text:p>45.630695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GAL</text:p>
          </table:table-cell>
          <table:table-cell table:style-name="ce2" office:value-type="string">
            <text:p>Cambridge (ex Galt)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.23">
            <text:p>9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.23">
            <text:p>9.23</text:p>
          </table:table-cell>
          <table:table-cell table:style-name="ce7" office:value-type="string">
            <text:p>-80.3116778</text:p>
          </table:table-cell>
          <table:table-cell table:style-name="ce7" office:value-type="string">
            <text:p> 43.361474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HAM</text:p>
          </table:table-cell>
          <table:table-cell table:style-name="ce2" office:value-type="string">
            <text:p>Hamilto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8.36">
            <text:p>198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8.36">
            <text:p>198.36</text:p>
          </table:table-cell>
          <table:table-cell table:style-name="ce7" office:value-type="string">
            <text:p>-79.8678197</text:p>
          </table:table-cell>
          <table:table-cell table:style-name="ce7" office:value-type="string">
            <text:p>43.25468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KTC</text:p>
          </table:table-cell>
          <table:table-cell table:style-name="ce2" office:value-type="string">
            <text:p>Kitchene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0.43">
            <text:p>40.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.43">
            <text:p>40.43</text:p>
          </table:table-cell>
          <table:table-cell table:style-name="ce7" office:value-type="string">
            <text:p>-80.4924615</text:p>
          </table:table-cell>
          <table:table-cell table:style-name="ce7" office:value-type="string">
            <text:p>43.451655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LTW</text:p>
          </table:table-cell>
          <table:table-cell table:style-name="ce2" office:value-type="string">
            <text:p>Listowe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8.44">
            <text:p>188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8.44">
            <text:p>188.44</text:p>
          </table:table-cell>
          <table:table-cell table:style-name="ce7" office:value-type="string">
            <text:p>-80.9528819</text:p>
          </table:table-cell>
          <table:table-cell table:style-name="ce7" office:value-type="string">
            <text:p>43.731593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MTR</text:p>
          </table:table-cell>
          <table:table-cell table:style-name="ce2" office:value-type="string">
            <text:p>Montreal</text:p>
          </table:table-cell>
          <table:table-cell table:style-name="ce2" office:value-type="float" office:value="3639">
            <text:p>3639</text:p>
          </table:table-cell>
          <table:table-cell table:style-name="ce2" office:value-type="float" office:value="9672">
            <text:p>96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075">
            <text:p>23075</text:p>
          </table:table-cell>
          <table:table-cell table:style-name="ce2" office:value-type="float" office:value="253166">
            <text:p>25316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3166">
            <text:p>253166</text:p>
          </table:table-cell>
          <table:table-cell table:style-name="ce7" office:value-type="string">
            <text:p>-73.5912827</text:p>
          </table:table-cell>
          <table:table-cell table:style-name="ce7" office:value-type="string">
            <text:p>45.522450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OTT</text:p>
          </table:table-cell>
          <table:table-cell table:style-name="ce2" office:value-type="string">
            <text:p>Ottaw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.45">
            <text:p>1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45">
            <text:p>17.45</text:p>
          </table:table-cell>
          <table:table-cell table:style-name="ce7" office:value-type="string">
            <text:p>-75.6900219</text:p>
          </table:table-cell>
          <table:table-cell table:style-name="ce7" office:value-type="string">
            <text:p>45.421032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QUE</text:p>
          </table:table-cell>
          <table:table-cell table:style-name="ce2" office:value-type="string">
            <text:p>Quebec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.85">
            <text:p>13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.85">
            <text:p>13.85</text:p>
          </table:table-cell>
          <table:table-cell table:style-name="ce7" office:value-type="string">
            <text:p>-71.2349114</text:p>
          </table:table-cell>
          <table:table-cell table:style-name="ce7" office:value-type="string">
            <text:p>46.825737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SBR</text:p>
          </table:table-cell>
          <table:table-cell table:style-name="ce2" office:value-type="string">
            <text:p>Sherbrook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0.18">
            <text:p>70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0.18">
            <text:p>70.18</text:p>
          </table:table-cell>
          <table:table-cell table:style-name="ce7" office:value-type="string">
            <text:p>-71.887681</text:p>
          </table:table-cell>
          <table:table-cell table:style-name="ce7" office:value-type="string">
            <text:p>45.402996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TRR</text:p>
          </table:table-cell>
          <table:table-cell table:style-name="ce2" office:value-type="string">
            <text:p>Three Rivers (Trois-Rivieres)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62.45">
            <text:p>262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2.45">
            <text:p>262.45</text:p>
          </table:table-cell>
          <table:table-cell table:style-name="ce7" office:value-type="string">
            <text:p>-72.5557583</text:p>
          </table:table-cell>
          <table:table-cell table:style-name="ce7" office:value-type="string">
            <text:p>46.331814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TOR</text:p>
          </table:table-cell>
          <table:table-cell table:style-name="ce2" office:value-type="string">
            <text:p>Toronto</text:p>
          </table:table-cell>
          <table:table-cell table:style-name="ce2" office:value-type="float" office:value="346">
            <text:p>346</text:p>
          </table:table-cell>
          <table:table-cell table:style-name="ce2" office:value-type="float" office:value="767">
            <text:p>76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20905.37">
            <text:p>20905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905.37">
            <text:p>20905.37</text:p>
          </table:table-cell>
          <table:table-cell table:style-name="ce7" office:value-type="string">
            <text:p>-79.3849008</text:p>
          </table:table-cell>
          <table:table-cell table:style-name="ce7" office:value-type="string">
            <text:p>43.652920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WEL</text:p>
          </table:table-cell>
          <table:table-cell table:style-name="ce2" office:value-type="string">
            <text:p>Wellan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88.85">
            <text:p>388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8.85">
            <text:p>388.85</text:p>
          </table:table-cell>
          <table:table-cell table:style-name="ce7" office:value-type="string">
            <text:p>-79.2491031</text:p>
          </table:table-cell>
          <table:table-cell table:style-name="ce7" office:value-type="string">
            <text:p>42.992397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WND</text:p>
          </table:table-cell>
          <table:table-cell table:style-name="ce2" office:value-type="string">
            <text:p>Windsor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23.52">
            <text:p>323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3.52">
            <text:p>323.52</text:p>
          </table:table-cell>
          <table:table-cell table:style-name="ce7" office:value-type="string">
            <text:p>-83.0285111</text:p>
          </table:table-cell>
          <table:table-cell table:style-name="ce7" office:value-type="string">
            <text:p>42.303275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TL</text:p>
          </table:table-cell>
          <table:table-cell table:style-name="ce2" office:value-type="string">
            <text:p>Atlanta, ga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92.2">
            <text:p>292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2.2">
            <text:p>292.2</text:p>
          </table:table-cell>
          <table:table-cell office:value-type="string">
            <text:p>-84.3901849</text:p>
          </table:table-cell>
          <table:table-cell office:value-type="string">
            <text:p>33.749098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JBK</text:p>
          </table:table-cell>
          <table:table-cell table:style-name="ce2" office:value-type="string">
            <text:p>Berkele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7.44">
            <text:p>47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.44">
            <text:p>47.44</text:p>
          </table:table-cell>
          <table:table-cell office:value-type="string">
            <text:p>-122.2728639</text:p>
          </table:table-cell>
          <table:table-cell office:value-type="string">
            <text:p>37.870839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HS</text:p>
          </table:table-cell>
          <table:table-cell table:style-name="ce2" office:value-type="string">
            <text:p>Charleston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89.79">
            <text:p>289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9.79">
            <text:p>289.79</text:p>
          </table:table-cell>
          <table:table-cell office:value-type="string">
            <text:p>-79.9402728</text:p>
          </table:table-cell>
          <table:table-cell office:value-type="string">
            <text:p>32.787601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LT</text:p>
          </table:table-cell>
          <table:table-cell table:style-name="ce2" office:value-type="string">
            <text:p>Charlotte, nc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38">
            <text:p>1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9">
            <text:p>289</text:p>
          </table:table-cell>
          <table:table-cell table:style-name="ce2" office:value-type="float" office:value="2427.22">
            <text:p>2427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27.22">
            <text:p>2427.22</text:p>
          </table:table-cell>
          <table:table-cell office:value-type="string">
            <text:p>-80.8431268</text:p>
          </table:table-cell>
          <table:table-cell office:value-type="string">
            <text:p>35.227086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HA</text:p>
          </table:table-cell>
          <table:table-cell table:style-name="ce2" office:value-type="string">
            <text:p>Chattanooga, tn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469.44">
            <text:p>469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9.44">
            <text:p>469.44</text:p>
          </table:table-cell>
          <table:table-cell office:value-type="string">
            <text:p>-85.3096801</text:p>
          </table:table-cell>
          <table:table-cell office:value-type="string">
            <text:p>35.045629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AB</text:p>
          </table:table-cell>
          <table:table-cell table:style-name="ce2" office:value-type="string">
            <text:p>Daytona Bea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85.68">
            <text:p>185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5.68">
            <text:p>185.68</text:p>
          </table:table-cell>
          <table:table-cell office:value-type="string">
            <text:p>-81.0228331</text:p>
          </table:table-cell>
          <table:table-cell office:value-type="string">
            <text:p>29.210814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EC</text:p>
          </table:table-cell>
          <table:table-cell table:style-name="ce2" office:value-type="string">
            <text:p>Decatu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9.7">
            <text:p>149.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9.7">
            <text:p>149.7</text:p>
          </table:table-cell>
          <table:table-cell office:value-type="string">
            <text:p>-88.9524151</text:p>
          </table:table-cell>
          <table:table-cell office:value-type="string">
            <text:p>39.845416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LL</text:p>
          </table:table-cell>
          <table:table-cell table:style-name="ce2" office:value-type="string">
            <text:p>Fort Lauderdale, f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3.57">
            <text:p>43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.57">
            <text:p>43.57</text:p>
          </table:table-cell>
          <table:table-cell office:value-type="string">
            <text:p>-80.1433786</text:p>
          </table:table-cell>
          <table:table-cell office:value-type="string">
            <text:p>26.122308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PR</text:p>
          </table:table-cell>
          <table:table-cell table:style-name="ce2" office:value-type="string">
            <text:p>Fort Pierc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4.65">
            <text:p>54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.65">
            <text:p>54.65</text:p>
          </table:table-cell>
          <table:table-cell office:value-type="string">
            <text:p>-80.3256056</text:p>
          </table:table-cell>
          <table:table-cell office:value-type="string">
            <text:p>27.446705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JAX</text:p>
          </table:table-cell>
          <table:table-cell table:style-name="ce2" office:value-type="string">
            <text:p>Jacksonville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92">
            <text:p>19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4425.74">
            <text:p>4425.7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25.74">
            <text:p>4425.74</text:p>
          </table:table-cell>
          <table:table-cell office:value-type="string">
            <text:p>-81.655651</text:p>
          </table:table-cell>
          <table:table-cell office:value-type="string">
            <text:p>30.332183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KCK</text:p>
          </table:table-cell>
          <table:table-cell table:style-name="ce2" office:value-type="string">
            <text:p>Kansas City k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004.22">
            <text:p>1004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04.22">
            <text:p>1004.22</text:p>
          </table:table-cell>
          <table:table-cell office:value-type="string">
            <text:p>-94.7495246</text:p>
          </table:table-cell>
          <table:table-cell office:value-type="string">
            <text:p>39.114679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KC</text:p>
          </table:table-cell>
          <table:table-cell table:style-name="ce2" office:value-type="string">
            <text:p>Kansas City mo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1166.04">
            <text:p>1166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66.04">
            <text:p>1166.04</text:p>
          </table:table-cell>
          <table:table-cell office:value-type="string">
            <text:p>-94.5630298</text:p>
          </table:table-cell>
          <table:table-cell office:value-type="string">
            <text:p>39.084468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YS</text:p>
          </table:table-cell>
          <table:table-cell table:style-name="ce2" office:value-type="string">
            <text:p>Knoxville, t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50.81">
            <text:p>450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0.81">
            <text:p>450.81</text:p>
          </table:table-cell>
          <table:table-cell office:value-type="string">
            <text:p>-83.9210261</text:p>
          </table:table-cell>
          <table:table-cell office:value-type="string">
            <text:p>35.960394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IA</text:p>
          </table:table-cell>
          <table:table-cell table:style-name="ce2" office:value-type="string">
            <text:p>Miami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25.63">
            <text:p>225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5.63">
            <text:p>225.63</text:p>
          </table:table-cell>
          <table:table-cell office:value-type="string">
            <text:p>-80.1936589</text:p>
          </table:table-cell>
          <table:table-cell office:value-type="string">
            <text:p>25.774265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RY</text:p>
          </table:table-cell>
          <table:table-cell table:style-name="ce2" office:value-type="string">
            <text:p>Monterry, c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.6">
            <text:p>12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.6">
            <text:p>12.6</text:p>
          </table:table-cell>
          <table:table-cell office:value-type="string">
            <text:p>-121.89194</text:p>
          </table:table-cell>
          <table:table-cell office:value-type="string">
            <text:p>36.6012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RL</text:p>
          </table:table-cell>
          <table:table-cell table:style-name="ce2" office:value-type="string">
            <text:p>Orlando, fl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5">
            <text:p>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99.9">
            <text:p>799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99.9">
            <text:p>799.9</text:p>
          </table:table-cell>
          <table:table-cell office:value-type="string">
            <text:p>-81.3790462</text:p>
          </table:table-cell>
          <table:table-cell office:value-type="string">
            <text:p>28.542117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AB</text:p>
          </table:table-cell>
          <table:table-cell table:style-name="ce2" office:value-type="string">
            <text:p>Palm Beach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780">
            <text:p>7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80">
            <text:p>780</text:p>
          </table:table-cell>
          <table:table-cell office:value-type="string">
            <text:p>-80.03647</text:p>
          </table:table-cell>
          <table:table-cell office:value-type="string">
            <text:p>26.70556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EF</text:p>
          </table:table-cell>
          <table:table-cell table:style-name="ce2" office:value-type="string">
            <text:p>Port Everglades</text:p>
          </table:table-cell>
          <table:table-cell table:style-name="ce2" office:value-type="float" office:value="1058">
            <text:p>1058</text:p>
          </table:table-cell>
          <table:table-cell table:style-name="ce2" office:value-type="float" office:value="3117">
            <text:p>31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292">
            <text:p>7292</text:p>
          </table:table-cell>
          <table:table-cell table:style-name="ce2" office:value-type="float" office:value="93317.93">
            <text:p>93317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3317.93">
            <text:p>93317.93</text:p>
          </table:table-cell>
          <table:table-cell office:value-type="string">
            <text:p>-80.1272606</text:p>
          </table:table-cell>
          <table:table-cell office:value-type="string">
            <text:p>26.096852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INT</text:p>
          </table:table-cell>
          <table:table-cell table:style-name="ce2" office:value-type="string">
            <text:p>Salem, nc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1.71">
            <text:p>41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1.71">
            <text:p>41.71</text:p>
          </table:table-cell>
          <table:table-cell office:value-type="string">
            <text:p>-81.1953572</text:p>
          </table:table-cell>
          <table:table-cell office:value-type="string">
            <text:p>35.434023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V</text:p>
          </table:table-cell>
          <table:table-cell table:style-name="ce2" office:value-type="string">
            <text:p>Savannah</text:p>
          </table:table-cell>
          <table:table-cell table:style-name="ce2" office:value-type="float" office:value="3251">
            <text:p>3251</text:p>
          </table:table-cell>
          <table:table-cell table:style-name="ce2" office:value-type="float" office:value="8151">
            <text:p>815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9962">
            <text:p>19962</text:p>
          </table:table-cell>
          <table:table-cell table:style-name="ce2" office:value-type="float" office:value="211494.01">
            <text:p>211494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1494.01">
            <text:p>211494.01</text:p>
          </table:table-cell>
          <table:table-cell office:value-type="string">
            <text:p>-81.0998342</text:p>
          </table:table-cell>
          <table:table-cell office:value-type="string">
            <text:p>32.083540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BI</text:p>
          </table:table-cell>
          <table:table-cell table:style-name="ce2" office:value-type="string">
            <text:p>West Palm Beach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62.2">
            <text:p>462.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2.2">
            <text:p>462.2</text:p>
          </table:table-cell>
          <table:table-cell office:value-type="string">
            <text:p>-80.0533746</text:p>
          </table:table-cell>
          <table:table-cell office:value-type="string">
            <text:p>26.715342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LB</text:p>
          </table:table-cell>
          <table:table-cell table:style-name="ce2" office:value-type="string">
            <text:p>Albany/Alburg apt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.03">
            <text:p>10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.03">
            <text:p>10.03</text:p>
          </table:table-cell>
          <table:table-cell office:value-type="string">
            <text:p>-73.754968</text:p>
          </table:table-cell>
          <table:table-cell office:value-type="string">
            <text:p>42.651167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AL</text:p>
          </table:table-cell>
          <table:table-cell table:style-name="ce2" office:value-type="string">
            <text:p>Baltimore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16">
            <text:p>416</text:p>
          </table:table-cell>
          <table:table-cell table:style-name="ce2" office:value-type="float" office:value="4186.3">
            <text:p>418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186.3">
            <text:p>4186.3</text:p>
          </table:table-cell>
          <table:table-cell office:value-type="string">
            <text:p>-76.6108073</text:p>
          </table:table-cell>
          <table:table-cell office:value-type="string">
            <text:p>39.290860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AY</text:p>
          </table:table-cell>
          <table:table-cell table:style-name="ce2" office:value-type="string">
            <text:p>Bayonne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8.19">
            <text:p>98.1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8.19">
            <text:p>98.19</text:p>
          </table:table-cell>
          <table:table-cell office:value-type="string">
            <text:p>-74.1151</text:p>
          </table:table-cell>
          <table:table-cell office:value-type="string">
            <text:p>40.659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OS</text:p>
          </table:table-cell>
          <table:table-cell table:style-name="ce2" office:value-type="string">
            <text:p>Boston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96.95">
            <text:p>496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6.95">
            <text:p>496.95</text:p>
          </table:table-cell>
          <table:table-cell office:value-type="string">
            <text:p>-71.0641</text:p>
          </table:table-cell>
          <table:table-cell office:value-type="string">
            <text:p>42.359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OY</text:p>
          </table:table-cell>
          <table:table-cell table:style-name="ce2" office:value-type="string">
            <text:p>Brooklyn/New York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3.48">
            <text:p>53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.48">
            <text:p>53.48</text:p>
          </table:table-cell>
          <table:table-cell office:value-type="string">
            <text:p>-73.9495823</text:p>
          </table:table-cell>
          <table:table-cell office:value-type="string">
            <text:p>40.650103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DE</text:p>
          </table:table-cell>
          <table:table-cell table:style-name="ce2" office:value-type="string">
            <text:p>Camden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3.49">
            <text:p>223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3.49">
            <text:p>223.49</text:p>
          </table:table-cell>
          <table:table-cell office:value-type="string">
            <text:p>-75.1198</text:p>
          </table:table-cell>
          <table:table-cell office:value-type="string">
            <text:p>39.946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SF</text:p>
          </table:table-cell>
          <table:table-cell table:style-name="ce2" office:value-type="string">
            <text:p>Cartere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85.87">
            <text:p>385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5.87">
            <text:p>385.87</text:p>
          </table:table-cell>
          <table:table-cell office:value-type="string">
            <text:p>-76.5931208</text:p>
          </table:table-cell>
          <table:table-cell office:value-type="string">
            <text:p>34.849662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UBS</text:p>
          </table:table-cell>
          <table:table-cell table:style-name="ce2" office:value-type="string">
            <text:p>Columbus, m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.64">
            <text:p>8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.64">
            <text:p>8.64</text:p>
          </table:table-cell>
          <table:table-cell office:value-type="string">
            <text:p>-88.4272627</text:p>
          </table:table-cell>
          <table:table-cell office:value-type="string">
            <text:p>33.495674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BO</text:p>
          </table:table-cell>
          <table:table-cell table:style-name="ce2" office:value-type="string">
            <text:p>Greensboro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53.92">
            <text:p>853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53.92">
            <text:p>853.92</text:p>
          </table:table-cell>
          <table:table-cell office:value-type="string">
            <text:p>-79.79114</text:p>
          </table:table-cell>
          <table:table-cell office:value-type="string">
            <text:p>36.0727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AR</text:p>
          </table:table-cell>
          <table:table-cell table:style-name="ce2" office:value-type="string">
            <text:p>Harrisburg, p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59.35">
            <text:p>359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9.35">
            <text:p>359.35</text:p>
          </table:table-cell>
          <table:table-cell office:value-type="string">
            <text:p>-76.8870</text:p>
          </table:table-cell>
          <table:table-cell office:value-type="string">
            <text:p>40.266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VN</text:p>
          </table:table-cell>
          <table:table-cell table:style-name="ce2" office:value-type="string">
            <text:p>New Have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3.05">
            <text:p>183.0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3.05">
            <text:p>183.05</text:p>
          </table:table-cell>
          <table:table-cell office:value-type="string">
            <text:p>-72.92312</text:p>
          </table:table-cell>
          <table:table-cell office:value-type="string">
            <text:p>41.3097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NYC</text:p>
          </table:table-cell>
          <table:table-cell table:style-name="ce2" office:value-type="string">
            <text:p>New York</text:p>
          </table:table-cell>
          <table:table-cell table:style-name="ce2" office:value-type="float" office:value="3717">
            <text:p>3717</text:p>
          </table:table-cell>
          <table:table-cell table:style-name="ce2" office:value-type="float" office:value="11907">
            <text:p>119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7563">
            <text:p>27563</text:p>
          </table:table-cell>
          <table:table-cell table:style-name="ce2" office:value-type="float" office:value="300934.84">
            <text:p>300934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0934.84">
            <text:p>300934.84</text:p>
          </table:table-cell>
          <table:table-cell office:value-type="string">
            <text:p>-73.9865812</text:p>
          </table:table-cell>
          <table:table-cell office:value-type="string">
            <text:p>40.730599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WR</text:p>
          </table:table-cell>
          <table:table-cell table:style-name="ce2" office:value-type="string">
            <text:p>Newark</text:p>
          </table:table-cell>
          <table:table-cell table:style-name="ce2" office:value-type="float" office:value="2868">
            <text:p>2868</text:p>
          </table:table-cell>
          <table:table-cell table:style-name="ce2" office:value-type="float" office:value="1181">
            <text:p>11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6508">
            <text:p>26508</text:p>
          </table:table-cell>
          <table:table-cell table:style-name="ce2" office:value-type="float" office:value="291737.49">
            <text:p>291737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1737.49">
            <text:p>291737.49</text:p>
          </table:table-cell>
          <table:table-cell office:value-type="string">
            <text:p>-74.1728</text:p>
          </table:table-cell>
          <table:table-cell office:value-type="string">
            <text:p>40.735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RF</text:p>
          </table:table-cell>
          <table:table-cell table:style-name="ce2" office:value-type="string">
            <text:p>Norfolk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6017">
            <text:p>60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274">
            <text:p>15274</text:p>
          </table:table-cell>
          <table:table-cell table:style-name="ce2" office:value-type="float" office:value="174730.65">
            <text:p>174730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4730.65">
            <text:p>174730.65</text:p>
          </table:table-cell>
          <table:table-cell office:value-type="string">
            <text:p>-76.2904</text:p>
          </table:table-cell>
          <table:table-cell office:value-type="string">
            <text:p>36.910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AT</text:p>
          </table:table-cell>
          <table:table-cell table:style-name="ce2" office:value-type="string">
            <text:p>Paterson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9">
            <text:p>4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1445.28">
            <text:p>1445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45.28">
            <text:p>1445.28</text:p>
          </table:table-cell>
          <table:table-cell office:value-type="string">
            <text:p>-74.1730</text:p>
          </table:table-cell>
          <table:table-cell office:value-type="string">
            <text:p>40.917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HL</text:p>
          </table:table-cell>
          <table:table-cell table:style-name="ce2" office:value-type="string">
            <text:p>Philadelphia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7">
            <text:p>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1399.71">
            <text:p>1399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99.71">
            <text:p>1399.71</text:p>
          </table:table-cell>
          <table:table-cell office:value-type="string">
            <text:p>-75.1748</text:p>
          </table:table-cell>
          <table:table-cell office:value-type="string">
            <text:p>39.942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IT</text:p>
          </table:table-cell>
          <table:table-cell table:style-name="ce2" office:value-type="string">
            <text:p>Pittsburgh, pa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28.8">
            <text:p>628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28.8">
            <text:p>628.8</text:p>
          </table:table-cell>
          <table:table-cell office:value-type="string">
            <text:p>-79.9915</text:p>
          </table:table-cell>
          <table:table-cell office:value-type="string">
            <text:p>40.441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WM</text:p>
          </table:table-cell>
          <table:table-cell table:style-name="ce2" office:value-type="string">
            <text:p>Portland (East Coast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1.93">
            <text:p>31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.93">
            <text:p>31.93</text:p>
          </table:table-cell>
          <table:table-cell office:value-type="string">
            <text:p>-70.2504</text:p>
          </table:table-cell>
          <table:table-cell office:value-type="string">
            <text:p>43.663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LL</text:p>
          </table:table-cell>
          <table:table-cell table:style-name="ce2" office:value-type="string">
            <text:p>Roselle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1">
            <text:p>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845.39">
            <text:p>845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5.39">
            <text:p>845.39</text:p>
          </table:table-cell>
          <table:table-cell office:value-type="string">
            <text:p>-88.0917</text:p>
          </table:table-cell>
          <table:table-cell office:value-type="string">
            <text:p>41.975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SP</text:p>
          </table:table-cell>
          <table:table-cell table:style-name="ce2" office:value-type="string">
            <text:p>Spartanburg, sc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751.69">
            <text:p>751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51.69">
            <text:p>751.69</text:p>
          </table:table-cell>
          <table:table-cell office:value-type="string">
            <text:p>-81.9310</text:p>
          </table:table-cell>
          <table:table-cell office:value-type="string">
            <text:p>34.950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EG</text:p>
          </table:table-cell>
          <table:table-cell table:style-name="ce2" office:value-type="string">
            <text:p>Spokane, w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.87">
            <text:p>21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87">
            <text:p>21.87</text:p>
          </table:table-cell>
          <table:table-cell office:value-type="string">
            <text:p>-117.42403</text:p>
          </table:table-cell>
          <table:table-cell office:value-type="string">
            <text:p>47.6577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UT</text:p>
          </table:table-cell>
          <table:table-cell table:style-name="ce2" office:value-type="string">
            <text:p>Sunny Poin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office:value-type="string">
            <text:p>-77.9461</text:p>
          </table:table-cell>
          <table:table-cell office:value-type="string">
            <text:p>34.000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RH</text:p>
          </table:table-cell>
          <table:table-cell table:style-name="ce2" office:value-type="string">
            <text:p>Worcester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0.01">
            <text:p>240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0.01">
            <text:p>240.01</text:p>
          </table:table-cell>
          <table:table-cell office:value-type="string">
            <text:p>-71.8002</text:p>
          </table:table-cell>
          <table:table-cell office:value-type="string">
            <text:p>42.261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BQ</text:p>
          </table:table-cell>
          <table:table-cell table:style-name="ce2" office:value-type="string">
            <text:p>Albuquerque, n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84.2">
            <text:p>184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4.2">
            <text:p>184.2</text:p>
          </table:table-cell>
          <table:table-cell office:value-type="string">
            <text:p>-106.65207</text:p>
          </table:table-cell>
          <table:table-cell office:value-type="string">
            <text:p>35.0837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TR</text:p>
          </table:table-cell>
          <table:table-cell table:style-name="ce2" office:value-type="string">
            <text:p>Baton Roug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2.69">
            <text:p>112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2.69">
            <text:p>112.69</text:p>
          </table:table-cell>
          <table:table-cell office:value-type="string">
            <text:p>-91.15443</text:p>
          </table:table-cell>
          <table:table-cell office:value-type="string">
            <text:p>30.4508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HM</text:p>
          </table:table-cell>
          <table:table-cell table:style-name="ce2" office:value-type="string">
            <text:p>Birmingham, al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3.78">
            <text:p>183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3.78">
            <text:p>183.78</text:p>
          </table:table-cell>
          <table:table-cell office:value-type="string">
            <text:p>-86.8052</text:p>
          </table:table-cell>
          <table:table-cell office:value-type="string">
            <text:p>33.519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RO</text:p>
          </table:table-cell>
          <table:table-cell table:style-name="ce2" office:value-type="string">
            <text:p>Brownsvil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82">
            <text:p>38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2">
            <text:p>382</text:p>
          </table:table-cell>
          <table:table-cell office:value-type="string">
            <text:p>-97.4872</text:p>
          </table:table-cell>
          <table:table-cell office:value-type="string">
            <text:p>25.917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AL</text:p>
          </table:table-cell>
          <table:table-cell table:style-name="ce2" office:value-type="string">
            <text:p>Dallas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13">
            <text:p>1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2001.48">
            <text:p>2001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01.48">
            <text:p>2001.48</text:p>
          </table:table-cell>
          <table:table-cell office:value-type="string">
            <text:p>-96.8000082</text:p>
          </table:table-cell>
          <table:table-cell office:value-type="string">
            <text:p>32.780105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LP</text:p>
          </table:table-cell>
          <table:table-cell table:style-name="ce2" office:value-type="string">
            <text:p>El Paso, tx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1">
            <text:p>241</text:p>
          </table:table-cell>
          <table:table-cell table:style-name="ce2" office:value-type="float" office:value="2188.27">
            <text:p>2188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88.27">
            <text:p>2188.27</text:p>
          </table:table-cell>
          <table:table-cell office:value-type="string">
            <text:p>-106.487287</text:p>
          </table:table-cell>
          <table:table-cell office:value-type="string">
            <text:p>31.760037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PO</text:p>
          </table:table-cell>
          <table:table-cell table:style-name="ce2" office:value-type="string">
            <text:p>Freeport tx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.2">
            <text:p>21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2">
            <text:p>21.2</text:p>
          </table:table-cell>
          <table:table-cell office:value-type="string">
            <text:p>-95.35969</text:p>
          </table:table-cell>
          <table:table-cell office:value-type="string">
            <text:p>28.9542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LS</text:p>
          </table:table-cell>
          <table:table-cell table:style-name="ce2" office:value-type="string">
            <text:p>Galvest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.42">
            <text:p>17.4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42">
            <text:p>17.42</text:p>
          </table:table-cell>
          <table:table-cell office:value-type="string">
            <text:p>-94.7976</text:p>
          </table:table-cell>
          <table:table-cell office:value-type="string">
            <text:p>29.299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PT</text:p>
          </table:table-cell>
          <table:table-cell table:style-name="ce2" office:value-type="string">
            <text:p>Gulfport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.51">
            <text:p>23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.51">
            <text:p>23.51</text:p>
          </table:table-cell>
          <table:table-cell office:value-type="string">
            <text:p>-89.0928155</text:p>
          </table:table-cell>
          <table:table-cell office:value-type="string">
            <text:p>30.367419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ID</text:p>
          </table:table-cell>
          <table:table-cell table:style-name="ce2" office:value-type="string">
            <text:p>Hidalg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6.55">
            <text:p>46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.55">
            <text:p>46.55</text:p>
          </table:table-cell>
          <table:table-cell office:value-type="string">
            <text:p>-98.2496</text:p>
          </table:table-cell>
          <table:table-cell office:value-type="string">
            <text:p>26.102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OU</text:p>
          </table:table-cell>
          <table:table-cell table:style-name="ce2" office:value-type="string">
            <text:p>Houston</text:p>
          </table:table-cell>
          <table:table-cell table:style-name="ce2" office:value-type="float" office:value="3702">
            <text:p>3702</text:p>
          </table:table-cell>
          <table:table-cell table:style-name="ce2" office:value-type="float" office:value="4832">
            <text:p>483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3459">
            <text:p>13459</text:p>
          </table:table-cell>
          <table:table-cell table:style-name="ce2" office:value-type="float" office:value="182704.52">
            <text:p>182704.52</text:p>
          </table:table-cell>
          <table:table-cell table:style-name="ce2" office:value-type="float" office:value="426.95">
            <text:p>426.9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3131.47">
            <text:p>183131.47</text:p>
          </table:table-cell>
          <table:table-cell office:value-type="string">
            <text:p>-95.36591</text:p>
          </table:table-cell>
          <table:table-cell office:value-type="string">
            <text:p>29.7579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RD</text:p>
          </table:table-cell>
          <table:table-cell table:style-name="ce2" office:value-type="string">
            <text:p>Laredo, tx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35.75">
            <text:p>335.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5.75">
            <text:p>335.75</text:p>
          </table:table-cell>
          <table:table-cell office:value-type="string">
            <text:p>-99.5088</text:p>
          </table:table-cell>
          <table:table-cell office:value-type="string">
            <text:p>27.506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IT</text:p>
          </table:table-cell>
          <table:table-cell table:style-name="ce2" office:value-type="string">
            <text:p>Little Rock, a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2.37">
            <text:p>142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2.37">
            <text:p>142.37</text:p>
          </table:table-cell>
          <table:table-cell office:value-type="string">
            <text:p>-92.2895948</text:p>
          </table:table-cell>
          <table:table-cell office:value-type="string">
            <text:p>34.746480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BB</text:p>
          </table:table-cell>
          <table:table-cell table:style-name="ce2" office:value-type="string">
            <text:p>Lubbock, t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7.78">
            <text:p>167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7.78">
            <text:p>167.78</text:p>
          </table:table-cell>
          <table:table-cell office:value-type="string">
            <text:p>-101.85375</text:p>
          </table:table-cell>
          <table:table-cell office:value-type="string">
            <text:p>33.5778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EM</text:p>
          </table:table-cell>
          <table:table-cell table:style-name="ce2" office:value-type="string">
            <text:p>Memphis, tn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667.43">
            <text:p>1667.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67.43">
            <text:p>1667.43</text:p>
          </table:table-cell>
          <table:table-cell office:value-type="string">
            <text:p>-90.05094</text:p>
          </table:table-cell>
          <table:table-cell office:value-type="string">
            <text:p>35.1494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OB</text:p>
          </table:table-cell>
          <table:table-cell table:style-name="ce2" office:value-type="string">
            <text:p>Mobile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711.63">
            <text:p>711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11.63">
            <text:p>711.63</text:p>
          </table:table-cell>
          <table:table-cell office:value-type="string">
            <text:p>-88.04386</text:p>
          </table:table-cell>
          <table:table-cell office:value-type="string">
            <text:p>30.6952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NA</text:p>
          </table:table-cell>
          <table:table-cell table:style-name="ce2" office:value-type="string">
            <text:p>Nashville, tn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257.03">
            <text:p>257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7.03">
            <text:p>257.03</text:p>
          </table:table-cell>
          <table:table-cell office:value-type="string">
            <text:p>-86.7743419</text:p>
          </table:table-cell>
          <table:table-cell office:value-type="string">
            <text:p>36.162225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SY</text:p>
          </table:table-cell>
          <table:table-cell table:style-name="ce2" office:value-type="string">
            <text:p>New Orleans</text:p>
          </table:table-cell>
          <table:table-cell table:style-name="ce2" office:value-type="float" office:value="419">
            <text:p>419</text:p>
          </table:table-cell>
          <table:table-cell table:style-name="ce2" office:value-type="float" office:value="281">
            <text:p>28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2">
            <text:p>982</text:p>
          </table:table-cell>
          <table:table-cell table:style-name="ce2" office:value-type="float" office:value="15113.72">
            <text:p>15113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113.72">
            <text:p>15113.72</text:p>
          </table:table-cell>
          <table:table-cell office:value-type="string">
            <text:p>-90.0694</text:p>
          </table:table-cell>
          <table:table-cell office:value-type="string">
            <text:p>29.947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SD</text:p>
          </table:table-cell>
          <table:table-cell table:style-name="ce2" office:value-type="string">
            <text:p>Odessa t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43.51">
            <text:p>643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43.51">
            <text:p>643.51</text:p>
          </table:table-cell>
          <table:table-cell office:value-type="string">
            <text:p>-102.36757</text:p>
          </table:table-cell>
          <table:table-cell office:value-type="string">
            <text:p>31.8459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KC</text:p>
          </table:table-cell>
          <table:table-cell table:style-name="ce2" office:value-type="string">
            <text:p>Oklahoma C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0.21">
            <text:p>190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0.21">
            <text:p>190.21</text:p>
          </table:table-cell>
          <table:table-cell office:value-type="string">
            <text:p>-97.51934</text:p>
          </table:table-cell>
          <table:table-cell office:value-type="string">
            <text:p>35.4702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MA</text:p>
          </table:table-cell>
          <table:table-cell table:style-name="ce2" office:value-type="string">
            <text:p>Omaha, n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.91">
            <text:p>17.9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91">
            <text:p>17.91</text:p>
          </table:table-cell>
          <table:table-cell office:value-type="string">
            <text:p>-96.1266</text:p>
          </table:table-cell>
          <table:table-cell office:value-type="string">
            <text:p>41.205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CR</text:p>
          </table:table-cell>
          <table:table-cell table:style-name="ce2" office:value-type="string">
            <text:p>Point Comfor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8.2">
            <text:p>68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.2">
            <text:p>68.2</text:p>
          </table:table-cell>
          <table:table-cell office:value-type="string">
            <text:p>-96.56149</text:p>
          </table:table-cell>
          <table:table-cell office:value-type="string">
            <text:p>28.6794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LV</text:p>
          </table:table-cell>
          <table:table-cell table:style-name="ce2" office:value-type="string">
            <text:p>Port Lavac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5.73">
            <text:p>45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.73">
            <text:p>45.73</text:p>
          </table:table-cell>
          <table:table-cell office:value-type="string">
            <text:p>-96.62396</text:p>
          </table:table-cell>
          <table:table-cell office:value-type="string">
            <text:p>28.6153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T</text:p>
          </table:table-cell>
          <table:table-cell table:style-name="ce2" office:value-type="string">
            <text:p>San Antoni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7">
            <text:p>3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39.41">
            <text:p>839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9.41">
            <text:p>839.41</text:p>
          </table:table-cell>
          <table:table-cell office:value-type="string">
            <text:p>-98.49461</text:p>
          </table:table-cell>
          <table:table-cell office:value-type="string">
            <text:p>29.4246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TL</text:p>
          </table:table-cell>
          <table:table-cell table:style-name="ce2" office:value-type="string">
            <text:p>St. Loui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77.45">
            <text:p>37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7.45">
            <text:p>377.45</text:p>
          </table:table-cell>
          <table:table-cell office:value-type="string">
            <text:p>-90.19495</text:p>
          </table:table-cell>
          <table:table-cell office:value-type="string">
            <text:p>38.6275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PA</text:p>
          </table:table-cell>
          <table:table-cell table:style-name="ce2" office:value-type="string">
            <text:p>Tampa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87">
            <text:p>8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3472.96">
            <text:p>3472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72.96">
            <text:p>3472.96</text:p>
          </table:table-cell>
          <table:table-cell office:value-type="string">
            <text:p>-82.458444</text:p>
          </table:table-cell>
          <table:table-cell office:value-type="string">
            <text:p>27.947759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UL</text:p>
          </table:table-cell>
          <table:table-cell table:style-name="ce2" office:value-type="string">
            <text:p>Tulsa, ok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8.69">
            <text:p>38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.69">
            <text:p>38.69</text:p>
          </table:table-cell>
          <table:table-cell office:value-type="string">
            <text:p>-95.9902</text:p>
          </table:table-cell>
          <table:table-cell office:value-type="string">
            <text:p>36.152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ICT</text:p>
          </table:table-cell>
          <table:table-cell table:style-name="ce2" office:value-type="string">
            <text:p>Wichita, ks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6">
            <text:p>6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341.72">
            <text:p>1341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41.72">
            <text:p>1341.72</text:p>
          </table:table-cell>
          <table:table-cell office:value-type="string">
            <text:p>-97.3384</text:p>
          </table:table-cell>
          <table:table-cell office:value-type="string">
            <text:p>37.693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LG</text:p>
          </table:table-cell>
          <table:table-cell table:style-name="ce2" office:value-type="string">
            <text:p>Algonac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.38">
            <text:p>21.3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38">
            <text:p>21.38</text:p>
          </table:table-cell>
          <table:table-cell office:value-type="string">
            <text:p>-82.53084</text:p>
          </table:table-cell>
          <table:table-cell office:value-type="string">
            <text:p>42.6183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RB</text:p>
          </table:table-cell>
          <table:table-cell table:style-name="ce2" office:value-type="string">
            <text:p>Ann Arbor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.29">
            <text:p>13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.29">
            <text:p>13.29</text:p>
          </table:table-cell>
          <table:table-cell office:value-type="string">
            <text:p>-83.73365</text:p>
          </table:table-cell>
          <table:table-cell office:value-type="string">
            <text:p>42.2675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TW</text:p>
          </table:table-cell>
          <table:table-cell table:style-name="ce2" office:value-type="string">
            <text:p>Appleton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6.29">
            <text:p>76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.29">
            <text:p>76.29</text:p>
          </table:table-cell>
          <table:table-cell office:value-type="string">
            <text:p>-88.40785</text:p>
          </table:table-cell>
          <table:table-cell office:value-type="string">
            <text:p>44.2608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SH</text:p>
          </table:table-cell>
          <table:table-cell table:style-name="ce2" office:value-type="string">
            <text:p>Ashtabula, o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2.52">
            <text:p>72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2.52">
            <text:p>72.52</text:p>
          </table:table-cell>
          <table:table-cell office:value-type="string">
            <text:p>-80.7887</text:p>
          </table:table-cell>
          <table:table-cell office:value-type="string">
            <text:p>41.868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TL</text:p>
          </table:table-cell>
          <table:table-cell table:style-name="ce2" office:value-type="string">
            <text:p>Battle Creek, mi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0.11">
            <text:p>290.1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0.11">
            <text:p>290.11</text:p>
          </table:table-cell>
          <table:table-cell office:value-type="string">
            <text:p>-85.18192</text:p>
          </table:table-cell>
          <table:table-cell office:value-type="string">
            <text:p>42.3193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UF</text:p>
          </table:table-cell>
          <table:table-cell table:style-name="ce2" office:value-type="string">
            <text:p>Buffalo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">
            <text:p>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09.39">
            <text:p>509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9.39">
            <text:p>509.39</text:p>
          </table:table-cell>
          <table:table-cell office:value-type="string">
            <text:p>-78.8754</text:p>
          </table:table-cell>
          <table:table-cell office:value-type="string">
            <text:p>42.883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CO</text:p>
          </table:table-cell>
          <table:table-cell table:style-name="ce2" office:value-type="string">
            <text:p>Canton, oh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96.17">
            <text:p>496.1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6.17">
            <text:p>496.17</text:p>
          </table:table-cell>
          <table:table-cell office:value-type="string">
            <text:p>-81.37838</text:p>
          </table:table-cell>
          <table:table-cell office:value-type="string">
            <text:p>40.7987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ID</text:p>
          </table:table-cell>
          <table:table-cell table:style-name="ce2" office:value-type="string">
            <text:p>Cedar Rapid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8.97">
            <text:p>68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.97">
            <text:p>68.97</text:p>
          </table:table-cell>
          <table:table-cell office:value-type="string">
            <text:p>-91.67521</text:p>
          </table:table-cell>
          <table:table-cell office:value-type="string">
            <text:p>41.9746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HI</text:p>
          </table:table-cell>
          <table:table-cell table:style-name="ce2" office:value-type="string">
            <text:p>Chicago</text:p>
          </table:table-cell>
          <table:table-cell table:style-name="ce2" office:value-type="float" office:value="994">
            <text:p>994</text:p>
          </table:table-cell>
          <table:table-cell table:style-name="ce2" office:value-type="float" office:value="1007">
            <text:p>10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08">
            <text:p>3008</text:p>
          </table:table-cell>
          <table:table-cell table:style-name="ce2" office:value-type="float" office:value="36146.39">
            <text:p>36146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146.39">
            <text:p>36146.39</text:p>
          </table:table-cell>
          <table:table-cell office:value-type="string">
            <text:p>-87.6239</text:p>
          </table:table-cell>
          <table:table-cell office:value-type="string">
            <text:p>41.874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VG</text:p>
          </table:table-cell>
          <table:table-cell table:style-name="ce2" office:value-type="string">
            <text:p>Cincinnati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64.21">
            <text:p>964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64.21">
            <text:p>964.21</text:p>
          </table:table-cell>
          <table:table-cell office:value-type="string">
            <text:p>-84.5124602</text:p>
          </table:table-cell>
          <table:table-cell office:value-type="string">
            <text:p>39.101453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LE</text:p>
          </table:table-cell>
          <table:table-cell table:style-name="ce2" office:value-type="string">
            <text:p>Cleveland, oh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93">
            <text:p>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2841.39">
            <text:p>2841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41.39">
            <text:p>2841.39</text:p>
          </table:table-cell>
          <table:table-cell office:value-type="string">
            <text:p>-81.67776</text:p>
          </table:table-cell>
          <table:table-cell office:value-type="string">
            <text:p>41.4870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MH</text:p>
          </table:table-cell>
          <table:table-cell table:style-name="ce2" office:value-type="string">
            <text:p>Columbus, oh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9">
            <text:p>1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8">
            <text:p>308</text:p>
          </table:table-cell>
          <table:table-cell table:style-name="ce2" office:value-type="float" office:value="3626.96">
            <text:p>3626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26.96">
            <text:p>3626.96</text:p>
          </table:table-cell>
          <table:table-cell office:value-type="string">
            <text:p>-82.99980</text:p>
          </table:table-cell>
          <table:table-cell office:value-type="string">
            <text:p>39.9627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AY</text:p>
          </table:table-cell>
          <table:table-cell table:style-name="ce2" office:value-type="string">
            <text:p>Dayton, o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5">
            <text:p>4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870.43">
            <text:p>870.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70.43">
            <text:p>870.43</text:p>
          </table:table-cell>
          <table:table-cell office:value-type="string">
            <text:p>-84.19051</text:p>
          </table:table-cell>
          <table:table-cell office:value-type="string">
            <text:p>39.7593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SM</text:p>
          </table:table-cell>
          <table:table-cell table:style-name="ce2" office:value-type="string">
            <text:p>Des Moine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527.79">
            <text:p>527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27.79">
            <text:p>527.79</text:p>
          </table:table-cell>
          <table:table-cell office:value-type="string">
            <text:p>-93.60376</text:p>
          </table:table-cell>
          <table:table-cell office:value-type="string">
            <text:p>41.5914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ET</text:p>
          </table:table-cell>
          <table:table-cell table:style-name="ce2" office:value-type="string">
            <text:p>Detroit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353">
            <text:p>3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3">
            <text:p>933</text:p>
          </table:table-cell>
          <table:table-cell table:style-name="ce2" office:value-type="float" office:value="11559.85">
            <text:p>11559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559.85">
            <text:p>11559.85</text:p>
          </table:table-cell>
          <table:table-cell office:value-type="string">
            <text:p>-83.05657</text:p>
          </table:table-cell>
          <table:table-cell office:value-type="string">
            <text:p>42.3484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LH</text:p>
          </table:table-cell>
          <table:table-cell table:style-name="ce2" office:value-type="string">
            <text:p>Dulut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2.44">
            <text:p>262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2.44">
            <text:p>262.44</text:p>
          </table:table-cell>
          <table:table-cell office:value-type="string">
            <text:p>-92.12364</text:p>
          </table:table-cell>
          <table:table-cell office:value-type="string">
            <text:p>46.7730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RI</text:p>
          </table:table-cell>
          <table:table-cell table:style-name="ce2" office:value-type="string">
            <text:p>Eri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6.99">
            <text:p>56.9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.99">
            <text:p>56.99</text:p>
          </table:table-cell>
          <table:table-cell office:value-type="string">
            <text:p>-80.08489</text:p>
          </table:table-cell>
          <table:table-cell office:value-type="string">
            <text:p>42.1296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VV</text:p>
          </table:table-cell>
          <table:table-cell table:style-name="ce2" office:value-type="string">
            <text:p>Evansville, i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.8">
            <text:p>23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.8">
            <text:p>23.8</text:p>
          </table:table-cell>
          <table:table-cell office:value-type="string">
            <text:p>-87.55886</text:p>
          </table:table-cell>
          <table:table-cell office:value-type="string">
            <text:p>37.9740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WA</text:p>
          </table:table-cell>
          <table:table-cell table:style-name="ce2" office:value-type="string">
            <text:p>Fort Wayn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487.77">
            <text:p>487.7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87.77">
            <text:p>487.77</text:p>
          </table:table-cell>
          <table:table-cell office:value-type="string">
            <text:p>-85.1370</text:p>
          </table:table-cell>
          <table:table-cell office:value-type="string">
            <text:p>41.081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HN</text:p>
          </table:table-cell>
          <table:table-cell table:style-name="ce2" office:value-type="string">
            <text:p>Grand Haven, m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.87">
            <text:p>7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.87">
            <text:p>7.87</text:p>
          </table:table-cell>
          <table:table-cell office:value-type="string">
            <text:p>-86.22847</text:p>
          </table:table-cell>
          <table:table-cell office:value-type="string">
            <text:p>43.0632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RR</text:p>
          </table:table-cell>
          <table:table-cell table:style-name="ce2" office:value-type="string">
            <text:p>Grand Rapid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4.93">
            <text:p>194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4.93">
            <text:p>194.93</text:p>
          </table:table-cell>
          <table:table-cell office:value-type="string">
            <text:p>-85.66817</text:p>
          </table:table-cell>
          <table:table-cell office:value-type="string">
            <text:p>42.9636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RB</text:p>
          </table:table-cell>
          <table:table-cell table:style-name="ce2" office:value-type="string">
            <text:p>Green Bay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8.48">
            <text:p>28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.48">
            <text:p>28.48</text:p>
          </table:table-cell>
          <table:table-cell office:value-type="string">
            <text:p>-88.0189</text:p>
          </table:table-cell>
          <table:table-cell office:value-type="string">
            <text:p>44.535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IND</text:p>
          </table:table-cell>
          <table:table-cell table:style-name="ce2" office:value-type="string">
            <text:p>Indianapolis, in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33">
            <text:p>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1459.07">
            <text:p>1459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59.07">
            <text:p>1459.07</text:p>
          </table:table-cell>
          <table:table-cell office:value-type="string">
            <text:p>-86.1580447</text:p>
          </table:table-cell>
          <table:table-cell office:value-type="string">
            <text:p>39.768379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NW</text:p>
          </table:table-cell>
          <table:table-cell table:style-name="ce2" office:value-type="string">
            <text:p>Kenosh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4.57">
            <text:p>134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4.57">
            <text:p>134.57</text:p>
          </table:table-cell>
          <table:table-cell office:value-type="string">
            <text:p>-87.8209</text:p>
          </table:table-cell>
          <table:table-cell office:value-type="string">
            <text:p>42.584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UI</text:p>
          </table:table-cell>
          <table:table-cell table:style-name="ce2" office:value-type="string">
            <text:p>Louisville,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2755.53">
            <text:p>2755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55.53">
            <text:p>2755.53</text:p>
          </table:table-cell>
          <table:table-cell office:value-type="string">
            <text:p>-85.7634</text:p>
          </table:table-cell>
          <table:table-cell office:value-type="string">
            <text:p>38.245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NN</text:p>
          </table:table-cell>
          <table:table-cell table:style-name="ce2" office:value-type="string">
            <text:p>Mari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094.07">
            <text:p>1094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94.07">
            <text:p>1094.07</text:p>
          </table:table-cell>
          <table:table-cell office:value-type="string">
            <text:p>-88.9314</text:p>
          </table:table-cell>
          <table:table-cell office:value-type="string">
            <text:p>37.730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KE</text:p>
          </table:table-cell>
          <table:table-cell table:style-name="ce2" office:value-type="string">
            <text:p>Milwaukee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57">
            <text:p>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2152.67">
            <text:p>2152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52.67">
            <text:p>2152.67</text:p>
          </table:table-cell>
          <table:table-cell office:value-type="string">
            <text:p>-87.9217</text:p>
          </table:table-cell>
          <table:table-cell office:value-type="string">
            <text:p>43.034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IA</text:p>
          </table:table-cell>
          <table:table-cell table:style-name="ce2" office:value-type="string">
            <text:p>Peoria, Il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663.93">
            <text:p>663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63.93">
            <text:p>663.93</text:p>
          </table:table-cell>
          <table:table-cell office:value-type="string">
            <text:p>-89.5857</text:p>
          </table:table-cell>
          <table:table-cell office:value-type="string">
            <text:p>40.693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HN</text:p>
          </table:table-cell>
          <table:table-cell table:style-name="ce2" office:value-type="string">
            <text:p>Port Huron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6.35">
            <text:p>106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6.35">
            <text:p>106.35</text:p>
          </table:table-cell>
          <table:table-cell office:value-type="string">
            <text:p>-82.4370</text:p>
          </table:table-cell>
          <table:table-cell office:value-type="string">
            <text:p>42.982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AC</text:p>
          </table:table-cell>
          <table:table-cell table:style-name="ce2" office:value-type="string">
            <text:p>Racine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office:value-type="string">
            <text:p>-87.78462</text:p>
          </table:table-cell>
          <table:table-cell office:value-type="string">
            <text:p>42.7269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OC</text:p>
          </table:table-cell>
          <table:table-cell table:style-name="ce2" office:value-type="string">
            <text:p>Rochester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.9">
            <text:p>6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.9">
            <text:p>6.9</text:p>
          </table:table-cell>
          <table:table-cell office:value-type="string">
            <text:p>-77.6144</text:p>
          </table:table-cell>
          <table:table-cell office:value-type="string">
            <text:p>43.157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OU</text:p>
          </table:table-cell>
          <table:table-cell table:style-name="ce2" office:value-type="string">
            <text:p>Romulus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71">
            <text:p>7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970.07">
            <text:p>1970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70.07">
            <text:p>1970.07</text:p>
          </table:table-cell>
          <table:table-cell office:value-type="string">
            <text:p>-83.3942</text:p>
          </table:table-cell>
          <table:table-cell office:value-type="string">
            <text:p>42.222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TP</text:p>
          </table:table-cell>
          <table:table-cell table:style-name="ce2" office:value-type="string">
            <text:p>St. Paul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3.92">
            <text:p>63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.92">
            <text:p>63.92</text:p>
          </table:table-cell>
          <table:table-cell office:value-type="string">
            <text:p>-170.2782</text:p>
          </table:table-cell>
          <table:table-cell office:value-type="string">
            <text:p>57.124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YR</text:p>
          </table:table-cell>
          <table:table-cell table:style-name="ce2" office:value-type="string">
            <text:p>Syracuse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8.64">
            <text:p>148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.64">
            <text:p>148.64</text:p>
          </table:table-cell>
          <table:table-cell office:value-type="string">
            <text:p>-76.14891</text:p>
          </table:table-cell>
          <table:table-cell office:value-type="string">
            <text:p>43.0486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OL</text:p>
          </table:table-cell>
          <table:table-cell table:style-name="ce2" office:value-type="string">
            <text:p>Toledo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7">
            <text:p>6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482.01">
            <text:p>1482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2.01">
            <text:p>1482.01</text:p>
          </table:table-cell>
          <table:table-cell office:value-type="string">
            <text:p>-83.5086</text:p>
          </table:table-cell>
          <table:table-cell office:value-type="string">
            <text:p>41.680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WXD</text:p>
          </table:table-cell>
          <table:table-cell table:style-name="ce2" office:value-type="string">
            <text:p>Wexford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4.14">
            <text:p>164.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4.14">
            <text:p>164.14</text:p>
          </table:table-cell>
          <table:table-cell office:value-type="string">
            <text:p>-80.055891</text:p>
          </table:table-cell>
          <table:table-cell office:value-type="string">
            <text:p>40.626456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NC</text:p>
          </table:table-cell>
          <table:table-cell table:style-name="ce2" office:value-type="string">
            <text:p>Benic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.75">
            <text:p>22.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.75">
            <text:p>22.75</text:p>
          </table:table-cell>
          <table:table-cell office:value-type="string">
            <text:p>-122.1563</text:p>
          </table:table-cell>
          <table:table-cell office:value-type="string">
            <text:p>38.049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RO</text:p>
          </table:table-cell>
          <table:table-cell table:style-name="ce2" office:value-type="string">
            <text:p>Corcoran, c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6">
            <text:p>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6">
            <text:p>96</text:p>
          </table:table-cell>
          <table:table-cell office:value-type="string">
            <text:p>-119.56022</text:p>
          </table:table-cell>
          <table:table-cell office:value-type="string">
            <text:p>36.0979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EN</text:p>
          </table:table-cell>
          <table:table-cell table:style-name="ce2" office:value-type="string">
            <text:p>Denver, co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9">
            <text:p>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10.47">
            <text:p>1210.4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10.47">
            <text:p>1210.47</text:p>
          </table:table-cell>
          <table:table-cell office:value-type="string">
            <text:p>-104.9842</text:p>
          </table:table-cell>
          <table:table-cell office:value-type="string">
            <text:p>39.7385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AT</text:p>
          </table:table-cell>
          <table:table-cell table:style-name="ce2" office:value-type="string">
            <text:p>Fresno, c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3.27">
            <text:p>113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3.27">
            <text:p>113.27</text:p>
          </table:table-cell>
          <table:table-cell office:value-type="string">
            <text:p>-119.78182</text:p>
          </table:table-cell>
          <table:table-cell office:value-type="string">
            <text:p>36.7397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GG</text:p>
          </table:table-cell>
          <table:table-cell table:style-name="ce2" office:value-type="string">
            <text:p>Kahului, h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.8">
            <text:p>20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.8">
            <text:p>20.8</text:p>
          </table:table-cell>
          <table:table-cell office:value-type="string">
            <text:p>-156.4695</text:p>
          </table:table-cell>
          <table:table-cell office:value-type="string">
            <text:p>20.891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AS</text:p>
          </table:table-cell>
          <table:table-cell table:style-name="ce2" office:value-type="string">
            <text:p>Las Vegas, nv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7.03">
            <text:p>207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7.03">
            <text:p>207.03</text:p>
          </table:table-cell>
          <table:table-cell office:value-type="string">
            <text:p>-115.15990</text:p>
          </table:table-cell>
          <table:table-cell office:value-type="string">
            <text:p>36.1449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GB</text:p>
          </table:table-cell>
          <table:table-cell table:style-name="ce2" office:value-type="string">
            <text:p>Long Bea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645.23">
            <text:p>645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45.23">
            <text:p>645.23</text:p>
          </table:table-cell>
          <table:table-cell office:value-type="string">
            <text:p>-118.1739</text:p>
          </table:table-cell>
          <table:table-cell office:value-type="string">
            <text:p>33.776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AX</text:p>
          </table:table-cell>
          <table:table-cell table:style-name="ce2" office:value-type="string">
            <text:p>Los Angeles</text:p>
          </table:table-cell>
          <table:table-cell table:style-name="ce2" office:value-type="float" office:value="1178">
            <text:p>1178</text:p>
          </table:table-cell>
          <table:table-cell table:style-name="ce2" office:value-type="float" office:value="4243">
            <text:p>42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664">
            <text:p>9664</text:p>
          </table:table-cell>
          <table:table-cell table:style-name="ce2" office:value-type="float" office:value="119878.23">
            <text:p>119878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9878.23">
            <text:p>119878.23</text:p>
          </table:table-cell>
          <table:table-cell office:value-type="string">
            <text:p>-118.2427025</text:p>
          </table:table-cell>
          <table:table-cell office:value-type="string">
            <text:p>34.053678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HX</text:p>
          </table:table-cell>
          <table:table-cell table:style-name="ce2" office:value-type="string">
            <text:p>Phoenix, az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7.55">
            <text:p>97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7.55">
            <text:p>97.55</text:p>
          </table:table-cell>
          <table:table-cell office:value-type="string">
            <text:p>-112.0708</text:p>
          </table:table-cell>
          <table:table-cell office:value-type="string">
            <text:p>33.447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NO</text:p>
          </table:table-cell>
          <table:table-cell table:style-name="ce2" office:value-type="string">
            <text:p>Ren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9.44">
            <text:p>89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9.44">
            <text:p>89.44</text:p>
          </table:table-cell>
          <table:table-cell office:value-type="string">
            <text:p>-119.81381</text:p>
          </table:table-cell>
          <table:table-cell office:value-type="string">
            <text:p>39.5290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CH</text:p>
          </table:table-cell>
          <table:table-cell table:style-name="ce2" office:value-type="string">
            <text:p>Richmond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0.61">
            <text:p>110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.61">
            <text:p>110.61</text:p>
          </table:table-cell>
          <table:table-cell office:value-type="string">
            <text:p>-122.3466</text:p>
          </table:table-cell>
          <table:table-cell office:value-type="string">
            <text:p>37.934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OM</text:p>
          </table:table-cell>
          <table:table-cell table:style-name="ce2" office:value-type="string">
            <text:p>Round Mountain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.3">
            <text:p>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.3">
            <text:p>6.3</text:p>
          </table:table-cell>
          <table:table-cell office:value-type="string">
            <text:p>-117.0660211</text:p>
          </table:table-cell>
          <table:table-cell office:value-type="string">
            <text:p>38.711573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C</text:p>
          </table:table-cell>
          <table:table-cell table:style-name="ce2" office:value-type="string">
            <text:p>Sacrament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5.18">
            <text:p>85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5.18">
            <text:p>85.18</text:p>
          </table:table-cell>
          <table:table-cell office:value-type="string">
            <text:p>-121.2980707</text:p>
          </table:table-cell>
          <table:table-cell office:value-type="string">
            <text:p>38.473225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N</text:p>
          </table:table-cell>
          <table:table-cell table:style-name="ce2" office:value-type="string">
            <text:p>San Dieg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.29">
            <text:p>20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.29">
            <text:p>20.29</text:p>
          </table:table-cell>
          <table:table-cell office:value-type="string">
            <text:p>-117.21032</text:p>
          </table:table-cell>
          <table:table-cell office:value-type="string">
            <text:p>32.7460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FO</text:p>
          </table:table-cell>
          <table:table-cell table:style-name="ce2" office:value-type="string">
            <text:p>San Francisc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4.45">
            <text:p>44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.45">
            <text:p>44.45</text:p>
          </table:table-cell>
          <table:table-cell office:value-type="string">
            <text:p>-122.41826</text:p>
          </table:table-cell>
          <table:table-cell office:value-type="string">
            <text:p>37.7793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PQ</text:p>
          </table:table-cell>
          <table:table-cell table:style-name="ce2" office:value-type="string">
            <text:p>San Pedro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office:value-type="string">
            <text:p>-118.2819</text:p>
          </table:table-cell>
          <table:table-cell office:value-type="string">
            <text:p>33.731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CK</text:p>
          </table:table-cell>
          <table:table-cell table:style-name="ce2" office:value-type="string">
            <text:p>Stockt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.47">
            <text:p>22.4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.47">
            <text:p>22.47</text:p>
          </table:table-cell>
          <table:table-cell office:value-type="string">
            <text:p>-121.2923</text:p>
          </table:table-cell>
          <table:table-cell office:value-type="string">
            <text:p>37.957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NC</text:p>
          </table:table-cell>
          <table:table-cell table:style-name="ce2" office:value-type="string">
            <text:p>Anchorage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2.99">
            <text:p>42.9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.99">
            <text:p>42.99</text:p>
          </table:table-cell>
          <table:table-cell office:value-type="string">
            <text:p>-149.9002806</text:p>
          </table:table-cell>
          <table:table-cell office:value-type="string">
            <text:p>61.21805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DM</text:p>
          </table:table-cell>
          <table:table-cell table:style-name="ce2" office:value-type="string">
            <text:p>Edmond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6.31">
            <text:p>36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.31">
            <text:p>36.31</text:p>
          </table:table-cell>
          <table:table-cell office:value-type="string">
            <text:p>-122.37816</text:p>
          </table:table-cell>
          <table:table-cell office:value-type="string">
            <text:p>47.8103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NL</text:p>
          </table:table-cell>
          <table:table-cell table:style-name="ce2" office:value-type="string">
            <text:p>Honolulu/Oahu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528.68">
            <text:p>528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28.68">
            <text:p>528.68</text:p>
          </table:table-cell>
          <table:table-cell office:value-type="string">
            <text:p>-157.8556764</text:p>
          </table:table-cell>
          <table:table-cell office:value-type="string">
            <text:p> 21.30454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AK</text:p>
          </table:table-cell>
          <table:table-cell table:style-name="ce2" office:value-type="string">
            <text:p>Oakland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2234">
            <text:p>22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95">
            <text:p>4795</text:p>
          </table:table-cell>
          <table:table-cell table:style-name="ce2" office:value-type="float" office:value="58771.61">
            <text:p>58771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8771.61">
            <text:p>58771.61</text:p>
          </table:table-cell>
          <table:table-cell office:value-type="string">
            <text:p>-122.2703</text:p>
          </table:table-cell>
          <table:table-cell office:value-type="string">
            <text:p>37.803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DX</text:p>
          </table:table-cell>
          <table:table-cell table:style-name="ce2" office:value-type="string">
            <text:p>Portland (West Coast)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5163.9">
            <text:p>5163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63.9">
            <text:p>5163.9</text:p>
          </table:table-cell>
          <table:table-cell office:value-type="string">
            <text:p>-122.6723</text:p>
          </table:table-cell>
          <table:table-cell office:value-type="string">
            <text:p>45.520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LC</text:p>
          </table:table-cell>
          <table:table-cell table:style-name="ce2" office:value-type="string">
            <text:p>Saltlake City, ut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922.21">
            <text:p>922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2.21">
            <text:p>922.21</text:p>
          </table:table-cell>
          <table:table-cell office:value-type="string">
            <text:p>-111.8904308</text:p>
          </table:table-cell>
          <table:table-cell office:value-type="string">
            <text:p>40.767012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EA</text:p>
          </table:table-cell>
          <table:table-cell table:style-name="ce2" office:value-type="string">
            <text:p>Seattle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94">
            <text:p>9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4">
            <text:p>274</text:p>
          </table:table-cell>
          <table:table-cell table:style-name="ce2" office:value-type="float" office:value="3870.02">
            <text:p>3870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70.02">
            <text:p>3870.02</text:p>
          </table:table-cell>
          <table:table-cell office:value-type="string">
            <text:p>-122.3306</text:p>
          </table:table-cell>
          <table:table-cell office:value-type="string">
            <text:p>47.605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IW</text:p>
          </table:table-cell>
          <table:table-cell table:style-name="ce2" office:value-type="string">
            <text:p>Tacoma, wa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2174.9">
            <text:p>2174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74.9">
            <text:p>2174.9</text:p>
          </table:table-cell>
          <table:table-cell office:value-type="string">
            <text:p>-122.4371</text:p>
          </table:table-cell>
          <table:table-cell office:value-type="string">
            <text:p>47.250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BUE</text:p>
          </table:table-cell>
          <table:table-cell table:style-name="ce2" office:value-type="string">
            <text:p>Buenos Aires</text:p>
          </table:table-cell>
          <table:table-cell table:style-name="ce2" office:value-type="float" office:value="4044">
            <text:p>4044</text:p>
          </table:table-cell>
          <table:table-cell table:style-name="ce2" office:value-type="float" office:value="585">
            <text:p>58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781">
            <text:p>15781</text:p>
          </table:table-cell>
          <table:table-cell table:style-name="ce2" office:value-type="float" office:value="180554.69">
            <text:p>180554.69</text:p>
          </table:table-cell>
          <table:table-cell table:style-name="ce2" office:value-type="float" office:value="17.9">
            <text:p>17.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0572.59">
            <text:p>180572.59</text:p>
          </table:table-cell>
          <table:table-cell office:value-type="float" office:value="-58.3994772323314">
            <text:p>-58.3994772323314</text:p>
          </table:table-cell>
          <table:table-cell office:value-type="float" office:value="-34.6005557499074">
            <text:p>-34.600555749907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PMY</text:p>
          </table:table-cell>
          <table:table-cell table:style-name="ce2" office:value-type="string">
            <text:p>Puerto Madryn</text:p>
          </table:table-cell>
          <table:table-cell table:style-name="ce2" office:value-type="float" office:value="121">
            <text:p>1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3472">
            <text:p>34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72">
            <text:p>3472</text:p>
          </table:table-cell>
          <table:table-cell office:value-type="float" office:value="-65.0400199805159">
            <text:p>-65.0400199805159</text:p>
          </table:table-cell>
          <table:table-cell office:value-type="float" office:value="-42.7700134086833">
            <text:p>-42.770013408683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ROS</text:p>
          </table:table-cell>
          <table:table-cell table:style-name="ce2" office:value-type="string">
            <text:p>Rosario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1">
            <text:p>3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603.26">
            <text:p>603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3.26">
            <text:p>603.26</text:p>
          </table:table-cell>
          <table:table-cell office:value-type="float" office:value="-60.6682534774578">
            <text:p>-60.6682534774578</text:p>
          </table:table-cell>
          <table:table-cell office:value-type="float" office:value="-32.9491836795884">
            <text:p>-32.949183679588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USH</text:p>
          </table:table-cell>
          <table:table-cell table:style-name="ce2" office:value-type="string">
            <text:p>Ushua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95.62">
            <text:p>895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95.62">
            <text:p>895.62</text:p>
          </table:table-cell>
          <table:table-cell office:value-type="float" office:value="-68.3100012630811">
            <text:p>-68.3100012630811</text:p>
          </table:table-cell>
          <table:table-cell office:value-type="float" office:value="-54.7900032362053">
            <text:p>-54.790003236205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ZAE</text:p>
          </table:table-cell>
          <table:table-cell table:style-name="ce2" office:value-type="string">
            <text:p>Zarate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9">
            <text:p>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7.61">
            <text:p>1107.61</text:p>
          </table:table-cell>
          <table:table-cell table:style-name="ce2" office:value-type="float" office:value="1495.05">
            <text:p>1495.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02.66">
            <text:p>2602.66</text:p>
          </table:table-cell>
          <table:table-cell office:value-type="float" office:value="-59.0400244564034">
            <text:p>-59.0400244564034</text:p>
          </table:table-cell>
          <table:table-cell office:value-type="float" office:value="-34.0895613415913">
            <text:p>-34.089561341591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ITJ</text:p>
          </table:table-cell>
          <table:table-cell table:style-name="ce2" office:value-type="string">
            <text:p>Itajai</text:p>
          </table:table-cell>
          <table:table-cell table:style-name="ce2" office:value-type="float" office:value="313">
            <text:p>313</text:p>
          </table:table-cell>
          <table:table-cell table:style-name="ce2" office:value-type="float" office:value="568">
            <text:p>5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621">
            <text:p>1621</text:p>
          </table:table-cell>
          <table:table-cell table:style-name="ce2" office:value-type="float" office:value="15258.97">
            <text:p>15258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258.97">
            <text:p>15258.97</text:p>
          </table:table-cell>
          <table:table-cell office:value-type="float" office:value="-48.6800108251771">
            <text:p>-48.6800108251771</text:p>
          </table:table-cell>
          <table:table-cell office:value-type="float" office:value="-26.8996126110938">
            <text:p>-26.899612611093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IOA</text:p>
          </table:table-cell>
          <table:table-cell table:style-name="ce2" office:value-type="string">
            <text:p>Itapora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129">
            <text:p>1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4087.26">
            <text:p>4087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87.26">
            <text:p>4087.26</text:p>
          </table:table-cell>
          <table:table-cell office:value-type="float" office:value="-54.7962672900258">
            <text:p>-54.7962672900258</text:p>
          </table:table-cell>
          <table:table-cell office:value-type="float" office:value="-22.0837988462616">
            <text:p>-22.083798846261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MAO</text:p>
          </table:table-cell>
          <table:table-cell table:style-name="ce2" office:value-type="string">
            <text:p>Manaus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841.52">
            <text:p>841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1.52">
            <text:p>841.52</text:p>
          </table:table-cell>
          <table:table-cell office:value-type="float" office:value="-60.0019633977025">
            <text:p>-60.0019633977025</text:p>
          </table:table-cell>
          <table:table-cell office:value-type="float" office:value="-3.09808586045858">
            <text:p>-3.0980858604585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NVT</text:p>
          </table:table-cell>
          <table:table-cell table:style-name="ce2" office:value-type="string">
            <text:p>Navegantes</text:p>
          </table:table-cell>
          <table:table-cell table:style-name="ce2" office:value-type="float" office:value="959">
            <text:p>959</text:p>
          </table:table-cell>
          <table:table-cell table:style-name="ce2" office:value-type="float" office:value="1457">
            <text:p>14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41">
            <text:p>641</text:p>
          </table:table-cell>
          <table:table-cell table:style-name="ce2" office:value-type="float" office:value="5155">
            <text:p>5155</text:p>
          </table:table-cell>
          <table:table-cell table:style-name="ce2" office:value-type="float" office:value="50895.64">
            <text:p>50895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895.64">
            <text:p>50895.64</text:p>
          </table:table-cell>
          <table:table-cell office:value-type="float" office:value="-48.6476951239658">
            <text:p>-48.6476951239658</text:p>
          </table:table-cell>
          <table:table-cell office:value-type="float" office:value="-26.8892552590553">
            <text:p>-26.889255259055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PNG</text:p>
          </table:table-cell>
          <table:table-cell table:style-name="ce2" office:value-type="string">
            <text:p>Paranagua</text:p>
          </table:table-cell>
          <table:table-cell table:style-name="ce2" office:value-type="float" office:value="799">
            <text:p>799</text:p>
          </table:table-cell>
          <table:table-cell table:style-name="ce2" office:value-type="float" office:value="1035">
            <text:p>10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917">
            <text:p>2917</text:p>
          </table:table-cell>
          <table:table-cell table:style-name="ce2" office:value-type="float" office:value="35500.13">
            <text:p>35500.13</text:p>
          </table:table-cell>
          <table:table-cell table:style-name="ce2" office:value-type="float" office:value="122.12">
            <text:p>122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622.25">
            <text:p>35622.25</text:p>
          </table:table-cell>
          <table:table-cell office:value-type="float" office:value="-48.5344534527007">
            <text:p>-48.5344534527007</text:p>
          </table:table-cell>
          <table:table-cell office:value-type="float" office:value="-25.5278755587356">
            <text:p>-25.527875558735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PEC</text:p>
          </table:table-cell>
          <table:table-cell table:style-name="ce2" office:value-type="string">
            <text:p>Pecem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33">
            <text:p>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511.34">
            <text:p>1511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11.34">
            <text:p>1511.34</text:p>
          </table:table-cell>
          <table:table-cell office:value-type="float" office:value="-38.8305643052376">
            <text:p>-38.8305643052376</text:p>
          </table:table-cell>
          <table:table-cell office:value-type="float" office:value="-3.54689296782643">
            <text:p>-3.5468929678264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RIO</text:p>
          </table:table-cell>
          <table:table-cell table:style-name="ce2" office:value-type="string">
            <text:p>Rio de Janeiro</text:p>
          </table:table-cell>
          <table:table-cell table:style-name="ce2" office:value-type="float" office:value="3013">
            <text:p>3013</text:p>
          </table:table-cell>
          <table:table-cell table:style-name="ce2" office:value-type="float" office:value="842">
            <text:p>8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9907">
            <text:p>19907</text:p>
          </table:table-cell>
          <table:table-cell table:style-name="ce2" office:value-type="float" office:value="205549">
            <text:p>205549</text:p>
          </table:table-cell>
          <table:table-cell table:style-name="ce2" office:value-type="float" office:value="358.45">
            <text:p>358.4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5907.45">
            <text:p>205907.45</text:p>
          </table:table-cell>
          <table:table-cell office:value-type="float" office:value="-43.2269666528437">
            <text:p>-43.2269666528437</text:p>
          </table:table-cell>
          <table:table-cell office:value-type="float" office:value="-22.923077315616">
            <text:p>-22.92307731561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RIG</text:p>
          </table:table-cell>
          <table:table-cell table:style-name="ce2" office:value-type="string">
            <text:p>Rio Grande</text:p>
          </table:table-cell>
          <table:table-cell table:style-name="ce2" office:value-type="float" office:value="1206">
            <text:p>1206</text:p>
          </table:table-cell>
          <table:table-cell table:style-name="ce2" office:value-type="float" office:value="998">
            <text:p>99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3787">
            <text:p>3787</text:p>
          </table:table-cell>
          <table:table-cell table:style-name="ce2" office:value-type="float" office:value="40415.6">
            <text:p>40415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415.6">
            <text:p>40415.6</text:p>
          </table:table-cell>
          <table:table-cell office:value-type="float" office:value="-52.1200075699825">
            <text:p>-52.1200075699825</text:p>
          </table:table-cell>
          <table:table-cell office:value-type="float" office:value="-32.0494791475728">
            <text:p>-32.049479147572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SA</text:p>
          </table:table-cell>
          <table:table-cell table:style-name="ce2" office:value-type="string">
            <text:p>Salvador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102">
            <text:p>1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5387.39">
            <text:p>5387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87.39">
            <text:p>5387.39</text:p>
          </table:table-cell>
          <table:table-cell office:value-type="float" office:value="-38.4819332869392">
            <text:p>-38.4819332869392</text:p>
          </table:table-cell>
          <table:table-cell office:value-type="float" office:value="-12.9680260460448">
            <text:p>-12.968026046044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SZ</text:p>
          </table:table-cell>
          <table:table-cell table:style-name="ce2" office:value-type="string">
            <text:p>Santos</text:p>
          </table:table-cell>
          <table:table-cell table:style-name="ce2" office:value-type="float" office:value="7048">
            <text:p>7048</text:p>
          </table:table-cell>
          <table:table-cell table:style-name="ce2" office:value-type="float" office:value="9741">
            <text:p>974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27302">
            <text:p>27302</text:p>
          </table:table-cell>
          <table:table-cell table:style-name="ce2" office:value-type="float" office:value="313670.15">
            <text:p>313670.15</text:p>
          </table:table-cell>
          <table:table-cell table:style-name="ce2" office:value-type="float" office:value="1465.33">
            <text:p>1465.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5135.48">
            <text:p>315135.48</text:p>
          </table:table-cell>
          <table:table-cell office:value-type="float" office:value="-46.3348885150959">
            <text:p>-46.3348885150959</text:p>
          </table:table-cell>
          <table:table-cell office:value-type="float" office:value="-23.9517780748548">
            <text:p>-23.951778074854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FS</text:p>
          </table:table-cell>
          <table:table-cell table:style-name="ce2" office:value-type="string">
            <text:p>Sao Francisco do Sul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9.07">
            <text:p>39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9.07">
            <text:p>39.07</text:p>
          </table:table-cell>
          <table:table-cell office:value-type="float" office:value="-48.5999898697731">
            <text:p>-48.5999898697731</text:p>
          </table:table-cell>
          <table:table-cell office:value-type="float" office:value="-26.2396012178619">
            <text:p>-26.239601217861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UA</text:p>
          </table:table-cell>
          <table:table-cell table:style-name="ce2" office:value-type="string">
            <text:p>Suape</text:p>
          </table:table-cell>
          <table:table-cell table:style-name="ce2" office:value-type="float" office:value="697">
            <text:p>697</text:p>
          </table:table-cell>
          <table:table-cell table:style-name="ce2" office:value-type="float" office:value="1074">
            <text:p>107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45">
            <text:p>2845</text:p>
          </table:table-cell>
          <table:table-cell table:style-name="ce2" office:value-type="float" office:value="33422.3">
            <text:p>33422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422.3">
            <text:p>33422.3</text:p>
          </table:table-cell>
          <table:table-cell office:value-type="float" office:value="-34.9590909832525">
            <text:p>-34.9590909832525</text:p>
          </table:table-cell>
          <table:table-cell office:value-type="float" office:value="-8.3602590504091">
            <text:p>-8.360259050409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VIX</text:p>
          </table:table-cell>
          <table:table-cell table:style-name="ce2" office:value-type="string">
            <text:p>Vitoria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174">
            <text:p>17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2">
            <text:p>642</text:p>
          </table:table-cell>
          <table:table-cell table:style-name="ce2" office:value-type="float" office:value="9261.2">
            <text:p>9261.2</text:p>
          </table:table-cell>
          <table:table-cell table:style-name="ce2" office:value-type="float" office:value="546.35">
            <text:p>546.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807.55">
            <text:p>9807.55</text:p>
          </table:table-cell>
          <table:table-cell office:value-type="float" office:value="-40.3679421980796">
            <text:p>-40.3679421980796</text:p>
          </table:table-cell>
          <table:table-cell office:value-type="float" office:value="-20.3220474490691">
            <text:p>-20.322047449069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ARI</text:p>
          </table:table-cell>
          <table:table-cell table:style-name="ce2" office:value-type="string">
            <text:p>Aric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8.6">
            <text:p>148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.6">
            <text:p>148.6</text:p>
          </table:table-cell>
          <table:table-cell office:value-type="float" office:value="-70.2899837663443">
            <text:p>-70.2899837663443</text:p>
          </table:table-cell>
          <table:table-cell office:value-type="float" office:value="-18.5000219535081">
            <text:p>-18.500021953508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IQQ</text:p>
          </table:table-cell>
          <table:table-cell table:style-name="ce2" office:value-type="string">
            <text:p>Iquiqu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3.51">
            <text:p>63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.51">
            <text:p>63.51</text:p>
          </table:table-cell>
          <table:table-cell office:value-type="float" office:value="-70.1299676937525">
            <text:p>-70.1299676937525</text:p>
          </table:table-cell>
          <table:table-cell office:value-type="float" office:value="-20.2499926566401">
            <text:p>-20.249992656640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SAI</text:p>
          </table:table-cell>
          <table:table-cell table:style-name="ce2" office:value-type="string">
            <text:p>San Antonio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209">
            <text:p>20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7643.98">
            <text:p>7643.9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43.98">
            <text:p>7643.98</text:p>
          </table:table-cell>
          <table:table-cell office:value-type="float" office:value="-71.6099807145918">
            <text:p>-71.6099807145918</text:p>
          </table:table-cell>
          <table:table-cell office:value-type="float" office:value="-33.5995137341674">
            <text:p>-33.599513734167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SVE</text:p>
          </table:table-cell>
          <table:table-cell table:style-name="ce2" office:value-type="string">
            <text:p>San Vicent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1.91">
            <text:p>101.9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1.91">
            <text:p>101.91</text:p>
          </table:table-cell>
          <table:table-cell office:value-type="float" office:value="-73.1290227831561">
            <text:p>-73.1290227831561</text:p>
          </table:table-cell>
          <table:table-cell office:value-type="float" office:value="-36.7289219061324">
            <text:p>-36.728921906132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VAP</text:p>
          </table:table-cell>
          <table:table-cell table:style-name="ce2" office:value-type="string">
            <text:p>Valparaiso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225">
            <text:p>2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1">
            <text:p>661</text:p>
          </table:table-cell>
          <table:table-cell table:style-name="ce2" office:value-type="float" office:value="8160.26">
            <text:p>8160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60.26">
            <text:p>8160.26</text:p>
          </table:table-cell>
          <table:table-cell office:value-type="float" office:value="-71.6229594914989">
            <text:p>-71.6229594914989</text:p>
          </table:table-cell>
          <table:table-cell office:value-type="float" office:value="-33.0458186079742">
            <text:p>-33.045818607974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BUN</text:p>
          </table:table-cell>
          <table:table-cell table:style-name="ce2" office:value-type="string">
            <text:p>Buenaventura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46.26">
            <text:p>1146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46.26">
            <text:p>1146.26</text:p>
          </table:table-cell>
          <table:table-cell office:value-type="float" office:value="-77.0504532862058">
            <text:p>-77.0504532862058</text:p>
          </table:table-cell>
          <table:table-cell office:value-type="float" office:value="3.87240242453805">
            <text:p>3.8724024245380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PNM</text:p>
          </table:table-cell>
          <table:table-cell table:style-name="ce2" office:value-type="string">
            <text:p>Puerto Limon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4.99">
            <text:p>184.9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4.99">
            <text:p>184.99</text:p>
          </table:table-cell>
          <table:table-cell office:value-type="float" office:value="-83.0333402930879">
            <text:p>-83.0333402930879</text:p>
          </table:table-cell>
          <table:table-cell office:value-type="float" office:value="10.0000213815668">
            <text:p>10.000021381566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BAQ</text:p>
          </table:table-cell>
          <table:table-cell table:style-name="ce2" office:value-type="string">
            <text:p>Barranquilla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4">
            <text:p>5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252.04">
            <text:p>1252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52.04">
            <text:p>1252.04</text:p>
          </table:table-cell>
          <table:table-cell office:value-type="float" office:value="-74.8019127385819">
            <text:p>-74.8019127385819</text:p>
          </table:table-cell>
          <table:table-cell office:value-type="float" office:value="10.9619344846499">
            <text:p>10.961934484649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CTG</text:p>
          </table:table-cell>
          <table:table-cell table:style-name="ce2" office:value-type="string">
            <text:p>Cartagena</text:p>
          </table:table-cell>
          <table:table-cell table:style-name="ce2" office:value-type="float" office:value="3589">
            <text:p>3589</text:p>
          </table:table-cell>
          <table:table-cell table:style-name="ce2" office:value-type="float" office:value="4088">
            <text:p>408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2057">
            <text:p>12057</text:p>
          </table:table-cell>
          <table:table-cell table:style-name="ce2" office:value-type="float" office:value="137440.08">
            <text:p>137440.08</text:p>
          </table:table-cell>
          <table:table-cell table:style-name="ce2" office:value-type="float" office:value="961.44">
            <text:p>961.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8401.52">
            <text:p>138401.52</text:p>
          </table:table-cell>
          <table:table-cell office:value-type="float" office:value="-75.5163394150172">
            <text:p>-75.5163394150172</text:p>
          </table:table-cell>
          <table:table-cell office:value-type="float" office:value="10.4016844439575">
            <text:p>10.401684443957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SMR</text:p>
          </table:table-cell>
          <table:table-cell table:style-name="ce2" office:value-type="string">
            <text:p>Santa Mart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7.41">
            <text:p>67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7.41">
            <text:p>67.41</text:p>
          </table:table-cell>
          <table:table-cell office:value-type="float" office:value="-74.2016571468938">
            <text:p>-74.2016571468938</text:p>
          </table:table-cell>
          <table:table-cell office:value-type="float" office:value="11.2472062367151">
            <text:p>11.247206236715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Ecuador</text:p>
          </table:table-cell>
          <table:table-cell table:style-name="ce2" office:value-type="string">
            <text:p>ECESM</text:p>
          </table:table-cell>
          <table:table-cell table:style-name="ce2" office:value-type="string">
            <text:p>Esmeralda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71.16">
            <text:p>271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1.16">
            <text:p>271.16</text:p>
          </table:table-cell>
          <table:table-cell office:value-type="float" office:value="-79.6699796973714">
            <text:p>-79.6699796973714</text:p>
          </table:table-cell>
          <table:table-cell office:value-type="float" office:value="0.930419941100979">
            <text:p>0.93041994110097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Ecuador</text:p>
          </table:table-cell>
          <table:table-cell table:style-name="ce2" office:value-type="string">
            <text:p>ECGYE</text:p>
          </table:table-cell>
          <table:table-cell table:style-name="ce2" office:value-type="string">
            <text:p>Guayaquil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213">
            <text:p>2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9">
            <text:p>569</text:p>
          </table:table-cell>
          <table:table-cell table:style-name="ce2" office:value-type="float" office:value="6069.21">
            <text:p>6069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69.21">
            <text:p>6069.21</text:p>
          </table:table-cell>
          <table:table-cell office:value-type="float" office:value="-79.9219878118445">
            <text:p>-79.9219878118445</text:p>
          </table:table-cell>
          <table:table-cell office:value-type="float" office:value="-2.21808789496015">
            <text:p>-2.2180878949601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Guyana</text:p>
          </table:table-cell>
          <table:table-cell table:style-name="ce2" office:value-type="string">
            <text:p>GYGEO</text:p>
          </table:table-cell>
          <table:table-cell table:style-name="ce2" office:value-type="string">
            <text:p>Georgetow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5.65">
            <text:p>225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5.65">
            <text:p>225.65</text:p>
          </table:table-cell>
          <table:table-cell office:value-type="float" office:value="-58.1670286474806">
            <text:p>-58.1670286474806</text:p>
          </table:table-cell>
          <table:table-cell office:value-type="float" office:value="6.80197369275203">
            <text:p>6.8019736927520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Paraguay</text:p>
          </table:table-cell>
          <table:table-cell table:style-name="ce2" office:value-type="string">
            <text:p>PYASU</text:p>
          </table:table-cell>
          <table:table-cell table:style-name="ce2" office:value-type="string">
            <text:p>Asuncion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10.45">
            <text:p>710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10.45">
            <text:p>710.45</text:p>
          </table:table-cell>
          <table:table-cell office:value-type="float" office:value="-57.6434510279013">
            <text:p>-57.6434510279013</text:p>
          </table:table-cell>
          <table:table-cell office:value-type="float" office:value="-25.2944571170577">
            <text:p>-25.294457117057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Peru</text:p>
          </table:table-cell>
          <table:table-cell table:style-name="ce2" office:value-type="string">
            <text:p>PECLL</text:p>
          </table:table-cell>
          <table:table-cell table:style-name="ce2" office:value-type="string">
            <text:p>Callao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322">
            <text:p>3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8">
            <text:p>798</text:p>
          </table:table-cell>
          <table:table-cell table:style-name="ce2" office:value-type="float" office:value="8153.03">
            <text:p>8153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53.03">
            <text:p>8153.03</text:p>
          </table:table-cell>
          <table:table-cell office:value-type="float" office:value="-77.1349664730773">
            <text:p>-77.1349664730773</text:p>
          </table:table-cell>
          <table:table-cell office:value-type="float" office:value="-12.0700268362948">
            <text:p>-12.070026836294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Peru</text:p>
          </table:table-cell>
          <table:table-cell table:style-name="ce2" office:value-type="string">
            <text:p>PEPAI</text:p>
          </table:table-cell>
          <table:table-cell table:style-name="ce2" office:value-type="string">
            <text:p>Pai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8.44">
            <text:p>68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.44">
            <text:p>68.44</text:p>
          </table:table-cell>
          <table:table-cell office:value-type="float" office:value="-81.1200203874813">
            <text:p>-81.1200203874813</text:p>
          </table:table-cell>
          <table:table-cell office:value-type="float" office:value="-5.08998777376701">
            <text:p>-5.0899877737670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Suriname</text:p>
          </table:table-cell>
          <table:table-cell table:style-name="ce2" office:value-type="string">
            <text:p>SRPBM</text:p>
          </table:table-cell>
          <table:table-cell table:style-name="ce2" office:value-type="string">
            <text:p>Paramaribo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0.95">
            <text:p>220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0.95">
            <text:p>220.95</text:p>
          </table:table-cell>
          <table:table-cell office:value-type="float" office:value="-55.1670308854244">
            <text:p>-55.1670308854244</text:p>
          </table:table-cell>
          <table:table-cell office:value-type="float" office:value="5.83503012992259">
            <text:p>5.8350301299225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Uruguay</text:p>
          </table:table-cell>
          <table:table-cell table:style-name="ce2" office:value-type="string">
            <text:p>UYMVD</text:p>
          </table:table-cell>
          <table:table-cell table:style-name="ce2" office:value-type="string">
            <text:p>Montevideo</text:p>
          </table:table-cell>
          <table:table-cell table:style-name="ce2" office:value-type="float" office:value="855">
            <text:p>855</text:p>
          </table:table-cell>
          <table:table-cell table:style-name="ce2" office:value-type="float" office:value="1038">
            <text:p>103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3205">
            <text:p>3205</text:p>
          </table:table-cell>
          <table:table-cell table:style-name="ce2" office:value-type="float" office:value="32795.37">
            <text:p>32795.37</text:p>
          </table:table-cell>
          <table:table-cell table:style-name="ce2" office:value-type="float" office:value="179.39">
            <text:p>179.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974.76">
            <text:p>32974.76</text:p>
          </table:table-cell>
          <table:table-cell office:value-type="float" office:value="-56.172998147036">
            <text:p>-56.172998147036</text:p>
          </table:table-cell>
          <table:table-cell office:value-type="float" office:value="-34.8560957075907">
            <text:p>-34.856095707590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EGU</text:p>
          </table:table-cell>
          <table:table-cell table:style-name="ce2" office:value-type="string">
            <text:p>El Guamache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41">
            <text:p>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892.59">
            <text:p>1892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92.59">
            <text:p>1892.59</text:p>
          </table:table-cell>
          <table:table-cell office:value-type="float" office:value="-63.9045383673472">
            <text:p>-63.9045383673472</text:p>
          </table:table-cell>
          <table:table-cell office:value-type="float" office:value="10.7421577710067">
            <text:p>10.742157771006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GUT</text:p>
          </table:table-cell>
          <table:table-cell table:style-name="ce2" office:value-type="string">
            <text:p>Guanta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5">
            <text:p>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1399.07">
            <text:p>1399.07</text:p>
          </table:table-cell>
          <table:table-cell table:style-name="ce2" office:value-type="float" office:value="125.3">
            <text:p>125.3</text:p>
          </table:table-cell>
          <table:table-cell table:style-name="ce2" office:value-type="float" office:value="8134">
            <text:p>81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658.37">
            <text:p>9658.37</text:p>
          </table:table-cell>
          <table:table-cell office:value-type="float" office:value="-64.5971126025722">
            <text:p>-64.5971126025722</text:p>
          </table:table-cell>
          <table:table-cell office:value-type="float" office:value="10.2392778022501">
            <text:p>10.239277802250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GUB</text:p>
          </table:table-cell>
          <table:table-cell table:style-name="ce2" office:value-type="string">
            <text:p>Guarano Ba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27.5">
            <text:p>327.5</text:p>
          </table:table-cell>
          <table:table-cell table:style-name="ce2" office:value-type="float" office:value="1706.79">
            <text:p>1706.7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34.29">
            <text:p>2034.29</text:p>
          </table:table-cell>
          <table:table-cell office:value-type="float" office:value="-70.1709008503897">
            <text:p>-70.1709008503897</text:p>
          </table:table-cell>
          <table:table-cell office:value-type="float" office:value="11.5875756162952">
            <text:p>11.587575616295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LAG</text:p>
          </table:table-cell>
          <table:table-cell table:style-name="ce2" office:value-type="string">
            <text:p>La Guaira</text:p>
          </table:table-cell>
          <table:table-cell table:style-name="ce2" office:value-type="float" office:value="995">
            <text:p>995</text:p>
          </table:table-cell>
          <table:table-cell table:style-name="ce2" office:value-type="float" office:value="1529">
            <text:p>152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55">
            <text:p>4055</text:p>
          </table:table-cell>
          <table:table-cell table:style-name="ce2" office:value-type="float" office:value="44359.01">
            <text:p>44359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359.01">
            <text:p>44359.01</text:p>
          </table:table-cell>
          <table:table-cell office:value-type="float" office:value="-66.9397540770238">
            <text:p>-66.9397540770238</text:p>
          </table:table-cell>
          <table:table-cell office:value-type="float" office:value="10.59992319069">
            <text:p>10.5999231906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MAR</text:p>
          </table:table-cell>
          <table:table-cell table:style-name="ce2" office:value-type="string">
            <text:p>Maracaibo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1188.45">
            <text:p>1188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88.45">
            <text:p>1188.45</text:p>
          </table:table-cell>
          <table:table-cell office:value-type="float" office:value="-71.661923521447">
            <text:p>-71.661923521447</text:p>
          </table:table-cell>
          <table:table-cell office:value-type="float" office:value="10.7319226845186">
            <text:p>10.731922684518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PBL</text:p>
          </table:table-cell>
          <table:table-cell table:style-name="ce2" office:value-type="string">
            <text:p>Puerto Cabello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49">
            <text:p>449</text:p>
          </table:table-cell>
          <table:table-cell table:style-name="ce2" office:value-type="float" office:value="4337.95">
            <text:p>4337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37.95">
            <text:p>4337.95</text:p>
          </table:table-cell>
          <table:table-cell office:value-type="float" office:value="-68.1700098080024">
            <text:p>-68.1700098080024</text:p>
          </table:table-cell>
          <table:table-cell office:value-type="float" office:value="10.4704319447199">
            <text:p>10.470431944719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Brunei</text:p>
          </table:table-cell>
          <table:table-cell table:style-name="ce2" office:value-type="string">
            <text:p>BNMUA</text:p>
          </table:table-cell>
          <table:table-cell table:style-name="ce2" office:value-type="string">
            <text:p>Muara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471.27">
            <text:p>471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1.27">
            <text:p>471.27</text:p>
          </table:table-cell>
          <table:table-cell office:value-type="float" office:value="115.071572478663">
            <text:p>115.071572478663</text:p>
          </table:table-cell>
          <table:table-cell office:value-type="float" office:value="5.02432413331519">
            <text:p>5.0243241333151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ambodia</text:p>
          </table:table-cell>
          <table:table-cell table:style-name="ce2" office:value-type="string">
            <text:p>KHKOS</text:p>
          </table:table-cell>
          <table:table-cell table:style-name="ce2" office:value-type="string">
            <text:p>Kompongso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57.36">
            <text:p>357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7.36">
            <text:p>357.36</text:p>
          </table:table-cell>
          <table:table-cell office:value-type="float" office:value="103.507767057118">
            <text:p>103.507767057118</text:p>
          </table:table-cell>
          <table:table-cell office:value-type="float" office:value="10.6460249568474">
            <text:p>10.646024956847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ambodia</text:p>
          </table:table-cell>
          <table:table-cell table:style-name="ce2" office:value-type="string">
            <text:p>KHPNH</text:p>
          </table:table-cell>
          <table:table-cell table:style-name="ce2" office:value-type="string">
            <text:p>Phnom Penh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7.62">
            <text:p>37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.62">
            <text:p>37.62</text:p>
          </table:table-cell>
          <table:table-cell office:value-type="float" office:value="104.914688621186">
            <text:p>104.914688621186</text:p>
          </table:table-cell>
          <table:table-cell office:value-type="float" office:value="11.5519759885584">
            <text:p>11.551975988558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ambodia</text:p>
          </table:table-cell>
          <table:table-cell table:style-name="ce2" office:value-type="string">
            <text:p>KHSIH</text:p>
          </table:table-cell>
          <table:table-cell table:style-name="ce2" office:value-type="string">
            <text:p>Sihanoukvill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7.02">
            <text:p>57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7.02">
            <text:p>57.02</text:p>
          </table:table-cell>
          <table:table-cell office:value-type="float" office:value="103.50604223146">
            <text:p>103.50604223146</text:p>
          </table:table-cell>
          <table:table-cell office:value-type="float" office:value="10.6221037566878">
            <text:p>10.622103756687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AQG</text:p>
          </table:table-cell>
          <table:table-cell table:style-name="ce2" office:value-type="string">
            <text:p>Anqing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3">
            <text:p>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3">
            <text:p>73</text:p>
          </table:table-cell>
          <table:table-cell office:value-type="string">
            <text:p>117.0429659</text:p>
          </table:table-cell>
          <table:table-cell office:value-type="string">
            <text:p>30.511971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BHY</text:p>
          </table:table-cell>
          <table:table-cell table:style-name="ce2" office:value-type="string">
            <text:p>Beiha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9">
            <text:p>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9">
            <text:p>59</text:p>
          </table:table-cell>
          <table:table-cell office:value-type="string">
            <text:p>109.1068061</text:p>
          </table:table-cell>
          <table:table-cell office:value-type="string">
            <text:p>21.479908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SX</text:p>
          </table:table-cell>
          <table:table-cell table:style-name="ce2" office:value-type="string">
            <text:p>Changsh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63.93">
            <text:p>363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3.93">
            <text:p>363.93</text:p>
          </table:table-cell>
          <table:table-cell office:value-type="string">
            <text:p>112.9835823</text:p>
          </table:table-cell>
          <table:table-cell office:value-type="string">
            <text:p>28.187376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GU</text:p>
          </table:table-cell>
          <table:table-cell table:style-name="ce2" office:value-type="string">
            <text:p>Changshu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16">
            <text:p>6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34">
            <text:p>1234</text:p>
          </table:table-cell>
          <table:table-cell table:style-name="ce2" office:value-type="float" office:value="16839.26">
            <text:p>16839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839.26">
            <text:p>16839.26</text:p>
          </table:table-cell>
          <table:table-cell office:value-type="string">
            <text:p>120.7408552</text:p>
          </table:table-cell>
          <table:table-cell office:value-type="string">
            <text:p>31.643408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AN</text:p>
          </table:table-cell>
          <table:table-cell table:style-name="ce2" office:value-type="string">
            <text:p>Chefo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7.85">
            <text:p>137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7.85">
            <text:p>137.85</text:p>
          </table:table-cell>
          <table:table-cell office:value-type="string">
            <text:p>121.389463</text:p>
          </table:table-cell>
          <table:table-cell office:value-type="string">
            <text:p>37.534048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TU</text:p>
          </table:table-cell>
          <table:table-cell table:style-name="ce2" office:value-type="string">
            <text:p>Chengdu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0">
            <text:p>4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office:value-type="string">
            <text:p>104.0613634</text:p>
          </table:table-cell>
          <table:table-cell office:value-type="string">
            <text:p>30.676503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LJ</text:p>
          </table:table-cell>
          <table:table-cell table:style-name="ce2" office:value-type="string">
            <text:p>Chenglinj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">
            <text:p>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2508.39">
            <text:p>2508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08.39">
            <text:p>2508.39</text:p>
          </table:table-cell>
          <table:table-cell office:value-type="string">
            <text:p>113.1230108</text:p>
          </table:table-cell>
          <table:table-cell office:value-type="string">
            <text:p>29.358944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WN</text:p>
          </table:table-cell>
          <table:table-cell table:style-name="ce2" office:value-type="string">
            <text:p>Chiwan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55">
            <text:p>3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34">
            <text:p>734</text:p>
          </table:table-cell>
          <table:table-cell table:style-name="ce2" office:value-type="float" office:value="10529.93">
            <text:p>10529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529.93">
            <text:p>10529.93</text:p>
          </table:table-cell>
          <table:table-cell office:value-type="string">
            <text:p>113.88285</text:p>
          </table:table-cell>
          <table:table-cell office:value-type="string">
            <text:p>22.4835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KG</text:p>
          </table:table-cell>
          <table:table-cell table:style-name="ce2" office:value-type="string">
            <text:p>Chongqing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456">
            <text:p>4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78">
            <text:p>978</text:p>
          </table:table-cell>
          <table:table-cell table:style-name="ce2" office:value-type="float" office:value="14552.87">
            <text:p>14552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552.87">
            <text:p>14552.87</text:p>
          </table:table-cell>
          <table:table-cell office:value-type="string">
            <text:p>106.5492822</text:p>
          </table:table-cell>
          <table:table-cell office:value-type="string">
            <text:p>29.558571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DLC</text:p>
          </table:table-cell>
          <table:table-cell table:style-name="ce2" office:value-type="string">
            <text:p>Dali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95">
            <text:p>29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95">
            <text:p>695</text:p>
          </table:table-cell>
          <table:table-cell table:style-name="ce2" office:value-type="float" office:value="6320.81">
            <text:p>6320.81</text:p>
          </table:table-cell>
          <table:table-cell table:style-name="ce2" office:value-type="float" office:value="1277.86">
            <text:p>1277.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98.67">
            <text:p>7598.67</text:p>
          </table:table-cell>
          <table:table-cell office:value-type="string">
            <text:p>121.6105997</text:p>
          </table:table-cell>
          <table:table-cell office:value-type="string">
            <text:p>38.910535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DGG</text:p>
          </table:table-cell>
          <table:table-cell table:style-name="ce2" office:value-type="string">
            <text:p>Dongguan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.82">
            <text:p>24.8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82">
            <text:p>24.82</text:p>
          </table:table-cell>
          <table:table-cell office:value-type="string">
            <text:p>113.7524781</text:p>
          </table:table-cell>
          <table:table-cell office:value-type="string">
            <text:p>23.044927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FOC</text:p>
          </table:table-cell>
          <table:table-cell table:style-name="ce2" office:value-type="string">
            <text:p>Fuzhou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87.85">
            <text:p>387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7.85">
            <text:p>387.85</text:p>
          </table:table-cell>
          <table:table-cell office:value-type="string">
            <text:p>119.2957071</text:p>
          </table:table-cell>
          <table:table-cell office:value-type="string">
            <text:p>26.079207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AN</text:p>
          </table:table-cell>
          <table:table-cell table:style-name="ce2" office:value-type="string">
            <text:p>Guangzhou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512.56">
            <text:p>512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2.56">
            <text:p>512.56</text:p>
          </table:table-cell>
          <table:table-cell office:value-type="string">
            <text:p>113.2529963</text:p>
          </table:table-cell>
          <table:table-cell office:value-type="string">
            <text:p>23.122901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HAK</text:p>
          </table:table-cell>
          <table:table-cell table:style-name="ce2" office:value-type="string">
            <text:p>Haik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8.25">
            <text:p>148.2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.25">
            <text:p>148.25</text:p>
          </table:table-cell>
          <table:table-cell office:value-type="string">
            <text:p>110.3409936</text:p>
          </table:table-cell>
          <table:table-cell office:value-type="string">
            <text:p>20.042362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HGH</text:p>
          </table:table-cell>
          <table:table-cell table:style-name="ce2" office:value-type="string">
            <text:p>Hang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.12">
            <text:p>14.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.12">
            <text:p>14.12</text:p>
          </table:table-cell>
          <table:table-cell office:value-type="string">
            <text:p>120.149335</text:p>
          </table:table-cell>
          <table:table-cell office:value-type="string">
            <text:p>30.2665643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HKHKG</text:p>
          </table:table-cell>
          <table:table-cell table:style-name="ce2" office:value-type="string">
            <text:p>Hong Kong</text:p>
          </table:table-cell>
          <table:table-cell table:style-name="ce2" office:value-type="float" office:value="7464">
            <text:p>7464</text:p>
          </table:table-cell>
          <table:table-cell table:style-name="ce2" office:value-type="float" office:value="11896">
            <text:p>11896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837">
            <text:p>837</text:p>
          </table:table-cell>
          <table:table-cell table:style-name="ce2" office:value-type="float" office:value="33147">
            <text:p>33147</text:p>
          </table:table-cell>
          <table:table-cell table:style-name="ce2" office:value-type="float" office:value="381590.34">
            <text:p>381590.34</text:p>
          </table:table-cell>
          <table:table-cell table:style-name="ce2" office:value-type="float" office:value="2962.1">
            <text:p>2962.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4552.44">
            <text:p>384552.44</text:p>
          </table:table-cell>
          <table:table-cell table:style-name="ce7" office:value-type="string">
            <text:p>114.1849161</text:p>
          </table:table-cell>
          <table:table-cell table:style-name="ce7" office:value-type="string">
            <text:p>22.35062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HUA</text:p>
          </table:table-cell>
          <table:table-cell table:style-name="ce2" office:value-type="string">
            <text:p>Huangpu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73">
            <text:p>673</text:p>
          </table:table-cell>
          <table:table-cell table:style-name="ce2" office:value-type="float" office:value="9201.22">
            <text:p>9201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01.22">
            <text:p>9201.22</text:p>
          </table:table-cell>
          <table:table-cell office:value-type="string">
            <text:p>116.461746</text:p>
          </table:table-cell>
          <table:table-cell office:value-type="string">
            <text:p>30.5595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MN</text:p>
          </table:table-cell>
          <table:table-cell table:style-name="ce2" office:value-type="string">
            <text:p>Jiangmen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1087.9">
            <text:p>1087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87.9">
            <text:p>1087.9</text:p>
          </table:table-cell>
          <table:table-cell office:value-type="string">
            <text:p>113.079047</text:p>
          </table:table-cell>
          <table:table-cell office:value-type="string">
            <text:p>22.576629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GZ</text:p>
          </table:table-cell>
          <table:table-cell table:style-name="ce2" office:value-type="string">
            <text:p>Jingzhou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67.2">
            <text:p>67.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7.2">
            <text:p>67.2</text:p>
          </table:table-cell>
          <table:table-cell office:value-type="string">
            <text:p>112.1869371</text:p>
          </table:table-cell>
          <table:table-cell office:value-type="string">
            <text:p>30.353869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IU</text:p>
          </table:table-cell>
          <table:table-cell table:style-name="ce2" office:value-type="string">
            <text:p>Jiujiang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.23">
            <text:p>20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.23">
            <text:p>20.23</text:p>
          </table:table-cell>
          <table:table-cell office:value-type="string">
            <text:p>115.9967851</text:p>
          </table:table-cell>
          <table:table-cell office:value-type="string">
            <text:p>29.707679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ZU</text:p>
          </table:table-cell>
          <table:table-cell table:style-name="ce2" office:value-type="string">
            <text:p>Jiu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6.3">
            <text:p>4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.3">
            <text:p>46.3</text:p>
          </table:table-cell>
          <table:table-cell office:value-type="string">
            <text:p>99.2291893</text:p>
          </table:table-cell>
          <table:table-cell office:value-type="string">
            <text:p>25.752234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LYG</text:p>
          </table:table-cell>
          <table:table-cell table:style-name="ce2" office:value-type="string">
            <text:p>Lianyungang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961.53">
            <text:p>961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61.53">
            <text:p>961.53</text:p>
          </table:table-cell>
          <table:table-cell office:value-type="string">
            <text:p>119.1695305</text:p>
          </table:table-cell>
          <table:table-cell office:value-type="string">
            <text:p>34.609263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KHN</text:p>
          </table:table-cell>
          <table:table-cell table:style-name="ce2" office:value-type="string">
            <text:p>Nanchang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2206.25">
            <text:p>2206.2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06.25">
            <text:p>2206.25</text:p>
          </table:table-cell>
          <table:table-cell office:value-type="string">
            <text:p>115.8979149</text:p>
          </table:table-cell>
          <table:table-cell office:value-type="string">
            <text:p>28.696537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AH</text:p>
          </table:table-cell>
          <table:table-cell table:style-name="ce2" office:value-type="string">
            <text:p>Nanhai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932.73">
            <text:p>932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32.73">
            <text:p>932.73</text:p>
          </table:table-cell>
          <table:table-cell office:value-type="string">
            <text:p>111.778369</text:p>
          </table:table-cell>
          <table:table-cell office:value-type="string">
            <text:p>30.12818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KG</text:p>
          </table:table-cell>
          <table:table-cell table:style-name="ce2" office:value-type="string">
            <text:p>Nanjing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9">
            <text:p>6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1300.85">
            <text:p>1300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00.85">
            <text:p>1300.85</text:p>
          </table:table-cell>
          <table:table-cell office:value-type="string">
            <text:p>118.7912987</text:p>
          </table:table-cell>
          <table:table-cell office:value-type="string">
            <text:p>32.060747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SA</text:p>
          </table:table-cell>
          <table:table-cell table:style-name="ce2" office:value-type="string">
            <text:p>Nansha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2358">
            <text:p>235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953">
            <text:p>4953</text:p>
          </table:table-cell>
          <table:table-cell table:style-name="ce2" office:value-type="float" office:value="69247.64">
            <text:p>69247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9247.64">
            <text:p>69247.64</text:p>
          </table:table-cell>
          <table:table-cell office:value-type="string">
            <text:p>102.8382958</text:p>
          </table:table-cell>
          <table:table-cell office:value-type="string">
            <text:p>23.219851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TG</text:p>
          </table:table-cell>
          <table:table-cell table:style-name="ce2" office:value-type="string">
            <text:p>Nantong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0.14">
            <text:p>60.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.14">
            <text:p>60.14</text:p>
          </table:table-cell>
          <table:table-cell office:value-type="string">
            <text:p>120.8901671</text:p>
          </table:table-cell>
          <table:table-cell office:value-type="string">
            <text:p>31.98344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BO</text:p>
          </table:table-cell>
          <table:table-cell table:style-name="ce2" office:value-type="string">
            <text:p>Ningbo</text:p>
          </table:table-cell>
          <table:table-cell table:style-name="ce2" office:value-type="float" office:value="1234">
            <text:p>1234</text:p>
          </table:table-cell>
          <table:table-cell table:style-name="ce2" office:value-type="float" office:value="1731">
            <text:p>1731</text:p>
          </table:table-cell>
          <table:table-cell table:style-name="ce2" office:value-type="float" office:value="4491">
            <text:p>4491</text:p>
          </table:table-cell>
          <table:table-cell table:style-name="ce2" office:value-type="float" office:value="2557">
            <text:p>2557</text:p>
          </table:table-cell>
          <table:table-cell table:style-name="ce2" office:value-type="float" office:value="14301">
            <text:p>14301</text:p>
          </table:table-cell>
          <table:table-cell table:style-name="ce2" office:value-type="float" office:value="86439.09">
            <text:p>86439.09</text:p>
          </table:table-cell>
          <table:table-cell table:style-name="ce2" office:value-type="float" office:value="2316.18">
            <text:p>2316.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8755.27">
            <text:p>88755.27</text:p>
          </table:table-cell>
          <table:table-cell office:value-type="string">
            <text:p>121.549887</text:p>
          </table:table-cell>
          <table:table-cell office:value-type="string">
            <text:p>29.872025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AO</text:p>
          </table:table-cell>
          <table:table-cell table:style-name="ce2" office:value-type="string">
            <text:p>Qingdao</text:p>
          </table:table-cell>
          <table:table-cell table:style-name="ce2" office:value-type="float" office:value="682">
            <text:p>682</text:p>
          </table:table-cell>
          <table:table-cell table:style-name="ce2" office:value-type="float" office:value="1888">
            <text:p>1888</text:p>
          </table:table-cell>
          <table:table-cell table:style-name="ce2" office:value-type="float" office:value="1963">
            <text:p>1963</text:p>
          </table:table-cell>
          <table:table-cell table:style-name="ce2" office:value-type="float" office:value="878">
            <text:p>878</text:p>
          </table:table-cell>
          <table:table-cell table:style-name="ce2" office:value-type="float" office:value="8177">
            <text:p>8177</text:p>
          </table:table-cell>
          <table:table-cell table:style-name="ce2" office:value-type="float" office:value="60260.79">
            <text:p>60260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260.79">
            <text:p>60260.79</text:p>
          </table:table-cell>
          <table:table-cell office:value-type="string">
            <text:p>120.3497193</text:p>
          </table:table-cell>
          <table:table-cell office:value-type="string">
            <text:p>36.089509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QHA</text:p>
          </table:table-cell>
          <table:table-cell table:style-name="ce2" office:value-type="string">
            <text:p>Qinhuangdao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21.04">
            <text:p>121.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1.04">
            <text:p>121.04</text:p>
          </table:table-cell>
          <table:table-cell office:value-type="string">
            <text:p>119.588333</text:p>
          </table:table-cell>
          <table:table-cell office:value-type="string">
            <text:p>39.93166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QZJ</text:p>
          </table:table-cell>
          <table:table-cell table:style-name="ce2" office:value-type="string">
            <text:p>Quan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6">
            <text:p>37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6">
            <text:p>376</text:p>
          </table:table-cell>
          <table:table-cell office:value-type="string">
            <text:p>118.5851458</text:p>
          </table:table-cell>
          <table:table-cell office:value-type="string">
            <text:p>24.903880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ROQ</text:p>
          </table:table-cell>
          <table:table-cell table:style-name="ce2" office:value-type="string">
            <text:p>Rongqi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794.61">
            <text:p>794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94.61">
            <text:p>794.61</text:p>
          </table:table-cell>
          <table:table-cell office:value-type="string">
            <text:p>113.3071042</text:p>
          </table:table-cell>
          <table:table-cell office:value-type="string">
            <text:p>22.75398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JQ</text:p>
          </table:table-cell>
          <table:table-cell table:style-name="ce2" office:value-type="string">
            <text:p>Sanshui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3571.28">
            <text:p>3571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71.28">
            <text:p>3571.28</text:p>
          </table:table-cell>
          <table:table-cell office:value-type="string">
            <text:p>112.8914736</text:p>
          </table:table-cell>
          <table:table-cell office:value-type="string">
            <text:p>23.158797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HG</text:p>
          </table:table-cell>
          <table:table-cell table:style-name="ce2" office:value-type="string">
            <text:p>Sha Gang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56">
            <text:p>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5147.55">
            <text:p>5147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47.55">
            <text:p>5147.55</text:p>
          </table:table-cell>
          <table:table-cell office:value-type="string">
            <text:p>112.424292</text:p>
          </table:table-cell>
          <table:table-cell office:value-type="string">
            <text:p>22.33799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HA</text:p>
          </table:table-cell>
          <table:table-cell table:style-name="ce2" office:value-type="string">
            <text:p>Shanghai</text:p>
          </table:table-cell>
          <table:table-cell table:style-name="ce2" office:value-type="float" office:value="6717">
            <text:p>6717</text:p>
          </table:table-cell>
          <table:table-cell table:style-name="ce2" office:value-type="float" office:value="16995">
            <text:p>16995</text:p>
          </table:table-cell>
          <table:table-cell table:style-name="ce2" office:value-type="float" office:value="4299">
            <text:p>4299</text:p>
          </table:table-cell>
          <table:table-cell table:style-name="ce2" office:value-type="float" office:value="5587">
            <text:p>5587</text:p>
          </table:table-cell>
          <table:table-cell table:style-name="ce2" office:value-type="float" office:value="5618">
            <text:p>5618</text:p>
          </table:table-cell>
          <table:table-cell table:style-name="ce2" office:value-type="float" office:value="506819.28">
            <text:p>506819.28</text:p>
          </table:table-cell>
          <table:table-cell table:style-name="ce2" office:value-type="float" office:value="1796">
            <text:p>17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08615.28">
            <text:p>508615.28</text:p>
          </table:table-cell>
          <table:table-cell office:value-type="string">
            <text:p>121.4888922</text:p>
          </table:table-cell>
          <table:table-cell office:value-type="string">
            <text:p>31.225344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HU</text:p>
          </table:table-cell>
          <table:table-cell table:style-name="ce2" office:value-type="string">
            <text:p>Shekou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2735">
            <text:p>273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5703">
            <text:p>5703</text:p>
          </table:table-cell>
          <table:table-cell table:style-name="ce2" office:value-type="float" office:value="75536.18">
            <text:p>75536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5536.18">
            <text:p>75536.18</text:p>
          </table:table-cell>
          <table:table-cell office:value-type="string">
            <text:p>114.3485226</text:p>
          </table:table-cell>
          <table:table-cell office:value-type="string">
            <text:p>30.715317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UD</text:p>
          </table:table-cell>
          <table:table-cell table:style-name="ce2" office:value-type="string">
            <text:p>Shund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4.61">
            <text:p>204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4.61">
            <text:p>204.61</text:p>
          </table:table-cell>
          <table:table-cell office:value-type="string">
            <text:p>113.2715118</text:p>
          </table:table-cell>
          <table:table-cell office:value-type="string">
            <text:p>22.877599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AG</text:p>
          </table:table-cell>
          <table:table-cell table:style-name="ce2" office:value-type="string">
            <text:p>Taican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6">
            <text:p>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2358.48">
            <text:p>2358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58.48">
            <text:p>2358.48</text:p>
          </table:table-cell>
          <table:table-cell office:value-type="string">
            <text:p>121.1057705</text:p>
          </table:table-cell>
          <table:table-cell office:value-type="string">
            <text:p>31.454589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AP</text:p>
          </table:table-cell>
          <table:table-cell table:style-name="ce2" office:value-type="string">
            <text:p>Taiping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1">
            <text:p>9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3041.3">
            <text:p>3041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41.3">
            <text:p>3041.3</text:p>
          </table:table-cell>
          <table:table-cell office:value-type="string">
            <text:p>121.6483056</text:p>
          </table:table-cell>
          <table:table-cell office:value-type="string">
            <text:p>42.017176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ZO</text:p>
          </table:table-cell>
          <table:table-cell table:style-name="ce2" office:value-type="string">
            <text:p>Taizho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8.8">
            <text:p>78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.8">
            <text:p>78.8</text:p>
          </table:table-cell>
          <table:table-cell office:value-type="string">
            <text:p>121.4444622</text:p>
          </table:table-cell>
          <table:table-cell office:value-type="string">
            <text:p>28.683642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XG</text:p>
          </table:table-cell>
          <table:table-cell table:style-name="ce2" office:value-type="string">
            <text:p>Tianjinxingang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52126.37">
            <text:p>52126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2126.37">
            <text:p>52126.37</text:p>
          </table:table-cell>
          <table:table-cell office:value-type="string">
            <text:p>117.1980785</text:p>
          </table:table-cell>
          <table:table-cell office:value-type="string">
            <text:p>39.123563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EI</text:p>
          </table:table-cell>
          <table:table-cell table:style-name="ce2" office:value-type="string">
            <text:p>Weihai Shandong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8.59">
            <text:p>48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8.59">
            <text:p>48.59</text:p>
          </table:table-cell>
          <table:table-cell office:value-type="string">
            <text:p>122.1152445</text:p>
          </table:table-cell>
          <table:table-cell office:value-type="string">
            <text:p>37.512221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UH</text:p>
          </table:table-cell>
          <table:table-cell table:style-name="ce2" office:value-type="string">
            <text:p>Wuhan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458.36">
            <text:p>458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8.36">
            <text:p>458.36</text:p>
          </table:table-cell>
          <table:table-cell office:value-type="string">
            <text:p>114.2992796</text:p>
          </table:table-cell>
          <table:table-cell office:value-type="string">
            <text:p>30.596021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HI</text:p>
          </table:table-cell>
          <table:table-cell table:style-name="ce2" office:value-type="string">
            <text:p>Wuh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1838.29">
            <text:p>1838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38.29">
            <text:p>1838.29</text:p>
          </table:table-cell>
          <table:table-cell office:value-type="string">
            <text:p>118.3536912</text:p>
          </table:table-cell>
          <table:table-cell office:value-type="string">
            <text:p>31.342580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UX</text:p>
          </table:table-cell>
          <table:table-cell table:style-name="ce2" office:value-type="string">
            <text:p>Wuxi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32.3">
            <text:p>432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2.3">
            <text:p>432.3</text:p>
          </table:table-cell>
          <table:table-cell office:value-type="string">
            <text:p>120.3128912</text:p>
          </table:table-cell>
          <table:table-cell office:value-type="string">
            <text:p>31.587417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UZ</text:p>
          </table:table-cell>
          <table:table-cell table:style-name="ce2" office:value-type="string">
            <text:p>Wu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2.7">
            <text:p>112.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2.7">
            <text:p>112.7</text:p>
          </table:table-cell>
          <table:table-cell office:value-type="string">
            <text:p>111.2971834</text:p>
          </table:table-cell>
          <table:table-cell office:value-type="string">
            <text:p>23.478294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XMN</text:p>
          </table:table-cell>
          <table:table-cell table:style-name="ce2" office:value-type="string">
            <text:p>Xiamen (Xian)</text:p>
          </table:table-cell>
          <table:table-cell table:style-name="ce2" office:value-type="float" office:value="1914">
            <text:p>1914</text:p>
          </table:table-cell>
          <table:table-cell table:style-name="ce2" office:value-type="float" office:value="1331">
            <text:p>1331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807">
            <text:p>4807</text:p>
          </table:table-cell>
          <table:table-cell table:style-name="ce2" office:value-type="float" office:value="81488.22">
            <text:p>81488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488.22">
            <text:p>81488.22</text:p>
          </table:table-cell>
          <table:table-cell office:value-type="string">
            <text:p>118.1355644</text:p>
          </table:table-cell>
          <table:table-cell office:value-type="string">
            <text:p>24.49744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XIL</text:p>
          </table:table-cell>
          <table:table-cell table:style-name="ce2" office:value-type="string">
            <text:p>Xiaolan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94.93">
            <text:p>194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4.93">
            <text:p>194.93</text:p>
          </table:table-cell>
          <table:table-cell office:value-type="string">
            <text:p>113.2294552</text:p>
          </table:table-cell>
          <table:table-cell office:value-type="string">
            <text:p>22.673127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XGG</text:p>
          </table:table-cell>
          <table:table-cell table:style-name="ce2" office:value-type="string">
            <text:p>Xingang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30.16">
            <text:p>230.16</text:p>
          </table:table-cell>
          <table:table-cell table:style-name="ce2" office:value-type="float" office:value="1312">
            <text:p>13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42.16">
            <text:p>1542.16</text:p>
          </table:table-cell>
          <table:table-cell office:value-type="string">
            <text:p>117.7433</text:p>
          </table:table-cell>
          <table:table-cell office:value-type="string">
            <text:p>38.978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ZH</text:p>
          </table:table-cell>
          <table:table-cell table:style-name="ce2" office:value-type="string">
            <text:p>Yangzho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6">
            <text:p>3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13">
            <text:p>613</text:p>
          </table:table-cell>
          <table:table-cell table:style-name="ce2" office:value-type="float" office:value="8614.69">
            <text:p>8614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614.69">
            <text:p>8614.69</text:p>
          </table:table-cell>
          <table:table-cell office:value-type="string">
            <text:p>119.4365759</text:p>
          </table:table-cell>
          <table:table-cell office:value-type="string">
            <text:p>32.392697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NT</text:p>
          </table:table-cell>
          <table:table-cell table:style-name="ce2" office:value-type="string">
            <text:p>Yantai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98.5">
            <text:p>998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98.5">
            <text:p>998.5</text:p>
          </table:table-cell>
          <table:table-cell office:value-type="string">
            <text:p>121.389463</text:p>
          </table:table-cell>
          <table:table-cell office:value-type="string">
            <text:p>37.534048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TI</text:p>
          </table:table-cell>
          <table:table-cell table:style-name="ce2" office:value-type="string">
            <text:p>Yantian Huangdong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358">
            <text:p>35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47">
            <text:p>347</text:p>
          </table:table-cell>
          <table:table-cell table:style-name="ce2" office:value-type="float" office:value="1516">
            <text:p>1516</text:p>
          </table:table-cell>
          <table:table-cell table:style-name="ce2" office:value-type="float" office:value="12051.22">
            <text:p>12051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051.22">
            <text:p>12051.22</text:p>
          </table:table-cell>
          <table:table-cell office:value-type="string">
            <text:p>114.2734</text:p>
          </table:table-cell>
          <table:table-cell office:value-type="string">
            <text:p>22.586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ZJG</text:p>
          </table:table-cell>
          <table:table-cell table:style-name="ce2" office:value-type="string">
            <text:p>Zhangjiagang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05">
            <text:p>4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23">
            <text:p>823</text:p>
          </table:table-cell>
          <table:table-cell table:style-name="ce2" office:value-type="float" office:value="11018.01">
            <text:p>11018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18.01">
            <text:p>11018.01</text:p>
          </table:table-cell>
          <table:table-cell office:value-type="string">
            <text:p>120.5426833</text:p>
          </table:table-cell>
          <table:table-cell office:value-type="string">
            <text:p>31.866489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ZHA</text:p>
          </table:table-cell>
          <table:table-cell table:style-name="ce2" office:value-type="string">
            <text:p>Zhanjiang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5.72">
            <text:p>55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5.72">
            <text:p>55.72</text:p>
          </table:table-cell>
          <table:table-cell office:value-type="string">
            <text:p>110.4045975</text:p>
          </table:table-cell>
          <table:table-cell office:value-type="string">
            <text:p>21.202191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ZHE</text:p>
          </table:table-cell>
          <table:table-cell table:style-name="ce2" office:value-type="string">
            <text:p>Zhenjiang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474.73">
            <text:p>1474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4.73">
            <text:p>1474.73</text:p>
          </table:table-cell>
          <table:table-cell office:value-type="string">
            <text:p>119.458012</text:p>
          </table:table-cell>
          <table:table-cell office:value-type="string">
            <text:p>32.2139599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BPN</text:p>
          </table:table-cell>
          <table:table-cell table:style-name="ce2" office:value-type="string">
            <text:p>Balikpapan, Kalimanta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116.8619171</text:p>
          </table:table-cell>
          <table:table-cell table:style-name="ce7" office:value-type="string">
            <text:p>-1.237061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BLW</text:p>
          </table:table-cell>
          <table:table-cell table:style-name="ce2" office:value-type="string">
            <text:p>Belawan, Sumatra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9.83">
            <text:p>349.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9.83">
            <text:p>349.83</text:p>
          </table:table-cell>
          <table:table-cell table:style-name="ce7" office:value-type="string">
            <text:p>98.6918036</text:p>
          </table:table-cell>
          <table:table-cell table:style-name="ce7" office:value-type="string">
            <text:p>3.782761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JKT</text:p>
          </table:table-cell>
          <table:table-cell table:style-name="ce2" office:value-type="string">
            <text:p>Jakarta, Java</text:p>
          </table:table-cell>
          <table:table-cell table:style-name="ce2" office:value-type="float" office:value="839">
            <text:p>839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29">
            <text:p>1929</text:p>
          </table:table-cell>
          <table:table-cell table:style-name="ce2" office:value-type="float" office:value="31193.1">
            <text:p>31193.1</text:p>
          </table:table-cell>
          <table:table-cell table:style-name="ce2" office:value-type="float" office:value="2255">
            <text:p>22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448.1">
            <text:p>33448.1</text:p>
          </table:table-cell>
          <table:table-cell table:style-name="ce7" office:value-type="string">
            <text:p>106.8271436</text:p>
          </table:table-cell>
          <table:table-cell table:style-name="ce7" office:value-type="string">
            <text:p>-6.175316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PDG</text:p>
          </table:table-cell>
          <table:table-cell table:style-name="ce2" office:value-type="string">
            <text:p>Padang, Sumatr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9.48">
            <text:p>99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9.48">
            <text:p>99.48</text:p>
          </table:table-cell>
          <table:table-cell table:style-name="ce7" office:value-type="string">
            <text:p>100.3587</text:p>
          </table:table-cell>
          <table:table-cell table:style-name="ce7" office:value-type="string">
            <text:p>-0.9430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PNJ</text:p>
          </table:table-cell>
          <table:table-cell table:style-name="ce2" office:value-type="string">
            <text:p>Panjang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.9">
            <text:p>10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.9">
            <text:p>10.9</text:p>
          </table:table-cell>
          <table:table-cell table:style-name="ce7" office:value-type="string">
            <text:p>105.31546</text:p>
          </table:table-cell>
          <table:table-cell table:style-name="ce7" office:value-type="string">
            <text:p>-5.4614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SRG</text:p>
          </table:table-cell>
          <table:table-cell table:style-name="ce2" office:value-type="string">
            <text:p>Semarang, Java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13.55">
            <text:p>813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3.55">
            <text:p>813.55</text:p>
          </table:table-cell>
          <table:table-cell table:style-name="ce7" office:value-type="string">
            <text:p>110.4099145</text:p>
          </table:table-cell>
          <table:table-cell table:style-name="ce7" office:value-type="string">
            <text:p> -6.983403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SUB</text:p>
          </table:table-cell>
          <table:table-cell table:style-name="ce2" office:value-type="string">
            <text:p>Surabaya, Java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41">
            <text:p>1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6663.31">
            <text:p>6663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663.31">
            <text:p>6663.31</text:p>
          </table:table-cell>
          <table:table-cell table:style-name="ce7" office:value-type="string">
            <text:p>112.7559</text:p>
          </table:table-cell>
          <table:table-cell table:style-name="ce7" office:value-type="string">
            <text:p>-7.238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AXT</text:p>
          </table:table-cell>
          <table:table-cell table:style-name="ce2" office:value-type="string">
            <text:p>Akita, Akita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6.65">
            <text:p>136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6.65">
            <text:p>136.65</text:p>
          </table:table-cell>
          <table:table-cell office:value-type="string">
            <text:p>140.2647955</text:p>
          </table:table-cell>
          <table:table-cell office:value-type="string">
            <text:p>39.656959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HHE</text:p>
          </table:table-cell>
          <table:table-cell table:style-name="ce2" office:value-type="string">
            <text:p>Hachinohe, Aomori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91.51">
            <text:p>491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1.51">
            <text:p>491.51</text:p>
          </table:table-cell>
          <table:table-cell office:value-type="string">
            <text:p>141.4886035</text:p>
          </table:table-cell>
          <table:table-cell office:value-type="string">
            <text:p>40.51289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HKT</text:p>
          </table:table-cell>
          <table:table-cell table:style-name="ce2" office:value-type="string">
            <text:p>Hakata, Fukuoka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39">
            <text:p>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540.84">
            <text:p>1540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40.84">
            <text:p>1540.84</text:p>
          </table:table-cell>
          <table:table-cell office:value-type="string">
            <text:p>130.4206777</text:p>
          </table:table-cell>
          <table:table-cell office:value-type="string">
            <text:p>33.59011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HIJ</text:p>
          </table:table-cell>
          <table:table-cell table:style-name="ce2" office:value-type="string">
            <text:p>Hiroshima, Hiroshima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50.57">
            <text:p>350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0.57">
            <text:p>350.57</text:p>
          </table:table-cell>
          <table:table-cell office:value-type="string">
            <text:p>132.4518156</text:p>
          </table:table-cell>
          <table:table-cell office:value-type="string">
            <text:p>34.391605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IMB</text:p>
          </table:table-cell>
          <table:table-cell table:style-name="ce2" office:value-type="string">
            <text:p>Imabari, Ehim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6.35">
            <text:p>36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.35">
            <text:p>36.35</text:p>
          </table:table-cell>
          <table:table-cell office:value-type="string">
            <text:p>132.993352</text:p>
          </table:table-cell>
          <table:table-cell office:value-type="string">
            <text:p>34.06463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ISS</text:p>
          </table:table-cell>
          <table:table-cell table:style-name="ce2" office:value-type="string">
            <text:p>Ishikariwan-Shinko, Hokkaid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7.49">
            <text:p>87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7.49">
            <text:p>87.49</text:p>
          </table:table-cell>
          <table:table-cell office:value-type="string">
            <text:p>141.3155531</text:p>
          </table:table-cell>
          <table:table-cell office:value-type="string">
            <text:p>43.171396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KNZ</text:p>
          </table:table-cell>
          <table:table-cell table:style-name="ce2" office:value-type="string">
            <text:p>Kanazawa, Ishikawa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1.94">
            <text:p>81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.94">
            <text:p>81.94</text:p>
          </table:table-cell>
          <table:table-cell office:value-type="string">
            <text:p>136.6568791</text:p>
          </table:table-cell>
          <table:table-cell office:value-type="string">
            <text:p>36.561627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UKB</text:p>
          </table:table-cell>
          <table:table-cell table:style-name="ce2" office:value-type="string">
            <text:p>Kobe, Hyogo</text:p>
          </table:table-cell>
          <table:table-cell table:style-name="ce2" office:value-type="float" office:value="644">
            <text:p>644</text:p>
          </table:table-cell>
          <table:table-cell table:style-name="ce2" office:value-type="float" office:value="544">
            <text:p>5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32">
            <text:p>1732</text:p>
          </table:table-cell>
          <table:table-cell table:style-name="ce2" office:value-type="float" office:value="22393.61">
            <text:p>22393.61</text:p>
          </table:table-cell>
          <table:table-cell table:style-name="ce2" office:value-type="float" office:value="126">
            <text:p>12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519.61">
            <text:p>22519.61</text:p>
          </table:table-cell>
          <table:table-cell office:value-type="string">
            <text:p>135.1342504</text:p>
          </table:table-cell>
          <table:table-cell office:value-type="string">
            <text:p>34.725337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KMJ</text:p>
          </table:table-cell>
          <table:table-cell table:style-name="ce2" office:value-type="string">
            <text:p>Kumamoto, Kumamoto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.8">
            <text:p>17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8">
            <text:p>17.8</text:p>
          </table:table-cell>
          <table:table-cell office:value-type="string">
            <text:p>130.733333</text:p>
          </table:table-cell>
          <table:table-cell office:value-type="string">
            <text:p>32.78333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MOJ</text:p>
          </table:table-cell>
          <table:table-cell table:style-name="ce2" office:value-type="string">
            <text:p>Moji, Fukuoka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0.88">
            <text:p>210.8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0.88">
            <text:p>210.88</text:p>
          </table:table-cell>
          <table:table-cell office:value-type="string">
            <text:p>130.9408</text:p>
          </table:table-cell>
          <table:table-cell office:value-type="string">
            <text:p>33.906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NGS</text:p>
          </table:table-cell>
          <table:table-cell table:style-name="ce2" office:value-type="string">
            <text:p>Nagasaki, Nagasaki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240.62">
            <text:p>240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0.62">
            <text:p>240.62</text:p>
          </table:table-cell>
          <table:table-cell office:value-type="string">
            <text:p>129.8666669</text:p>
          </table:table-cell>
          <table:table-cell office:value-type="string">
            <text:p>32.78333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NGO</text:p>
          </table:table-cell>
          <table:table-cell table:style-name="ce2" office:value-type="string">
            <text:p>Nagoya, Aichi</text:p>
          </table:table-cell>
          <table:table-cell table:style-name="ce2" office:value-type="float" office:value="538">
            <text:p>538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08">
            <text:p>1108</text:p>
          </table:table-cell>
          <table:table-cell table:style-name="ce2" office:value-type="float" office:value="15530.41">
            <text:p>15530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530.41">
            <text:p>15530.41</text:p>
          </table:table-cell>
          <table:table-cell office:value-type="string">
            <text:p>136.9</text:p>
          </table:table-cell>
          <table:table-cell office:value-type="string">
            <text:p>35.18333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NAH</text:p>
          </table:table-cell>
          <table:table-cell table:style-name="ce2" office:value-type="string">
            <text:p>Naha, Okinaw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4.31">
            <text:p>144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4.31">
            <text:p>144.31</text:p>
          </table:table-cell>
          <table:table-cell office:value-type="string">
            <text:p>127.6791918</text:p>
          </table:table-cell>
          <table:table-cell office:value-type="string">
            <text:p>26.212470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KIJ</text:p>
          </table:table-cell>
          <table:table-cell table:style-name="ce2" office:value-type="string">
            <text:p>Niigata, Niigat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4.61">
            <text:p>154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4.61">
            <text:p>154.61</text:p>
          </table:table-cell>
          <table:table-cell office:value-type="string">
            <text:p>139.025524</text:p>
          </table:table-cell>
          <table:table-cell office:value-type="string">
            <text:p>37.847596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OIT</text:p>
          </table:table-cell>
          <table:table-cell table:style-name="ce2" office:value-type="string">
            <text:p>Oita, Oi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61.02">
            <text:p>561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1.02">
            <text:p>561.02</text:p>
          </table:table-cell>
          <table:table-cell office:value-type="string">
            <text:p>131.60761</text:p>
          </table:table-cell>
          <table:table-cell office:value-type="string">
            <text:p>33.2404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OSA</text:p>
          </table:table-cell>
          <table:table-cell table:style-name="ce2" office:value-type="string">
            <text:p>Osaka, Osaka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194">
            <text:p>19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3">
            <text:p>643</text:p>
          </table:table-cell>
          <table:table-cell table:style-name="ce2" office:value-type="float" office:value="7701.04">
            <text:p>7701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701.04">
            <text:p>7701.04</text:p>
          </table:table-cell>
          <table:table-cell office:value-type="string">
            <text:p>135.502135</text:p>
          </table:table-cell>
          <table:table-cell office:value-type="string">
            <text:p>34.69383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SKT</text:p>
          </table:table-cell>
          <table:table-cell table:style-name="ce2" office:value-type="string">
            <text:p>Sakata, Yamaga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.45">
            <text:p>30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.45">
            <text:p>30.45</text:p>
          </table:table-cell>
          <table:table-cell office:value-type="string">
            <text:p>139.836328</text:p>
          </table:table-cell>
          <table:table-cell office:value-type="string">
            <text:p>38.914443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SMZ</text:p>
          </table:table-cell>
          <table:table-cell table:style-name="ce2" office:value-type="string">
            <text:p>Shimizu, Shizuoka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43">
            <text:p>1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8">
            <text:p>328</text:p>
          </table:table-cell>
          <table:table-cell table:style-name="ce2" office:value-type="float" office:value="3595.63">
            <text:p>3595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95.63">
            <text:p>3595.63</text:p>
          </table:table-cell>
          <table:table-cell office:value-type="string">
            <text:p>138.5010</text:p>
          </table:table-cell>
          <table:table-cell office:value-type="string">
            <text:p>35.019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KS</text:p>
          </table:table-cell>
          <table:table-cell table:style-name="ce2" office:value-type="string">
            <text:p>Tokushima, Tokushim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4.16">
            <text:p>74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4.16">
            <text:p>74.16</text:p>
          </table:table-cell>
          <table:table-cell office:value-type="string">
            <text:p>134.5550322</text:p>
          </table:table-cell>
          <table:table-cell office:value-type="string">
            <text:p>34.069831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KY</text:p>
          </table:table-cell>
          <table:table-cell table:style-name="ce2" office:value-type="string">
            <text:p>Tokuyama, Yamaguchi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37.3">
            <text:p>337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7.3">
            <text:p>337.3</text:p>
          </table:table-cell>
          <table:table-cell office:value-type="string">
            <text:p>131.802131</text:p>
          </table:table-cell>
          <table:table-cell office:value-type="string">
            <text:p>34.0510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YO</text:p>
          </table:table-cell>
          <table:table-cell table:style-name="ce2" office:value-type="string">
            <text:p>Tokyo,Tokyo</text:p>
          </table:table-cell>
          <table:table-cell table:style-name="ce2" office:value-type="float" office:value="1216">
            <text:p>1216</text:p>
          </table:table-cell>
          <table:table-cell table:style-name="ce2" office:value-type="float" office:value="1838">
            <text:p>1838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96">
            <text:p>496</text:p>
          </table:table-cell>
          <table:table-cell table:style-name="ce2" office:value-type="float" office:value="53471.04">
            <text:p>53471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471.04">
            <text:p>53471.04</text:p>
          </table:table-cell>
          <table:table-cell office:value-type="string">
            <text:p>139.7685224</text:p>
          </table:table-cell>
          <table:table-cell office:value-type="string">
            <text:p>35.680071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MK</text:p>
          </table:table-cell>
          <table:table-cell table:style-name="ce2" office:value-type="string">
            <text:p>Tomakomai, Hokkaido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3">
            <text:p>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3130.34">
            <text:p>3130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30.34">
            <text:p>3130.34</text:p>
          </table:table-cell>
          <table:table-cell office:value-type="string">
            <text:p>141.6054999</text:p>
          </table:table-cell>
          <table:table-cell office:value-type="string">
            <text:p>42.634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YOK</text:p>
          </table:table-cell>
          <table:table-cell table:style-name="ce2" office:value-type="string">
            <text:p>Yokohama, Kanagawa</text:p>
          </table:table-cell>
          <table:table-cell table:style-name="ce2" office:value-type="float" office:value="323">
            <text:p>323</text:p>
          </table:table-cell>
          <table:table-cell table:style-name="ce2" office:value-type="float" office:value="398">
            <text:p>3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19">
            <text:p>1119</text:p>
          </table:table-cell>
          <table:table-cell table:style-name="ce2" office:value-type="float" office:value="14105.31">
            <text:p>14105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105.31">
            <text:p>14105.31</text:p>
          </table:table-cell>
          <table:table-cell office:value-type="string">
            <text:p>139.6421049</text:p>
          </table:table-cell>
          <table:table-cell office:value-type="string">
            <text:p>35.444952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BTU</text:p>
          </table:table-cell>
          <table:table-cell table:style-name="ce2" office:value-type="string">
            <text:p>Bintulu, Sarawak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0.39">
            <text:p>110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.39">
            <text:p>110.39</text:p>
          </table:table-cell>
          <table:table-cell office:value-type="float" office:value="113.035983845066">
            <text:p>113.035983845066</text:p>
          </table:table-cell>
          <table:table-cell office:value-type="float" office:value="3.16640748993797">
            <text:p>3.1664074899379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BKI</text:p>
          </table:table-cell>
          <table:table-cell table:style-name="ce2" office:value-type="string">
            <text:p>Kota Kinabalu, Sab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21.03">
            <text:p>421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1.03">
            <text:p>421.03</text:p>
          </table:table-cell>
          <table:table-cell office:value-type="float" office:value="116.110008096381">
            <text:p>116.110008096381</text:p>
          </table:table-cell>
          <table:table-cell office:value-type="float" office:value="5.9799825225013">
            <text:p>5.979982522501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KUA</text:p>
          </table:table-cell>
          <table:table-cell table:style-name="ce2" office:value-type="string">
            <text:p>Kuantan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46.3">
            <text:p>54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6.3">
            <text:p>546.3</text:p>
          </table:table-cell>
          <table:table-cell office:value-type="float" office:value="103.32003942771">
            <text:p>103.32003942771</text:p>
          </table:table-cell>
          <table:table-cell office:value-type="float" office:value="3.82995871878177">
            <text:p>3.8299587187817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KCH</text:p>
          </table:table-cell>
          <table:table-cell table:style-name="ce2" office:value-type="string">
            <text:p>Kuching, Sarawak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1.86">
            <text:p>81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.86">
            <text:p>81.86</text:p>
          </table:table-cell>
          <table:table-cell office:value-type="float" office:value="110.329999144535">
            <text:p>110.329999144535</text:p>
          </table:table-cell>
          <table:table-cell office:value-type="float" office:value="1.5299699085511">
            <text:p>1.529969908551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LBU</text:p>
          </table:table-cell>
          <table:table-cell table:style-name="ce2" office:value-type="string">
            <text:p>Labuan, Sab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2.6">
            <text:p>92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.6">
            <text:p>92.6</text:p>
          </table:table-cell>
          <table:table-cell office:value-type="float" office:value="115.242249263267">
            <text:p>115.242249263267</text:p>
          </table:table-cell>
          <table:table-cell office:value-type="float" office:value="5.26985481038909">
            <text:p>5.2698548103890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PGU</text:p>
          </table:table-cell>
          <table:table-cell table:style-name="ce2" office:value-type="string">
            <text:p>Pasir Gudang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40.84">
            <text:p>540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0.84">
            <text:p>540.84</text:p>
          </table:table-cell>
          <table:table-cell office:value-type="float" office:value="103.878668407827">
            <text:p>103.878668407827</text:p>
          </table:table-cell>
          <table:table-cell office:value-type="float" office:value="1.45369133580192">
            <text:p>1.4536913358019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PEN</text:p>
          </table:table-cell>
          <table:table-cell table:style-name="ce2" office:value-type="string">
            <text:p>Penang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4548.73">
            <text:p>4548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48.73">
            <text:p>4548.73</text:p>
          </table:table-cell>
          <table:table-cell office:value-type="float" office:value="100.287781720403">
            <text:p>100.287781720403</text:p>
          </table:table-cell>
          <table:table-cell office:value-type="float" office:value="5.38050398908165">
            <text:p>5.3805039890816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PKG</text:p>
          </table:table-cell>
          <table:table-cell table:style-name="ce2" office:value-type="string">
            <text:p>Port Kelang</text:p>
          </table:table-cell>
          <table:table-cell table:style-name="ce2" office:value-type="float" office:value="4393">
            <text:p>4393</text:p>
          </table:table-cell>
          <table:table-cell table:style-name="ce2" office:value-type="float" office:value="5716">
            <text:p>5716</text:p>
          </table:table-cell>
          <table:table-cell table:style-name="ce2" office:value-type="float" office:value="902">
            <text:p>90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6865">
            <text:p>16865</text:p>
          </table:table-cell>
          <table:table-cell table:style-name="ce2" office:value-type="float" office:value="202312.23">
            <text:p>202312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2312.23">
            <text:p>202312.23</text:p>
          </table:table-cell>
          <table:table-cell office:value-type="float" office:value="101.301754958323">
            <text:p>101.301754958323</text:p>
          </table:table-cell>
          <table:table-cell office:value-type="float" office:value="2.9422080003955">
            <text:p>2.942208000395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SDK</text:p>
          </table:table-cell>
          <table:table-cell table:style-name="ce2" office:value-type="string">
            <text:p>Sandakan, Saba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4.79">
            <text:p>204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4.79">
            <text:p>204.79</text:p>
          </table:table-cell>
          <table:table-cell office:value-type="float" office:value="118.107973998081">
            <text:p>118.107973998081</text:p>
          </table:table-cell>
          <table:table-cell office:value-type="float" office:value="5.84296246227939">
            <text:p>5.8429624622793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SBW</text:p>
          </table:table-cell>
          <table:table-cell table:style-name="ce2" office:value-type="string">
            <text:p>Sibu, Sarawak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3.09">
            <text:p>63.0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.09">
            <text:p>63.09</text:p>
          </table:table-cell>
          <table:table-cell office:value-type="float" office:value="111.843033405608">
            <text:p>111.843033405608</text:p>
          </table:table-cell>
          <table:table-cell office:value-type="float" office:value="2.30297182098917">
            <text:p>2.3029718209891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TPP</text:p>
          </table:table-cell>
          <table:table-cell table:style-name="ce2" office:value-type="string">
            <text:p>Tanjong Pelepas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63">
            <text:p>6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2642.77">
            <text:p>2642.7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42.77">
            <text:p>2642.77</text:p>
          </table:table-cell>
          <table:table-cell office:value-type="float" office:value="103.545713679279">
            <text:p>103.545713679279</text:p>
          </table:table-cell>
          <table:table-cell office:value-type="float" office:value="1.3570015300596">
            <text:p>1.357001530059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TWU</text:p>
          </table:table-cell>
          <table:table-cell table:style-name="ce2" office:value-type="string">
            <text:p>Tawau, Saba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6.21">
            <text:p>206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6.21">
            <text:p>206.21</text:p>
          </table:table-cell>
          <table:table-cell office:value-type="float" office:value="117.89599727282">
            <text:p>117.89599727282</text:p>
          </table:table-cell>
          <table:table-cell office:value-type="float" office:value="4.2709653919606">
            <text:p>4.270965391960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yanmar</text:p>
          </table:table-cell>
          <table:table-cell table:style-name="ce2" office:value-type="string">
            <text:p>MMRGN</text:p>
          </table:table-cell>
          <table:table-cell table:style-name="ce2" office:value-type="string">
            <text:p>Yangon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48.39">
            <text:p>348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8.39">
            <text:p>348.39</text:p>
          </table:table-cell>
          <table:table-cell office:value-type="float" office:value="96.1647317526619">
            <text:p>96.1647317526619</text:p>
          </table:table-cell>
          <table:table-cell office:value-type="float" office:value="16.7852999631888">
            <text:p>16.785299963188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CGY</text:p>
          </table:table-cell>
          <table:table-cell table:style-name="ce2" office:value-type="string">
            <text:p>Cagayan de Oro, Mindana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39.52">
            <text:p>239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9.52">
            <text:p>239.52</text:p>
          </table:table-cell>
          <table:table-cell office:value-type="float" office:value="124.685298623759">
            <text:p>124.685298623759</text:p>
          </table:table-cell>
          <table:table-cell office:value-type="float" office:value="8.45083945610492">
            <text:p>8.4508394561049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CEB</text:p>
          </table:table-cell>
          <table:table-cell table:style-name="ce2" office:value-type="string">
            <text:p>Cebu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625.32">
            <text:p>625.3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25.32">
            <text:p>625.32</text:p>
          </table:table-cell>
          <table:table-cell office:value-type="float" office:value="123.898129376471">
            <text:p>123.898129376471</text:p>
          </table:table-cell>
          <table:table-cell office:value-type="float" office:value="10.3219218707148">
            <text:p>10.321921870714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DVO</text:p>
          </table:table-cell>
          <table:table-cell table:style-name="ce2" office:value-type="string">
            <text:p>Davao, Mindanao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4.13">
            <text:p>104.1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4.13">
            <text:p>104.13</text:p>
          </table:table-cell>
          <table:table-cell office:value-type="float" office:value="125.628049623873">
            <text:p>125.628049623873</text:p>
          </table:table-cell>
          <table:table-cell office:value-type="float" office:value="7.11196276425676">
            <text:p>7.1119627642567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MNL</text:p>
          </table:table-cell>
          <table:table-cell table:style-name="ce2" office:value-type="string">
            <text:p>Manila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93">
            <text:p>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3045.18">
            <text:p>3045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45.18">
            <text:p>3045.18</text:p>
          </table:table-cell>
          <table:table-cell office:value-type="float" office:value="120.980271303542">
            <text:p>120.980271303542</text:p>
          </table:table-cell>
          <table:table-cell office:value-type="float" office:value="14.6061048134405">
            <text:p>14.606104813440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ingapore</text:p>
          </table:table-cell>
          <table:table-cell table:style-name="ce2" office:value-type="string">
            <text:p>SGSIN</text:p>
          </table:table-cell>
          <table:table-cell table:style-name="ce2" office:value-type="string">
            <text:p>Singapore</text:p>
          </table:table-cell>
          <table:table-cell table:style-name="ce2" office:value-type="float" office:value="20457">
            <text:p>20457</text:p>
          </table:table-cell>
          <table:table-cell table:style-name="ce2" office:value-type="float" office:value="21545">
            <text:p>21545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38">
            <text:p>338</text:p>
          </table:table-cell>
          <table:table-cell table:style-name="ce2" office:value-type="float" office:value="64483">
            <text:p>64483</text:p>
          </table:table-cell>
          <table:table-cell table:style-name="ce2" office:value-type="float" office:value="849346.62">
            <text:p>849346.62</text:p>
          </table:table-cell>
          <table:table-cell table:style-name="ce2" office:value-type="float" office:value="1824.12">
            <text:p>1824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51170.74">
            <text:p>851170.74</text:p>
          </table:table-cell>
          <table:table-cell office:value-type="float" office:value="103.853874819099">
            <text:p>103.853874819099</text:p>
          </table:table-cell>
          <table:table-cell office:value-type="float" office:value="1.29497932510594">
            <text:p>1.2949793251059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KWY</text:p>
          </table:table-cell>
          <table:table-cell table:style-name="ce2" office:value-type="string">
            <text:p>Gwangyang (Kwangyang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6.56">
            <text:p>86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6.56">
            <text:p>86.56</text:p>
          </table:table-cell>
          <table:table-cell office:value-type="float" office:value="127.603159406381">
            <text:p>127.603159406381</text:p>
          </table:table-cell>
          <table:table-cell office:value-type="float" office:value="34.8981154500522">
            <text:p>34.898115450052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INC</text:p>
          </table:table-cell>
          <table:table-cell table:style-name="ce2" office:value-type="string">
            <text:p>Incheon (Inchon)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6.97">
            <text:p>136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6.97">
            <text:p>136.97</text:p>
          </table:table-cell>
          <table:table-cell office:value-type="float" office:value="126.640287579607">
            <text:p>126.640287579607</text:p>
          </table:table-cell>
          <table:table-cell office:value-type="float" office:value="37.4780937458236">
            <text:p>37.478093745823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PUS</text:p>
          </table:table-cell>
          <table:table-cell table:style-name="ce2" office:value-type="string">
            <text:p>Pusan</text:p>
          </table:table-cell>
          <table:table-cell table:style-name="ce2" office:value-type="float" office:value="6369">
            <text:p>6369</text:p>
          </table:table-cell>
          <table:table-cell table:style-name="ce2" office:value-type="float" office:value="9139">
            <text:p>9139</text:p>
          </table:table-cell>
          <table:table-cell table:style-name="ce2" office:value-type="float" office:value="711">
            <text:p>711</text:p>
          </table:table-cell>
          <table:table-cell table:style-name="ce2" office:value-type="float" office:value="569">
            <text:p>569</text:p>
          </table:table-cell>
          <table:table-cell table:style-name="ce2" office:value-type="float" office:value="26496">
            <text:p>26496</text:p>
          </table:table-cell>
          <table:table-cell table:style-name="ce2" office:value-type="float" office:value="284012.55">
            <text:p>284012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4012.55">
            <text:p>284012.55</text:p>
          </table:table-cell>
          <table:table-cell office:value-type="float" office:value="129.00810170722">
            <text:p>129.00810170722</text:p>
          </table:table-cell>
          <table:table-cell office:value-type="float" office:value="35.0969987751109">
            <text:p>35.096998775110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SEL</text:p>
          </table:table-cell>
          <table:table-cell table:style-name="ce2" office:value-type="string">
            <text:p>Seou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6.59">
            <text:p>186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6.59">
            <text:p>186.59</text:p>
          </table:table-cell>
          <table:table-cell office:value-type="float" office:value="126.997785138202">
            <text:p>126.997785138202</text:p>
          </table:table-cell>
          <table:table-cell office:value-type="float" office:value="37.5682949583889">
            <text:p>37.568294958388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KHH</text:p>
          </table:table-cell>
          <table:table-cell table:style-name="ce2" office:value-type="string">
            <text:p>Kaohsiung</text:p>
          </table:table-cell>
          <table:table-cell table:style-name="ce2" office:value-type="float" office:value="2471">
            <text:p>2471</text:p>
          </table:table-cell>
          <table:table-cell table:style-name="ce2" office:value-type="float" office:value="2752">
            <text:p>275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084">
            <text:p>8084</text:p>
          </table:table-cell>
          <table:table-cell table:style-name="ce2" office:value-type="float" office:value="101187.45">
            <text:p>10118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1187.45">
            <text:p>101187.45</text:p>
          </table:table-cell>
          <table:table-cell office:value-type="float" office:value="120.266601928">
            <text:p>120.266601928</text:p>
          </table:table-cell>
          <table:table-cell office:value-type="float" office:value="22.6333071075">
            <text:p>22.633307107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KEL</text:p>
          </table:table-cell>
          <table:table-cell table:style-name="ce2" office:value-type="string">
            <text:p>Keelung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45">
            <text:p>34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3439.69">
            <text:p>13439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439.69">
            <text:p>13439.69</text:p>
          </table:table-cell>
          <table:table-cell office:value-type="float" office:value="121.733282429">
            <text:p>121.733282429</text:p>
          </table:table-cell>
          <table:table-cell office:value-type="float" office:value="25.1332578725">
            <text:p>25.133257872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TXG</text:p>
          </table:table-cell>
          <table:table-cell table:style-name="ce2" office:value-type="string">
            <text:p>Taichung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1543.94">
            <text:p>1543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43.94">
            <text:p>1543.94</text:p>
          </table:table-cell>
          <table:table-cell office:value-type="float" office:value="120.681667032">
            <text:p>120.681667032</text:p>
          </table:table-cell>
          <table:table-cell office:value-type="float" office:value="24.1520774526">
            <text:p>24.152077452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TYN</text:p>
          </table:table-cell>
          <table:table-cell table:style-name="ce2" office:value-type="string">
            <text:p>Taoyuan C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788.9">
            <text:p>788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8.9">
            <text:p>788.9</text:p>
          </table:table-cell>
          <table:table-cell office:value-type="float" office:value="121.311111111111">
            <text:p>121.311111111111</text:p>
          </table:table-cell>
          <table:table-cell office:value-type="float" office:value="24.9888888888889">
            <text:p>24.988888888888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BKK</text:p>
          </table:table-cell>
          <table:table-cell table:style-name="ce2" office:value-type="string">
            <text:p>Bangkok</text:p>
          </table:table-cell>
          <table:table-cell table:style-name="ce2" office:value-type="float" office:value="567">
            <text:p>567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18">
            <text:p>1218</text:p>
          </table:table-cell>
          <table:table-cell table:style-name="ce2" office:value-type="float" office:value="17725.08">
            <text:p>17725.0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725.08">
            <text:p>17725.08</text:p>
          </table:table-cell>
          <table:table-cell office:value-type="float" office:value="100.514698793695">
            <text:p>100.514698793695</text:p>
          </table:table-cell>
          <table:table-cell office:value-type="float" office:value="13.751945064088">
            <text:p>13.751945064088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KTY</text:p>
          </table:table-cell>
          <table:table-cell table:style-name="ce2" office:value-type="string">
            <text:p>Khlong Toe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1.7">
            <text:p>161.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1.7">
            <text:p>161.7</text:p>
          </table:table-cell>
          <table:table-cell table:style-name="ce7" office:value-type="float" office:value="100.6313">
            <text:p>100.6313</text:p>
          </table:table-cell>
          <table:table-cell table:style-name="ce10" office:value-type="float" office:value="13.7524">
            <text:p>13.7524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LMC</text:p>
          </table:table-cell>
          <table:table-cell table:style-name="ce2" office:value-type="string">
            <text:p>Laem Chabang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056">
            <text:p>10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56">
            <text:p>1056</text:p>
          </table:table-cell>
          <table:table-cell table:style-name="ce7" office:value-type="float" office:value="100.9152266">
            <text:p>100.9152266</text:p>
          </table:table-cell>
          <table:table-cell table:style-name="ce7" office:value-type="float" office:value="13.0970555">
            <text:p>13.097055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LKR</text:p>
          </table:table-cell>
          <table:table-cell table:style-name="ce2" office:value-type="string">
            <text:p>Lat Krabang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731.81">
            <text:p>731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31.81">
            <text:p>731.81</text:p>
          </table:table-cell>
          <table:table-cell office:value-type="float" office:value="100.7485509">
            <text:p>100.7485509</text:p>
          </table:table-cell>
          <table:table-cell office:value-type="float" office:value="13.7275338">
            <text:p>13.727533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SGZ</text:p>
          </table:table-cell>
          <table:table-cell table:style-name="ce2" office:value-type="string">
            <text:p>Songkhla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470.6">
            <text:p>1470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0.6">
            <text:p>1470.6</text:p>
          </table:table-cell>
          <table:table-cell office:value-type="float" office:value="100.5981483">
            <text:p>100.5981483</text:p>
          </table:table-cell>
          <table:table-cell office:value-type="float" office:value="7.1979038">
            <text:p>7.197903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CLI</text:p>
          </table:table-cell>
          <table:table-cell table:style-name="ce2" office:value-type="string">
            <text:p>Cat Lai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2.09">
            <text:p>132.0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2.09">
            <text:p>132.09</text:p>
          </table:table-cell>
          <table:table-cell office:value-type="float" office:value="106.789071739588">
            <text:p>106.789071739588</text:p>
          </table:table-cell>
          <table:table-cell office:value-type="float" office:value="10.7587559798713">
            <text:p>10.758755979871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DAD</text:p>
          </table:table-cell>
          <table:table-cell table:style-name="ce2" office:value-type="string">
            <text:p>Da Nang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952.56">
            <text:p>952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52.56">
            <text:p>952.56</text:p>
          </table:table-cell>
          <table:table-cell office:value-type="float" office:value="108.249971068354">
            <text:p>108.249971068354</text:p>
          </table:table-cell>
          <table:table-cell office:value-type="float" office:value="16.0600390817865">
            <text:p>16.060039081786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HPH</text:p>
          </table:table-cell>
          <table:table-cell table:style-name="ce2" office:value-type="string">
            <text:p>Haiphong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54">
            <text:p>15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4401.3">
            <text:p>4401.3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414.3">
            <text:p>4414.3</text:p>
          </table:table-cell>
          <table:table-cell office:value-type="float" office:value="106.678146873147">
            <text:p>106.678146873147</text:p>
          </table:table-cell>
          <table:table-cell office:value-type="float" office:value="20.8319521848845">
            <text:p>20.831952184884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SGN</text:p>
          </table:table-cell>
          <table:table-cell table:style-name="ce2" office:value-type="string">
            <text:p>Ho Chi Minh City</text:p>
          </table:table-cell>
          <table:table-cell table:style-name="ce2" office:value-type="float" office:value="531">
            <text:p>531</text:p>
          </table:table-cell>
          <table:table-cell table:style-name="ce2" office:value-type="float" office:value="215">
            <text:p>2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61">
            <text:p>961</text:p>
          </table:table-cell>
          <table:table-cell table:style-name="ce2" office:value-type="float" office:value="17027.3">
            <text:p>17027.3</text:p>
          </table:table-cell>
          <table:table-cell table:style-name="ce2" office:value-type="float" office:value="212">
            <text:p>2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239.3">
            <text:p>17239.3</text:p>
          </table:table-cell>
          <table:table-cell office:value-type="float" office:value="106.693081362079">
            <text:p>106.693081362079</text:p>
          </table:table-cell>
          <table:table-cell office:value-type="float" office:value="10.7819713091934">
            <text:p>10.781971309193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VUT</text:p>
          </table:table-cell>
          <table:table-cell table:style-name="ce2" office:value-type="string">
            <text:p>Vung Tau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495.88">
            <text:p>495.8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5.88">
            <text:p>495.88</text:p>
          </table:table-cell>
          <table:table-cell office:value-type="float" office:value="107.084977578766">
            <text:p>107.084977578766</text:p>
          </table:table-cell>
          <table:table-cell office:value-type="float" office:value="10.3553743682219">
            <text:p>10.3553743682219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Bangladesh</text:p>
          </table:table-cell>
          <table:table-cell table:style-name="ce2" office:value-type="string">
            <text:p>BDCGP</text:p>
          </table:table-cell>
          <table:table-cell table:style-name="ce2" office:value-type="string">
            <text:p>Chittagong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169">
            <text:p>16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3">
            <text:p>553</text:p>
          </table:table-cell>
          <table:table-cell table:style-name="ce2" office:value-type="float" office:value="7700.02">
            <text:p>7700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700.02">
            <text:p>7700.02</text:p>
          </table:table-cell>
          <table:table-cell table:style-name="ce7" office:value-type="string">
            <text:p>91.8412863</text:p>
          </table:table-cell>
          <table:table-cell table:style-name="ce7" office:value-type="string">
            <text:p>22.330799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Bangladesh</text:p>
          </table:table-cell>
          <table:table-cell table:style-name="ce2" office:value-type="string">
            <text:p>BDDAC</text:p>
          </table:table-cell>
          <table:table-cell table:style-name="ce2" office:value-type="string">
            <text:p>Dhak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9.21">
            <text:p>239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9.21">
            <text:p>239.21</text:p>
          </table:table-cell>
          <table:table-cell table:style-name="ce7" office:value-type="string">
            <text:p>90.4098792</text:p>
          </table:table-cell>
          <table:table-cell table:style-name="ce7" office:value-type="string">
            <text:p>23.728216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Bangladesh</text:p>
          </table:table-cell>
          <table:table-cell table:style-name="ce2" office:value-type="string">
            <text:p>BDMGL</text:p>
          </table:table-cell>
          <table:table-cell table:style-name="ce2" office:value-type="string">
            <text:p>Mongla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.34">
            <text:p>32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.34">
            <text:p>32.34</text:p>
          </table:table-cell>
          <table:table-cell table:style-name="ce7" office:value-type="string">
            <text:p>89.5954957</text:p>
          </table:table-cell>
          <table:table-cell table:style-name="ce7" office:value-type="string">
            <text:p>22.498692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AMD</text:p>
          </table:table-cell>
          <table:table-cell table:style-name="ce2" office:value-type="string">
            <text:p>Ahmedabad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433.73">
            <text:p>433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3.73">
            <text:p>433.73</text:p>
          </table:table-cell>
          <table:table-cell office:value-type="string">
            <text:p>72.5797068</text:p>
          </table:table-cell>
          <table:table-cell office:value-type="string">
            <text:p>23.021623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PAV</text:p>
          </table:table-cell>
          <table:table-cell table:style-name="ce2" office:value-type="string">
            <text:p>Albert Victo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0.6">
            <text:p>30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.6">
            <text:p>30.6</text:p>
          </table:table-cell>
          <table:table-cell office:value-type="string">
            <text:p>71.5519</text:p>
          </table:table-cell>
          <table:table-cell office:value-type="string">
            <text:p>21.012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BLR</text:p>
          </table:table-cell>
          <table:table-cell table:style-name="ce2" office:value-type="string">
            <text:p>Bangalore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1900.9">
            <text:p>1900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00.9">
            <text:p>1900.9</text:p>
          </table:table-cell>
          <table:table-cell office:value-type="string">
            <text:p>77.5903608</text:p>
          </table:table-cell>
          <table:table-cell office:value-type="string">
            <text:p>12.979399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COK</text:p>
          </table:table-cell>
          <table:table-cell table:style-name="ce2" office:value-type="string">
            <text:p>Cochin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436.96">
            <text:p>1436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36.96">
            <text:p>1436.96</text:p>
          </table:table-cell>
          <table:table-cell office:value-type="string">
            <text:p>76.2538</text:p>
          </table:table-cell>
          <table:table-cell office:value-type="string">
            <text:p>9.962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DEL</text:p>
          </table:table-cell>
          <table:table-cell table:style-name="ce2" office:value-type="string">
            <text:p>Delh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90.8">
            <text:p>290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0.8">
            <text:p>290.8</text:p>
          </table:table-cell>
          <table:table-cell office:value-type="string">
            <text:p>77.2494606</text:p>
          </table:table-cell>
          <table:table-cell office:value-type="string">
            <text:p>28.6313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GOA</text:p>
          </table:table-cell>
          <table:table-cell table:style-name="ce2" office:value-type="string">
            <text:p>Go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office:value-type="string">
            <text:p>73.8282633</text:p>
          </table:table-cell>
          <table:table-cell office:value-type="string">
            <text:p>15.499329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HAL</text:p>
          </table:table-cell>
          <table:table-cell table:style-name="ce2" office:value-type="string">
            <text:p>Haldia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40">
            <text:p>1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5668.53">
            <text:p>5668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68.53">
            <text:p>5668.53</text:p>
          </table:table-cell>
          <table:table-cell office:value-type="string">
            <text:p>88.0608274</text:p>
          </table:table-cell>
          <table:table-cell office:value-type="string">
            <text:p>22.035539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HYD</text:p>
          </table:table-cell>
          <table:table-cell table:style-name="ce2" office:value-type="string">
            <text:p>Hyderabad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784.31">
            <text:p>784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4.31">
            <text:p>784.31</text:p>
          </table:table-cell>
          <table:table-cell office:value-type="string">
            <text:p>78.4565</text:p>
          </table:table-cell>
          <table:table-cell office:value-type="string">
            <text:p>17.382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JAI</text:p>
          </table:table-cell>
          <table:table-cell table:style-name="ce2" office:value-type="string">
            <text:p>Jaipur</text:p>
          </table:table-cell>
          <table:table-cell table:style-name="ce2" office:value-type="float" office:value="6">
            <text:p>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3.06">
            <text:p>133.0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3.06">
            <text:p>133.06</text:p>
          </table:table-cell>
          <table:table-cell office:value-type="string">
            <text:p>75.8204056</text:p>
          </table:table-cell>
          <table:table-cell office:value-type="string">
            <text:p>26.916129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NSA</text:p>
          </table:table-cell>
          <table:table-cell table:style-name="ce2" office:value-type="string">
            <text:p>Jawaharlal Neru (Nhava Sheva)</text:p>
          </table:table-cell>
          <table:table-cell table:style-name="ce2" office:value-type="float" office:value="4198">
            <text:p>4198</text:p>
          </table:table-cell>
          <table:table-cell table:style-name="ce2" office:value-type="float" office:value="5532">
            <text:p>553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276">
            <text:p>15276</text:p>
          </table:table-cell>
          <table:table-cell table:style-name="ce2" office:value-type="float" office:value="185291.96">
            <text:p>185291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5291.96">
            <text:p>185291.96</text:p>
          </table:table-cell>
          <table:table-cell office:value-type="string">
            <text:p>72.9530</text:p>
          </table:table-cell>
          <table:table-cell office:value-type="string">
            <text:p>18.953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IXY</text:p>
          </table:table-cell>
          <table:table-cell table:style-name="ce2" office:value-type="string">
            <text:p>Kandl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.8">
            <text:p>13.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1513.8">
            <text:p>1513.8</text:p>
          </table:table-cell>
          <table:table-cell office:value-type="string">
            <text:p>70.2096164</text:p>
          </table:table-cell>
          <table:table-cell office:value-type="string">
            <text:p>23.017752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KNU</text:p>
          </table:table-cell>
          <table:table-cell table:style-name="ce2" office:value-type="string">
            <text:p>Kanpu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6.16">
            <text:p>206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6.16">
            <text:p>206.16</text:p>
          </table:table-cell>
          <table:table-cell office:value-type="string">
            <text:p>80.3221409</text:p>
          </table:table-cell>
          <table:table-cell office:value-type="string">
            <text:p>26.461023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CCU</text:p>
          </table:table-cell>
          <table:table-cell table:style-name="ce2" office:value-type="string">
            <text:p>Kolkata (Calcutta)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5884.06">
            <text:p>5884.06</text:p>
          </table:table-cell>
          <table:table-cell table:style-name="ce2" office:value-type="float" office:value="192">
            <text:p>19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76.06">
            <text:p>6076.06</text:p>
          </table:table-cell>
          <table:table-cell office:value-type="string">
            <text:p>88.3462999</text:p>
          </table:table-cell>
          <table:table-cell office:value-type="string">
            <text:p>22.56874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LUH</text:p>
          </table:table-cell>
          <table:table-cell table:style-name="ce2" office:value-type="string">
            <text:p>Ludhian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534.94">
            <text:p>534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4.94">
            <text:p>534.94</text:p>
          </table:table-cell>
          <table:table-cell office:value-type="string">
            <text:p>75.8515476</text:p>
          </table:table-cell>
          <table:table-cell office:value-type="string">
            <text:p>30.909035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MAA</text:p>
          </table:table-cell>
          <table:table-cell table:style-name="ce2" office:value-type="string">
            <text:p>Madras (Cennai)</text:p>
          </table:table-cell>
          <table:table-cell table:style-name="ce2" office:value-type="float" office:value="745">
            <text:p>745</text:p>
          </table:table-cell>
          <table:table-cell table:style-name="ce2" office:value-type="float" office:value="656">
            <text:p>65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138">
            <text:p>2138</text:p>
          </table:table-cell>
          <table:table-cell table:style-name="ce2" office:value-type="float" office:value="27727.15">
            <text:p>27727.15</text:p>
          </table:table-cell>
          <table:table-cell table:style-name="ce2" office:value-type="float" office:value="1223">
            <text:p>12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950.15">
            <text:p>28950.15</text:p>
          </table:table-cell>
          <table:table-cell office:value-type="string">
            <text:p>80.281807</text:p>
          </table:table-cell>
          <table:table-cell office:value-type="string">
            <text:p>13.080425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MRM</text:p>
          </table:table-cell>
          <table:table-cell table:style-name="ce2" office:value-type="string">
            <text:p>Mormugao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8.34">
            <text:p>88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.34">
            <text:p>88.34</text:p>
          </table:table-cell>
          <table:table-cell office:value-type="string">
            <text:p>73.7929825</text:p>
          </table:table-cell>
          <table:table-cell office:value-type="string">
            <text:p>15.408153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BOM</text:p>
          </table:table-cell>
          <table:table-cell table:style-name="ce2" office:value-type="string">
            <text:p>Mumbay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83.28">
            <text:p>183.28</text:p>
          </table:table-cell>
          <table:table-cell table:style-name="ce2" office:value-type="float" office:value="3301">
            <text:p>33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84.28">
            <text:p>3484.28</text:p>
          </table:table-cell>
          <table:table-cell office:value-type="string">
            <text:p>72.8327112</text:p>
          </table:table-cell>
          <table:table-cell office:value-type="string">
            <text:p>18.952380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007</text:p>
          </table:table-cell>
          <table:table-cell table:style-name="ce2" office:value-type="string">
            <text:p>Mundra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4.86">
            <text:p>54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.86">
            <text:p>54.86</text:p>
          </table:table-cell>
          <table:table-cell office:value-type="string">
            <text:p>69.7238104</text:p>
          </table:table-cell>
          <table:table-cell office:value-type="string">
            <text:p>22.839603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NAG</text:p>
          </table:table-cell>
          <table:table-cell table:style-name="ce2" office:value-type="string">
            <text:p>Nagpu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3.8">
            <text:p>83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.8">
            <text:p>83.8</text:p>
          </table:table-cell>
          <table:table-cell office:value-type="string">
            <text:p>79.0798136</text:p>
          </table:table-cell>
          <table:table-cell office:value-type="string">
            <text:p>21.144430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TUT</text:p>
          </table:table-cell>
          <table:table-cell table:style-name="ce2" office:value-type="string">
            <text:p>Tuticorin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27">
            <text:p>2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2595.97">
            <text:p>2595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95.97">
            <text:p>2595.97</text:p>
          </table:table-cell>
          <table:table-cell office:value-type="string">
            <text:p>78.1451873</text:p>
          </table:table-cell>
          <table:table-cell office:value-type="string">
            <text:p>8.805370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VTZ</text:p>
          </table:table-cell>
          <table:table-cell table:style-name="ce2" office:value-type="string">
            <text:p>Vishakhapatnam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18">
            <text:p>1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3">
            <text:p>263</text:p>
          </table:table-cell>
          <table:table-cell table:style-name="ce2" office:value-type="float" office:value="2915.64">
            <text:p>2915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15.64">
            <text:p>2915.64</text:p>
          </table:table-cell>
          <table:table-cell office:value-type="string">
            <text:p>83.3012842</text:p>
          </table:table-cell>
          <table:table-cell office:value-type="string">
            <text:p>17.723127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Pakistan</text:p>
          </table:table-cell>
          <table:table-cell table:style-name="ce2" office:value-type="string">
            <text:p>PKKHI</text:p>
          </table:table-cell>
          <table:table-cell table:style-name="ce2" office:value-type="string">
            <text:p>Karachi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6">
            <text:p>906</text:p>
          </table:table-cell>
          <table:table-cell table:style-name="ce2" office:value-type="float" office:value="11369.24">
            <text:p>11369.2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369.24">
            <text:p>11369.24</text:p>
          </table:table-cell>
          <table:table-cell table:style-name="ce7" office:value-type="string">
            <text:p>67.031789</text:p>
          </table:table-cell>
          <table:table-cell table:style-name="ce7" office:value-type="string">
            <text:p>24.874155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Pakistan</text:p>
          </table:table-cell>
          <table:table-cell table:style-name="ce2" office:value-type="string">
            <text:p>PKBQM</text:p>
          </table:table-cell>
          <table:table-cell table:style-name="ce2" office:value-type="string">
            <text:p>Muhammad Bin Qasim</text:p>
          </table:table-cell>
          <table:table-cell table:style-name="ce2" office:value-type="float" office:value="758">
            <text:p>758</text:p>
          </table:table-cell>
          <table:table-cell table:style-name="ce2" office:value-type="float" office:value="835">
            <text:p>8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34">
            <text:p>2434</text:p>
          </table:table-cell>
          <table:table-cell table:style-name="ce2" office:value-type="float" office:value="34359.58">
            <text:p>34359.5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359.58">
            <text:p>34359.58</text:p>
          </table:table-cell>
          <table:table-cell table:style-name="ce7" office:value-type="string">
            <text:p>67.3352</text:p>
          </table:table-cell>
          <table:table-cell table:style-name="ce7" office:value-type="string">
            <text:p>24.785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Sri Lanka</text:p>
          </table:table-cell>
          <table:table-cell table:style-name="ce2" office:value-type="string">
            <text:p>LKCMB</text:p>
          </table:table-cell>
          <table:table-cell table:style-name="ce2" office:value-type="string">
            <text:p>Colombo</text:p>
          </table:table-cell>
          <table:table-cell table:style-name="ce2" office:value-type="float" office:value="566">
            <text:p>566</text:p>
          </table:table-cell>
          <table:table-cell table:style-name="ce2" office:value-type="float" office:value="580">
            <text:p>58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2034">
            <text:p>2034</text:p>
          </table:table-cell>
          <table:table-cell table:style-name="ce2" office:value-type="float" office:value="21478.22">
            <text:p>21478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478.22">
            <text:p>21478.22</text:p>
          </table:table-cell>
          <table:table-cell table:style-name="ce7" office:value-type="string">
            <text:p>79.8532704</text:p>
          </table:table-cell>
          <table:table-cell table:style-name="ce7" office:value-type="string">
            <text:p>6.93428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Bahrain</text:p>
          </table:table-cell>
          <table:table-cell table:style-name="ce2" office:value-type="string">
            <text:p>BHBAH</text:p>
          </table:table-cell>
          <table:table-cell table:style-name="ce2" office:value-type="string">
            <text:p>Bahrain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3">
            <text:p>663</text:p>
          </table:table-cell>
          <table:table-cell table:style-name="ce2" office:value-type="float" office:value="8387.2">
            <text:p>8387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87.2">
            <text:p>8387.2</text:p>
          </table:table-cell>
          <table:table-cell table:style-name="ce7" office:value-type="string">
            <text:p>50.6831</text:p>
          </table:table-cell>
          <table:table-cell table:style-name="ce7" office:value-type="string">
            <text:p>26.203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BND</text:p>
          </table:table-cell>
          <table:table-cell table:style-name="ce2" office:value-type="string">
            <text:p>Bandar Abbas</text:p>
          </table:table-cell>
          <table:table-cell table:style-name="ce2" office:value-type="float" office:value="1444">
            <text:p>1444</text:p>
          </table:table-cell>
          <table:table-cell table:style-name="ce2" office:value-type="float" office:value="2655">
            <text:p>26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762">
            <text:p>6762</text:p>
          </table:table-cell>
          <table:table-cell table:style-name="ce2" office:value-type="float" office:value="72524.23">
            <text:p>72524.23</text:p>
          </table:table-cell>
          <table:table-cell table:style-name="ce2" office:value-type="float" office:value="2812.1">
            <text:p>2812.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336.33">
            <text:p>75336.33</text:p>
          </table:table-cell>
          <table:table-cell table:style-name="ce7" office:value-type="string">
            <text:p>56.2766447</text:p>
          </table:table-cell>
          <table:table-cell table:style-name="ce7" office:value-type="string">
            <text:p>27.178121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BKM</text:p>
          </table:table-cell>
          <table:table-cell table:style-name="ce2" office:value-type="string">
            <text:p>Bandar Khomein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.05">
            <text:p>21.0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05">
            <text:p>21.05</text:p>
          </table:table-cell>
          <table:table-cell table:style-name="ce7" office:value-type="string">
            <text:p>49.0794798</text:p>
          </table:table-cell>
          <table:table-cell table:style-name="ce7" office:value-type="string">
            <text:p>30.432790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BUZ</text:p>
          </table:table-cell>
          <table:table-cell table:style-name="ce2" office:value-type="string">
            <text:p>Bushehr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65.57">
            <text:p>765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5.57">
            <text:p>765.57</text:p>
          </table:table-cell>
          <table:table-cell table:style-name="ce7" office:value-type="string">
            <text:p>50.840501</text:p>
          </table:table-cell>
          <table:table-cell table:style-name="ce7" office:value-type="string">
            <text:p>28.968205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KHO</text:p>
          </table:table-cell>
          <table:table-cell table:style-name="ce2" office:value-type="string">
            <text:p>Khorramshahr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0.95">
            <text:p>160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0.95">
            <text:p>160.95</text:p>
          </table:table-cell>
          <table:table-cell table:style-name="ce7" office:value-type="string">
            <text:p>48.1780063</text:p>
          </table:table-cell>
          <table:table-cell table:style-name="ce7" office:value-type="string">
            <text:p>30.433202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raq</text:p>
          </table:table-cell>
          <table:table-cell table:style-name="ce2" office:value-type="string">
            <text:p>IQUQR</text:p>
          </table:table-cell>
          <table:table-cell table:style-name="ce2" office:value-type="string">
            <text:p>Umm Qasr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56">
            <text:p>1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4790.57">
            <text:p>4790.57</text:p>
          </table:table-cell>
          <table:table-cell table:style-name="ce2" office:value-type="float" office:value="115">
            <text:p>1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05.57">
            <text:p>4905.57</text:p>
          </table:table-cell>
          <table:table-cell table:style-name="ce7" office:value-type="string">
            <text:p>47.9338959</text:p>
          </table:table-cell>
          <table:table-cell table:style-name="ce7" office:value-type="string">
            <text:p>30.047002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srael</text:p>
          </table:table-cell>
          <table:table-cell table:style-name="ce2" office:value-type="string">
            <text:p>ILASH</text:p>
          </table:table-cell>
          <table:table-cell table:style-name="ce2" office:value-type="string">
            <text:p>Ashdod</text:p>
          </table:table-cell>
          <table:table-cell table:style-name="ce2" office:value-type="float" office:value="3118">
            <text:p>3118</text:p>
          </table:table-cell>
          <table:table-cell table:style-name="ce2" office:value-type="float" office:value="3604">
            <text:p>360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34">
            <text:p>1034</text:p>
          </table:table-cell>
          <table:table-cell table:style-name="ce2" office:value-type="float" office:value="123595.33">
            <text:p>123595.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962">
            <text:p>37962</text:p>
          </table:table-cell>
          <table:table-cell table:style-name="ce2" office:value-type="float" office:value="161557.33">
            <text:p>161557.33</text:p>
          </table:table-cell>
          <table:table-cell table:style-name="ce7" office:value-type="string">
            <text:p>34.6463</text:p>
          </table:table-cell>
          <table:table-cell table:style-name="ce7" office:value-type="string">
            <text:p>31.798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srael</text:p>
          </table:table-cell>
          <table:table-cell table:style-name="ce2" office:value-type="string">
            <text:p>ILHFA</text:p>
          </table:table-cell>
          <table:table-cell table:style-name="ce2" office:value-type="string">
            <text:p>Haifa</text:p>
          </table:table-cell>
          <table:table-cell table:style-name="ce2" office:value-type="float" office:value="1709">
            <text:p>1709</text:p>
          </table:table-cell>
          <table:table-cell table:style-name="ce2" office:value-type="float" office:value="2359">
            <text:p>2359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6857">
            <text:p>6857</text:p>
          </table:table-cell>
          <table:table-cell table:style-name="ce2" office:value-type="float" office:value="84747.91">
            <text:p>84747.9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50">
            <text:p>3150</text:p>
          </table:table-cell>
          <table:table-cell table:style-name="ce2" office:value-type="float" office:value="87897.91">
            <text:p>87897.91</text:p>
          </table:table-cell>
          <table:table-cell table:style-name="ce7" office:value-type="string">
            <text:p>34.9983856</text:p>
          </table:table-cell>
          <table:table-cell table:style-name="ce7" office:value-type="string">
            <text:p>32.819121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Jordan</text:p>
          </table:table-cell>
          <table:table-cell table:style-name="ce2" office:value-type="string">
            <text:p>JOAQB</text:p>
          </table:table-cell>
          <table:table-cell table:style-name="ce2" office:value-type="string">
            <text:p>Aqaba</text:p>
          </table:table-cell>
          <table:table-cell table:style-name="ce2" office:value-type="float" office:value="2237">
            <text:p>2237</text:p>
          </table:table-cell>
          <table:table-cell table:style-name="ce2" office:value-type="float" office:value="1509">
            <text:p>150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255">
            <text:p>5255</text:p>
          </table:table-cell>
          <table:table-cell table:style-name="ce2" office:value-type="float" office:value="69134.42">
            <text:p>69134.42</text:p>
          </table:table-cell>
          <table:table-cell table:style-name="ce2" office:value-type="float" office:value="3317.16">
            <text:p>3317.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2451.58">
            <text:p>72451.58</text:p>
          </table:table-cell>
          <table:table-cell table:style-name="ce7" office:value-type="string">
            <text:p>35.0028</text:p>
          </table:table-cell>
          <table:table-cell table:style-name="ce7" office:value-type="string">
            <text:p>29.529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Jordan</text:p>
          </table:table-cell>
          <table:table-cell table:style-name="ce2" office:value-type="string">
            <text:p>JOAQJ</text:p>
          </table:table-cell>
          <table:table-cell table:style-name="ce2" office:value-type="string">
            <text:p>Aqaba (El Aqaba)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40">
            <text:p>1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3913.57">
            <text:p>3913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913.57">
            <text:p>3913.57</text:p>
          </table:table-cell>
          <table:table-cell table:style-name="ce7" office:value-type="string">
            <text:p>35.0028</text:p>
          </table:table-cell>
          <table:table-cell table:style-name="ce7" office:value-type="string">
            <text:p>29.529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Kuwait</text:p>
          </table:table-cell>
          <table:table-cell table:style-name="ce2" office:value-type="string">
            <text:p>KWKWI</text:p>
          </table:table-cell>
          <table:table-cell table:style-name="ce2" office:value-type="string">
            <text:p>Kuwait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56">
            <text:p>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490.35">
            <text:p>1490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90.35">
            <text:p>1490.35</text:p>
          </table:table-cell>
          <table:table-cell table:style-name="ce7" office:value-type="string">
            <text:p>47.9735629</text:p>
          </table:table-cell>
          <table:table-cell table:style-name="ce7" office:value-type="string">
            <text:p>29.379709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Kuwait</text:p>
          </table:table-cell>
          <table:table-cell table:style-name="ce2" office:value-type="string">
            <text:p>KWSAA</text:p>
          </table:table-cell>
          <table:table-cell table:style-name="ce2" office:value-type="string">
            <text:p>Shuaiba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1">
            <text:p>8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5">
            <text:p>225</text:p>
          </table:table-cell>
          <table:table-cell table:style-name="ce2" office:value-type="float" office:value="2777.6">
            <text:p>2777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77.6">
            <text:p>2777.6</text:p>
          </table:table-cell>
          <table:table-cell table:style-name="ce7" office:value-type="string">
            <text:p>48.1604</text:p>
          </table:table-cell>
          <table:table-cell table:style-name="ce7" office:value-type="string">
            <text:p>29.057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Kuwait</text:p>
          </table:table-cell>
          <table:table-cell table:style-name="ce2" office:value-type="string">
            <text:p>KWSWK</text:p>
          </table:table-cell>
          <table:table-cell table:style-name="ce2" office:value-type="string">
            <text:p>Shuwaikh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1329">
            <text:p>13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09">
            <text:p>3109</text:p>
          </table:table-cell>
          <table:table-cell table:style-name="ce2" office:value-type="float" office:value="36113.93">
            <text:p>36113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113.93">
            <text:p>36113.93</text:p>
          </table:table-cell>
          <table:table-cell table:style-name="ce7" office:value-type="string">
            <text:p>47.9345</text:p>
          </table:table-cell>
          <table:table-cell table:style-name="ce7" office:value-type="string">
            <text:p>29.348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Lebanon</text:p>
          </table:table-cell>
          <table:table-cell table:style-name="ce2" office:value-type="string">
            <text:p>LBBEY</text:p>
          </table:table-cell>
          <table:table-cell table:style-name="ce2" office:value-type="string">
            <text:p>Beirut</text:p>
          </table:table-cell>
          <table:table-cell table:style-name="ce2" office:value-type="float" office:value="1937">
            <text:p>1937</text:p>
          </table:table-cell>
          <table:table-cell table:style-name="ce2" office:value-type="float" office:value="1362">
            <text:p>136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63">
            <text:p>4663</text:p>
          </table:table-cell>
          <table:table-cell table:style-name="ce2" office:value-type="float" office:value="57701.57">
            <text:p>57701.57</text:p>
          </table:table-cell>
          <table:table-cell table:style-name="ce2" office:value-type="float" office:value="3768.54">
            <text:p>3768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996">
            <text:p>32996</text:p>
          </table:table-cell>
          <table:table-cell table:style-name="ce2" office:value-type="float" office:value="94466.11">
            <text:p>94466.11</text:p>
          </table:table-cell>
          <table:table-cell table:style-name="ce7" office:value-type="string">
            <text:p>35.47843</text:p>
          </table:table-cell>
          <table:table-cell table:style-name="ce7" office:value-type="string">
            <text:p>33.895920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MCT</text:p>
          </table:table-cell>
          <table:table-cell table:style-name="ce2" office:value-type="string">
            <text:p>Muscat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00">
            <text:p>2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4712.14">
            <text:p>4712.14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68.14">
            <text:p>4968.14</text:p>
          </table:table-cell>
          <table:table-cell table:style-name="ce7" office:value-type="string">
            <text:p>58.5938278</text:p>
          </table:table-cell>
          <table:table-cell table:style-name="ce7" office:value-type="string">
            <text:p>23.612350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OPQ</text:p>
          </table:table-cell>
          <table:table-cell table:style-name="ce2" office:value-type="string">
            <text:p>Port Qaboos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206">
            <text:p>2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5822.09">
            <text:p>5822.0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822.09">
            <text:p>5822.09</text:p>
          </table:table-cell>
          <table:table-cell table:style-name="ce7" office:value-type="string">
            <text:p>58.5692</text:p>
          </table:table-cell>
          <table:table-cell table:style-name="ce7" office:value-type="string">
            <text:p>23.629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SLL</text:p>
          </table:table-cell>
          <table:table-cell table:style-name="ce2" office:value-type="string">
            <text:p>Salalah</text:p>
          </table:table-cell>
          <table:table-cell table:style-name="ce2" office:value-type="float" office:value="537">
            <text:p>537</text:p>
          </table:table-cell>
          <table:table-cell table:style-name="ce2" office:value-type="float" office:value="370">
            <text:p>37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79">
            <text:p>1279</text:p>
          </table:table-cell>
          <table:table-cell table:style-name="ce2" office:value-type="float" office:value="17357.75">
            <text:p>17357.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357.75">
            <text:p>17357.75</text:p>
          </table:table-cell>
          <table:table-cell table:style-name="ce7" office:value-type="string">
            <text:p>54.0957066</text:p>
          </table:table-cell>
          <table:table-cell table:style-name="ce7" office:value-type="string">
            <text:p>17.014820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SOH</text:p>
          </table:table-cell>
          <table:table-cell table:style-name="ce2" office:value-type="string">
            <text:p>Sohar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2803.56">
            <text:p>2803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03.56">
            <text:p>2803.56</text:p>
          </table:table-cell>
          <table:table-cell table:style-name="ce7" office:value-type="string">
            <text:p>56.7424766</text:p>
          </table:table-cell>
          <table:table-cell table:style-name="ce7" office:value-type="string">
            <text:p>24.344557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Qatar</text:p>
          </table:table-cell>
          <table:table-cell table:style-name="ce2" office:value-type="string">
            <text:p>QADOH</text:p>
          </table:table-cell>
          <table:table-cell table:style-name="ce2" office:value-type="string">
            <text:p>Doha</text:p>
          </table:table-cell>
          <table:table-cell table:style-name="ce2" office:value-type="float" office:value="517">
            <text:p>517</text:p>
          </table:table-cell>
          <table:table-cell table:style-name="ce2" office:value-type="float" office:value="976">
            <text:p>9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69">
            <text:p>2469</text:p>
          </table:table-cell>
          <table:table-cell table:style-name="ce2" office:value-type="float" office:value="27338.5">
            <text:p>27338.5</text:p>
          </table:table-cell>
          <table:table-cell table:style-name="ce2" office:value-type="float" office:value="417">
            <text:p>4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755.5">
            <text:p>27755.5</text:p>
          </table:table-cell>
          <table:table-cell table:style-name="ce7" office:value-type="string">
            <text:p>51.5268371</text:p>
          </table:table-cell>
          <table:table-cell table:style-name="ce7" office:value-type="string">
            <text:p>25.285252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Qatar</text:p>
          </table:table-cell>
          <table:table-cell table:style-name="ce2" office:value-type="string">
            <text:p>QAFLF</text:p>
          </table:table-cell>
          <table:table-cell table:style-name="ce2" office:value-type="string">
            <text:p>Ras Laffan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7">
            <text:p>267</text:p>
          </table:table-cell>
          <table:table-cell table:style-name="ce7" office:value-type="string">
            <text:p>51.5331527</text:p>
          </table:table-cell>
          <table:table-cell table:style-name="ce7" office:value-type="string">
            <text:p>25.897656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JUB</text:p>
          </table:table-cell>
          <table:table-cell table:style-name="ce2" office:value-type="string">
            <text:p>Al Jubail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84">
            <text:p>8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2240.07">
            <text:p>2240.07</text:p>
          </table:table-cell>
          <table:table-cell table:style-name="ce2" office:value-type="float" office:value="283.4">
            <text:p>283.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23.47">
            <text:p>2523.47</text:p>
          </table:table-cell>
          <table:table-cell table:style-name="ce7" office:value-type="string">
            <text:p>49.6904</text:p>
          </table:table-cell>
          <table:table-cell table:style-name="ce7" office:value-type="string">
            <text:p>27.029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DMN</text:p>
          </table:table-cell>
          <table:table-cell table:style-name="ce2" office:value-type="string">
            <text:p>Damman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13">
            <text:p>813</text:p>
          </table:table-cell>
          <table:table-cell table:style-name="ce2" office:value-type="float" office:value="7657.95">
            <text:p>7657.95</text:p>
          </table:table-cell>
          <table:table-cell table:style-name="ce2" office:value-type="float" office:value="1349">
            <text:p>134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06.95">
            <text:p>9006.95</text:p>
          </table:table-cell>
          <table:table-cell table:style-name="ce7" office:value-type="string">
            <text:p>50.1571</text:p>
          </table:table-cell>
          <table:table-cell table:style-name="ce7" office:value-type="string">
            <text:p>26.4740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JED</text:p>
          </table:table-cell>
          <table:table-cell table:style-name="ce2" office:value-type="string">
            <text:p>Jeddah</text:p>
          </table:table-cell>
          <table:table-cell table:style-name="ce2" office:value-type="float" office:value="6791">
            <text:p>6791</text:p>
          </table:table-cell>
          <table:table-cell table:style-name="ce2" office:value-type="float" office:value="11067">
            <text:p>1106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29287">
            <text:p>29287</text:p>
          </table:table-cell>
          <table:table-cell table:style-name="ce2" office:value-type="float" office:value="355405.38">
            <text:p>355405.38</text:p>
          </table:table-cell>
          <table:table-cell table:style-name="ce2" office:value-type="float" office:value="32904.32">
            <text:p>32904.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8309.7">
            <text:p>388309.7</text:p>
          </table:table-cell>
          <table:table-cell table:style-name="ce7" office:value-type="string">
            <text:p>39.1640396</text:p>
          </table:table-cell>
          <table:table-cell table:style-name="ce7" office:value-type="string">
            <text:p>21.582224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RUH</text:p>
          </table:table-cell>
          <table:table-cell table:style-name="ce2" office:value-type="string">
            <text:p>Riyadh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31.26">
            <text:p>1031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31.26">
            <text:p>1031.26</text:p>
          </table:table-cell>
          <table:table-cell table:style-name="ce7" office:value-type="string">
            <text:p>46.7149069</text:p>
          </table:table-cell>
          <table:table-cell table:style-name="ce7" office:value-type="string">
            <text:p>24.632029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Syria</text:p>
          </table:table-cell>
          <table:table-cell table:style-name="ce2" office:value-type="string">
            <text:p>SYLTK</text:p>
          </table:table-cell>
          <table:table-cell table:style-name="ce2" office:value-type="string">
            <text:p>Latakia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65">
            <text:p>16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7495.66">
            <text:p>7495.6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495.66">
            <text:p>7495.66</text:p>
          </table:table-cell>
          <table:table-cell table:style-name="ce7" office:value-type="string">
            <text:p>35.7781044</text:p>
          </table:table-cell>
          <table:table-cell table:style-name="ce7" office:value-type="string">
            <text:p> 35.520018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Syria</text:p>
          </table:table-cell>
          <table:table-cell table:style-name="ce2" office:value-type="string">
            <text:p>SYTTS</text:p>
          </table:table-cell>
          <table:table-cell table:style-name="ce2" office:value-type="string">
            <text:p>Tartous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1241.86">
            <text:p>1241.86</text:p>
          </table:table-cell>
          <table:table-cell table:style-name="ce2" office:value-type="float" office:value="584.16">
            <text:p>584.16</text:p>
          </table:table-cell>
          <table:table-cell table:style-name="ce2" office:value-type="float" office:value="2007">
            <text:p>20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33.02">
            <text:p>3833.02</text:p>
          </table:table-cell>
          <table:table-cell table:style-name="ce7" office:value-type="string">
            <text:p>35.8851686</text:p>
          </table:table-cell>
          <table:table-cell table:style-name="ce7" office:value-type="string">
            <text:p>34.893620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ALI</text:p>
          </table:table-cell>
          <table:table-cell table:style-name="ce2" office:value-type="string">
            <text:p>Aliaga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7">
            <text:p>4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5.94">
            <text:p>1005.94</text:p>
          </table:table-cell>
          <table:table-cell table:style-name="ce2" office:value-type="float" office:value="8921.42">
            <text:p>8921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258">
            <text:p>29258</text:p>
          </table:table-cell>
          <table:table-cell table:style-name="ce2" office:value-type="float" office:value="39185.36">
            <text:p>39185.36</text:p>
          </table:table-cell>
          <table:table-cell office:value-type="string">
            <text:p>26.9741667</text:p>
          </table:table-cell>
          <table:table-cell office:value-type="string">
            <text:p>38.799444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AMB</text:p>
          </table:table-cell>
          <table:table-cell table:style-name="ce2" office:value-type="string">
            <text:p>Ambarli</text:p>
          </table:table-cell>
          <table:table-cell table:style-name="ce2" office:value-type="float" office:value="601">
            <text:p>601</text:p>
          </table:table-cell>
          <table:table-cell table:style-name="ce2" office:value-type="float" office:value="806">
            <text:p>8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13">
            <text:p>2213</text:p>
          </table:table-cell>
          <table:table-cell table:style-name="ce2" office:value-type="float" office:value="32546.67">
            <text:p>32546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546.67">
            <text:p>32546.67</text:p>
          </table:table-cell>
          <table:table-cell office:value-type="string">
            <text:p>28.7083094</text:p>
          </table:table-cell>
          <table:table-cell office:value-type="string">
            <text:p>40.977455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AYT</text:p>
          </table:table-cell>
          <table:table-cell table:style-name="ce2" office:value-type="string">
            <text:p>Antaly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0.63">
            <text:p>70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0.63">
            <text:p>70.63</text:p>
          </table:table-cell>
          <table:table-cell office:value-type="string">
            <text:p>30.6937117</text:p>
          </table:table-cell>
          <table:table-cell office:value-type="string">
            <text:p>36.900878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DRC</text:p>
          </table:table-cell>
          <table:table-cell table:style-name="ce2" office:value-type="string">
            <text:p>Derince, Kocaeli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03.18">
            <text:p>303.18</text:p>
          </table:table-cell>
          <table:table-cell table:style-name="ce2" office:value-type="float" office:value="3030.93">
            <text:p>3030.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34.11">
            <text:p>3334.11</text:p>
          </table:table-cell>
          <table:table-cell office:value-type="string">
            <text:p>29.8299597</text:p>
          </table:table-cell>
          <table:table-cell office:value-type="string">
            <text:p>40.756887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DIR</text:p>
          </table:table-cell>
          <table:table-cell table:style-name="ce2" office:value-type="string">
            <text:p>Diliskelesi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574.85">
            <text:p>1574.8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74.85">
            <text:p>1574.85</text:p>
          </table:table-cell>
          <table:table-cell office:value-type="string">
            <text:p>29.5234606</text:p>
          </table:table-cell>
          <table:table-cell office:value-type="string">
            <text:p>40.769606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EVY</text:p>
          </table:table-cell>
          <table:table-cell table:style-name="ce2" office:value-type="string">
            <text:p>Evyap Port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6">
            <text:p>2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5">
            <text:p>425</text:p>
          </table:table-cell>
          <table:table-cell table:style-name="ce2" office:value-type="float" office:value="3848.97">
            <text:p>3848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48.97">
            <text:p>3848.97</text:p>
          </table:table-cell>
          <table:table-cell office:value-type="string">
            <text:p>29.71129</text:p>
          </table:table-cell>
          <table:table-cell office:value-type="string">
            <text:p>40.7756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GBZ</text:p>
          </table:table-cell>
          <table:table-cell table:style-name="ce2" office:value-type="string">
            <text:p>Gebze</text:p>
          </table:table-cell>
          <table:table-cell table:style-name="ce2" office:value-type="float" office:value="939">
            <text:p>939</text:p>
          </table:table-cell>
          <table:table-cell table:style-name="ce2" office:value-type="float" office:value="1149">
            <text:p>1149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39648.55">
            <text:p>39648.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57">
            <text:p>1257</text:p>
          </table:table-cell>
          <table:table-cell table:style-name="ce2" office:value-type="float" office:value="40905.55">
            <text:p>40905.55</text:p>
          </table:table-cell>
          <table:table-cell office:value-type="string">
            <text:p>29.431767</text:p>
          </table:table-cell>
          <table:table-cell office:value-type="string">
            <text:p>40.800669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GEM</text:p>
          </table:table-cell>
          <table:table-cell table:style-name="ce2" office:value-type="string">
            <text:p>Gemlik, Bursa</text:p>
          </table:table-cell>
          <table:table-cell table:style-name="ce2" office:value-type="float" office:value="868">
            <text:p>868</text:p>
          </table:table-cell>
          <table:table-cell table:style-name="ce2" office:value-type="float" office:value="4833">
            <text:p>4833</text:p>
          </table:table-cell>
          <table:table-cell table:style-name="ce2" office:value-type="float" office:value="1983">
            <text:p>198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567">
            <text:p>12567</text:p>
          </table:table-cell>
          <table:table-cell table:style-name="ce2" office:value-type="float" office:value="113987.62">
            <text:p>113987.62</text:p>
          </table:table-cell>
          <table:table-cell table:style-name="ce2" office:value-type="float" office:value="283.5">
            <text:p>283.5</text:p>
          </table:table-cell>
          <table:table-cell table:style-name="ce2" office:value-type="float" office:value="6520">
            <text:p>65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0791.12">
            <text:p>120791.12</text:p>
          </table:table-cell>
          <table:table-cell office:value-type="string">
            <text:p>29.1570698</text:p>
          </table:table-cell>
          <table:table-cell office:value-type="string">
            <text:p>40.430165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HAY</text:p>
          </table:table-cell>
          <table:table-cell table:style-name="ce2" office:value-type="string">
            <text:p>Haydarpasa, Istanbul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962">
            <text:p>96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24">
            <text:p>2324</text:p>
          </table:table-cell>
          <table:table-cell table:style-name="ce2" office:value-type="float" office:value="33055.65">
            <text:p>33055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055.65">
            <text:p>33055.65</text:p>
          </table:table-cell>
          <table:table-cell office:value-type="string">
            <text:p>29.0193229</text:p>
          </table:table-cell>
          <table:table-cell office:value-type="string">
            <text:p>40.996563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SK</text:p>
          </table:table-cell>
          <table:table-cell table:style-name="ce2" office:value-type="string">
            <text:p>Iskenderun, Hatay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9350.84">
            <text:p>9350.8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50.84">
            <text:p>9350.84</text:p>
          </table:table-cell>
          <table:table-cell office:value-type="string">
            <text:p>36.1748446</text:p>
          </table:table-cell>
          <table:table-cell office:value-type="string">
            <text:p>36.5780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ST</text:p>
          </table:table-cell>
          <table:table-cell table:style-name="ce2" office:value-type="string">
            <text:p>Istanbul</text:p>
          </table:table-cell>
          <table:table-cell table:style-name="ce2" office:value-type="float" office:value="1839">
            <text:p>1839</text:p>
          </table:table-cell>
          <table:table-cell table:style-name="ce2" office:value-type="float" office:value="2899">
            <text:p>289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7733">
            <text:p>7733</text:p>
          </table:table-cell>
          <table:table-cell table:style-name="ce2" office:value-type="float" office:value="90653.88">
            <text:p>90653.88</text:p>
          </table:table-cell>
          <table:table-cell table:style-name="ce2" office:value-type="float" office:value="416.08">
            <text:p>416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14">
            <text:p>4614</text:p>
          </table:table-cell>
          <table:table-cell table:style-name="ce2" office:value-type="float" office:value="95683.96">
            <text:p>95683.96</text:p>
          </table:table-cell>
          <table:table-cell office:value-type="string">
            <text:p>28.9651646</text:p>
          </table:table-cell>
          <table:table-cell office:value-type="string">
            <text:p>41.009633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ZM</text:p>
          </table:table-cell>
          <table:table-cell table:style-name="ce2" office:value-type="string">
            <text:p>Izmir (Smyrna)</text:p>
          </table:table-cell>
          <table:table-cell table:style-name="ce2" office:value-type="float" office:value="532">
            <text:p>5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18">
            <text:p>2718</text:p>
          </table:table-cell>
          <table:table-cell table:style-name="ce2" office:value-type="float" office:value="30556.61">
            <text:p>30556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02">
            <text:p>37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258.61">
            <text:p>34258.61</text:p>
          </table:table-cell>
          <table:table-cell office:value-type="string">
            <text:p>27.144474</text:p>
          </table:table-cell>
          <table:table-cell office:value-type="string">
            <text:p>38.415342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ZT</text:p>
          </table:table-cell>
          <table:table-cell table:style-name="ce2" office:value-type="string">
            <text:p>Izmit, Kocaeli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121">
            <text:p>1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3285.05">
            <text:p>3285.0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85.05">
            <text:p>3285.05</text:p>
          </table:table-cell>
          <table:table-cell office:value-type="string">
            <text:p>29.9298289</text:p>
          </table:table-cell>
          <table:table-cell office:value-type="string">
            <text:p>40.764661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MRM</text:p>
          </table:table-cell>
          <table:table-cell table:style-name="ce2" office:value-type="string">
            <text:p>Marmaris, Mugl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021">
            <text:p>10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21">
            <text:p>1021</text:p>
          </table:table-cell>
          <table:table-cell office:value-type="string">
            <text:p>28.2724069</text:p>
          </table:table-cell>
          <table:table-cell office:value-type="string">
            <text:p>36.854165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MER</text:p>
          </table:table-cell>
          <table:table-cell table:style-name="ce2" office:value-type="string">
            <text:p>Mersin, Icel</text:p>
          </table:table-cell>
          <table:table-cell table:style-name="ce2" office:value-type="float" office:value="912">
            <text:p>912</text:p>
          </table:table-cell>
          <table:table-cell table:style-name="ce2" office:value-type="float" office:value="650">
            <text:p>65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2365">
            <text:p>2365</text:p>
          </table:table-cell>
          <table:table-cell table:style-name="ce2" office:value-type="float" office:value="33518.94">
            <text:p>33518.94</text:p>
          </table:table-cell>
          <table:table-cell table:style-name="ce2" office:value-type="float" office:value="1409.12">
            <text:p>1409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928.06">
            <text:p>34928.06</text:p>
          </table:table-cell>
          <table:table-cell office:value-type="string">
            <text:p>34.630542</text:p>
          </table:table-cell>
          <table:table-cell office:value-type="string">
            <text:p>36.8127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006</text:p>
          </table:table-cell>
          <table:table-cell table:style-name="ce2" office:value-type="string">
            <text:p>Nemrut Bay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3.34">
            <text:p>203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3.34">
            <text:p>203.34</text:p>
          </table:table-cell>
          <table:table-cell office:value-type="string">
            <text:p>26.9304008</text:p>
          </table:table-cell>
          <table:table-cell office:value-type="string">
            <text:p>38.764092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888</text:p>
          </table:table-cell>
          <table:table-cell table:style-name="ce2" office:value-type="string">
            <text:p>Other Turkish port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067.65">
            <text:p>1067.6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67.65">
            <text:p>1067.65</text:p>
          </table:table-cell>
          <table:table-cell table:style-name="ce8" table:number-columns-repeated="2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YPO</text:p>
          </table:table-cell>
          <table:table-cell table:style-name="ce2" office:value-type="string">
            <text:p>Yilport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2.86">
            <text:p>132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2.86">
            <text:p>132.86</text:p>
          </table:table-cell>
          <table:table-cell office:value-type="string">
            <text:p>29.53401</text:p>
          </table:table-cell>
          <table:table-cell office:value-type="string">
            <text:p>40.7742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AUH</text:p>
          </table:table-cell>
          <table:table-cell table:style-name="ce2" office:value-type="string">
            <text:p>Abu Dhabi</text:p>
          </table:table-cell>
          <table:table-cell table:style-name="ce2" office:value-type="float" office:value="563">
            <text:p>563</text:p>
          </table:table-cell>
          <table:table-cell table:style-name="ce2" office:value-type="float" office:value="1813">
            <text:p>18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89">
            <text:p>4189</text:p>
          </table:table-cell>
          <table:table-cell table:style-name="ce2" office:value-type="float" office:value="43048.66">
            <text:p>43048.66</text:p>
          </table:table-cell>
          <table:table-cell table:style-name="ce2" office:value-type="float" office:value="6043.86">
            <text:p>6043.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092.52">
            <text:p>49092.52</text:p>
          </table:table-cell>
          <table:table-cell office:value-type="string">
            <text:p>54.3705762</text:p>
          </table:table-cell>
          <table:table-cell office:value-type="string">
            <text:p>24.474796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AJM</text:p>
          </table:table-cell>
          <table:table-cell table:style-name="ce2" office:value-type="string">
            <text:p>Ajman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6">
            <text:p>1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3801.03">
            <text:p>3801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01.03">
            <text:p>3801.03</text:p>
          </table:table-cell>
          <table:table-cell office:value-type="string">
            <text:p>55.4451432</text:p>
          </table:table-cell>
          <table:table-cell office:value-type="string">
            <text:p>25.393655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DXB</text:p>
          </table:table-cell>
          <table:table-cell table:style-name="ce2" office:value-type="string">
            <text:p>Dubai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6.9">
            <text:p>136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6.9">
            <text:p>136.9</text:p>
          </table:table-cell>
          <table:table-cell office:value-type="string">
            <text:p>55.2961931</text:p>
          </table:table-cell>
          <table:table-cell office:value-type="string">
            <text:p>25.268352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FJR</text:p>
          </table:table-cell>
          <table:table-cell table:style-name="ce2" office:value-type="string">
            <text:p>Fujairah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70.01">
            <text:p>470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0.01">
            <text:p>470.01</text:p>
          </table:table-cell>
          <table:table-cell office:value-type="string">
            <text:p>56.3436798</text:p>
          </table:table-cell>
          <table:table-cell office:value-type="string">
            <text:p>25.125386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JEA</text:p>
          </table:table-cell>
          <table:table-cell table:style-name="ce2" office:value-type="string">
            <text:p>Jebel Ali</text:p>
          </table:table-cell>
          <table:table-cell table:style-name="ce2" office:value-type="float" office:value="6461">
            <text:p>6461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9921">
            <text:p>29921</text:p>
          </table:table-cell>
          <table:table-cell table:style-name="ce2" office:value-type="float" office:value="349413.3">
            <text:p>349413.3</text:p>
          </table:table-cell>
          <table:table-cell table:style-name="ce2" office:value-type="float" office:value="7858.3">
            <text:p>7858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907">
            <text:p>34907</text:p>
          </table:table-cell>
          <table:table-cell table:style-name="ce2" office:value-type="float" office:value="392178.6">
            <text:p>392178.6</text:p>
          </table:table-cell>
          <table:table-cell office:value-type="string">
            <text:p>55.0910256</text:p>
          </table:table-cell>
          <table:table-cell office:value-type="string">
            <text:p>24.977478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KLF</text:p>
          </table:table-cell>
          <table:table-cell table:style-name="ce2" office:value-type="string">
            <text:p>Khor al Fakkan</text:p>
          </table:table-cell>
          <table:table-cell table:style-name="ce2" office:value-type="float" office:value="4652">
            <text:p>4652</text:p>
          </table:table-cell>
          <table:table-cell table:style-name="ce2" office:value-type="float" office:value="8951">
            <text:p>8951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742">
            <text:p>22742</text:p>
          </table:table-cell>
          <table:table-cell table:style-name="ce2" office:value-type="float" office:value="254759.38">
            <text:p>254759.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200">
            <text:p>34200</text:p>
          </table:table-cell>
          <table:table-cell table:style-name="ce2" office:value-type="float" office:value="288959.38">
            <text:p>288959.38</text:p>
          </table:table-cell>
          <table:table-cell office:value-type="string">
            <text:p>56.3458033</text:p>
          </table:table-cell>
          <table:table-cell office:value-type="string">
            <text:p>25.357022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RKT</text:p>
          </table:table-cell>
          <table:table-cell table:style-name="ce2" office:value-type="string">
            <text:p>Ras al khaima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7.8">
            <text:p>117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7.8">
            <text:p>117.8</text:p>
          </table:table-cell>
          <table:table-cell office:value-type="string">
            <text:p>55.9343038</text:p>
          </table:table-cell>
          <table:table-cell office:value-type="string">
            <text:p>25.772059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SHJ</text:p>
          </table:table-cell>
          <table:table-cell table:style-name="ce2" office:value-type="string">
            <text:p>Sharjah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50">
            <text:p>25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5">
            <text:p>555</text:p>
          </table:table-cell>
          <table:table-cell table:style-name="ce2" office:value-type="float" office:value="7611.23">
            <text:p>7611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11.23">
            <text:p>7611.23</text:p>
          </table:table-cell>
          <table:table-cell office:value-type="string">
            <text:p>55.3895321</text:p>
          </table:table-cell>
          <table:table-cell office:value-type="string">
            <text:p>25.358543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Yemen</text:p>
          </table:table-cell>
          <table:table-cell table:style-name="ce2" office:value-type="string">
            <text:p>YEADE</text:p>
          </table:table-cell>
          <table:table-cell table:style-name="ce2" office:value-type="string">
            <text:p>Aden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37">
            <text:p>3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4">
            <text:p>214</text:p>
          </table:table-cell>
          <table:table-cell table:style-name="ce2" office:value-type="float" office:value="4642.15">
            <text:p>4642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42.15">
            <text:p>4642.15</text:p>
          </table:table-cell>
          <table:table-cell table:style-name="ce7" office:value-type="string">
            <text:p>44.9166065</text:p>
          </table:table-cell>
          <table:table-cell table:style-name="ce7" office:value-type="string">
            <text:p>12.833160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Yemen</text:p>
          </table:table-cell>
          <table:table-cell table:style-name="ce2" office:value-type="string">
            <text:p>YEHOD</text:p>
          </table:table-cell>
          <table:table-cell table:style-name="ce2" office:value-type="string">
            <text:p>Hodeidah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73">
            <text:p>17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6428.93">
            <text:p>6428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428.93">
            <text:p>6428.93</text:p>
          </table:table-cell>
          <table:table-cell table:style-name="ce7" office:value-type="string">
            <text:p>42.9741</text:p>
          </table:table-cell>
          <table:table-cell table:style-name="ce7" office:value-type="string">
            <text:p>14.7600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Europe</text:p>
          </table:table-cell>
          <table:table-cell table:style-name="ce2" office:value-type="string">
            <text:p>Albania</text:p>
          </table:table-cell>
          <table:table-cell table:style-name="ce2" office:value-type="string">
            <text:p>ALDRZ</text:p>
          </table:table-cell>
          <table:table-cell table:style-name="ce2" office:value-type="string">
            <text:p>Durazzo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676.27">
            <text:p>676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76.27">
            <text:p>676.27</text:p>
          </table:table-cell>
          <table:table-cell table:style-name="ce7" office:value-type="string">
            <text:p>19.4745</text:p>
          </table:table-cell>
          <table:table-cell table:style-name="ce7" office:value-type="string">
            <text:p>41.316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BEANR</text:p>
          </table:table-cell>
          <table:table-cell table:style-name="ce2" office:value-type="string">
            <text:p>Antwerpe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.07">
            <text:p>21.0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98">
            <text:p>2098</text:p>
          </table:table-cell>
          <table:table-cell table:style-name="ce2" office:value-type="float" office:value="2132.07">
            <text:p>2132.07</text:p>
          </table:table-cell>
          <table:table-cell office:value-type="string">
            <text:p>4.3997081</text:p>
          </table:table-cell>
          <table:table-cell office:value-type="string">
            <text:p>51.221109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BEGNE</text:p>
          </table:table-cell>
          <table:table-cell table:style-name="ce2" office:value-type="string">
            <text:p>Ghent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44934">
            <text:p>449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4934">
            <text:p>44934</text:p>
          </table:table-cell>
          <table:table-cell office:value-type="string">
            <text:p>3.7251141</text:p>
          </table:table-cell>
          <table:table-cell office:value-type="string">
            <text:p>51.05377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BEZEE</text:p>
          </table:table-cell>
          <table:table-cell table:style-name="ce2" office:value-type="string">
            <text:p>Zeebrugge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office:value-type="string">
            <text:p>3.2082431</text:p>
          </table:table-cell>
          <table:table-cell office:value-type="string">
            <text:p>51.331638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ulgaria</text:p>
          </table:table-cell>
          <table:table-cell table:style-name="ce2" office:value-type="string">
            <text:p>BGBOJ</text:p>
          </table:table-cell>
          <table:table-cell table:style-name="ce2" office:value-type="string">
            <text:p>Burga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95.65">
            <text:p>295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5.65">
            <text:p>295.65</text:p>
          </table:table-cell>
          <table:table-cell office:value-type="string">
            <text:p>27.4550161</text:p>
          </table:table-cell>
          <table:table-cell office:value-type="string">
            <text:p>42.494227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ulgaria</text:p>
          </table:table-cell>
          <table:table-cell table:style-name="ce2" office:value-type="string">
            <text:p>BGVAR</text:p>
          </table:table-cell>
          <table:table-cell table:style-name="ce2" office:value-type="string">
            <text:p>Varn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5.6">
            <text:p>185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5.6">
            <text:p>185.6</text:p>
          </table:table-cell>
          <table:table-cell office:value-type="string">
            <text:p>27.9017131</text:p>
          </table:table-cell>
          <table:table-cell office:value-type="string">
            <text:p>43.216610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Croatia</text:p>
          </table:table-cell>
          <table:table-cell table:style-name="ce2" office:value-type="string">
            <text:p>HRRJK</text:p>
          </table:table-cell>
          <table:table-cell table:style-name="ce2" office:value-type="string">
            <text:p>Fiume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4.81">
            <text:p>234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4.81">
            <text:p>234.81</text:p>
          </table:table-cell>
          <table:table-cell office:value-type="string">
            <text:p>14.4413555</text:p>
          </table:table-cell>
          <table:table-cell office:value-type="string">
            <text:p>45.327111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Croatia</text:p>
          </table:table-cell>
          <table:table-cell table:style-name="ce2" office:value-type="string">
            <text:p>HRSPU</text:p>
          </table:table-cell>
          <table:table-cell table:style-name="ce2" office:value-type="string">
            <text:p>Spalat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office:value-type="string">
            <text:p>16.4396801</text:p>
          </table:table-cell>
          <table:table-cell office:value-type="string">
            <text:p>43.511555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Cyprus</text:p>
          </table:table-cell>
          <table:table-cell table:style-name="ce2" office:value-type="string">
            <text:p>CYLMS</text:p>
          </table:table-cell>
          <table:table-cell table:style-name="ce2" office:value-type="string">
            <text:p>Limassol</text:p>
          </table:table-cell>
          <table:table-cell table:style-name="ce2" office:value-type="float" office:value="343">
            <text:p>343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25">
            <text:p>825</text:p>
          </table:table-cell>
          <table:table-cell table:style-name="ce2" office:value-type="float" office:value="9155.99">
            <text:p>9155.9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002">
            <text:p>25002</text:p>
          </table:table-cell>
          <table:table-cell table:style-name="ce2" office:value-type="float" office:value="34157.99">
            <text:p>34157.99</text:p>
          </table:table-cell>
          <table:table-cell office:value-type="string">
            <text:p>33.042341</text:p>
          </table:table-cell>
          <table:table-cell office:value-type="string">
            <text:p>34.673563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Denmark</text:p>
          </table:table-cell>
          <table:table-cell table:style-name="ce2" office:value-type="string">
            <text:p>DKAAL</text:p>
          </table:table-cell>
          <table:table-cell table:style-name="ce2" office:value-type="string">
            <text:p>Aalborg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36.09">
            <text:p>236.0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6.09">
            <text:p>236.09</text:p>
          </table:table-cell>
          <table:table-cell office:value-type="string">
            <text:p>9.9193939</text:p>
          </table:table-cell>
          <table:table-cell office:value-type="string">
            <text:p>57.048220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HEL</text:p>
          </table:table-cell>
          <table:table-cell table:style-name="ce2" office:value-type="string">
            <text:p>Helsink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.04">
            <text:p>24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04">
            <text:p>24.04</text:p>
          </table:table-cell>
          <table:table-cell office:value-type="string">
            <text:p>24.9435079</text:p>
          </table:table-cell>
          <table:table-cell office:value-type="string">
            <text:p>60.166627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KAS</text:p>
          </table:table-cell>
          <table:table-cell table:style-name="ce2" office:value-type="string">
            <text:p>Kaskinen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1365">
            <text:p>11365</text:p>
          </table:table-cell>
          <table:table-cell office:value-type="string">
            <text:p>21.2229123</text:p>
          </table:table-cell>
          <table:table-cell office:value-type="string">
            <text:p>62.38512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KTK</text:p>
          </table:table-cell>
          <table:table-cell table:style-name="ce2" office:value-type="string">
            <text:p>Kotk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2.76">
            <text:p>72.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50">
            <text:p>3150</text:p>
          </table:table-cell>
          <table:table-cell table:style-name="ce2" office:value-type="float" office:value="3222.76">
            <text:p>3222.76</text:p>
          </table:table-cell>
          <table:table-cell office:value-type="string">
            <text:p>26.9455849</text:p>
          </table:table-cell>
          <table:table-cell office:value-type="string">
            <text:p>60.467282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RAU</text:p>
          </table:table-cell>
          <table:table-cell table:style-name="ce2" office:value-type="string">
            <text:p>Raum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">
            <text:p>2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789.84">
            <text:p>789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9.84">
            <text:p>789.84</text:p>
          </table:table-cell>
          <table:table-cell office:value-type="string">
            <text:p>21.5039401</text:p>
          </table:table-cell>
          <table:table-cell office:value-type="string">
            <text:p>61.128914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LEH</text:p>
          </table:table-cell>
          <table:table-cell table:style-name="ce2" office:value-type="string">
            <text:p>Le Havr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4.4">
            <text:p>84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242">
            <text:p>52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326.4">
            <text:p>5326.4</text:p>
          </table:table-cell>
          <table:table-cell office:value-type="string">
            <text:p>0.107907</text:p>
          </table:table-cell>
          <table:table-cell office:value-type="string">
            <text:p>49.493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SWD</text:p>
          </table:table-cell>
          <table:table-cell table:style-name="ce2" office:value-type="string">
            <text:p>St. Wandrille-Rancom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2349">
            <text:p>123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349">
            <text:p>12349</text:p>
          </table:table-cell>
          <table:table-cell office:value-type="string">
            <text:p>0.7670404</text:p>
          </table:table-cell>
          <table:table-cell office:value-type="string">
            <text:p>49.527470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BIA</text:p>
          </table:table-cell>
          <table:table-cell table:style-name="ce2" office:value-type="string">
            <text:p>Basti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1725.42">
            <text:p>11725.4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725.42">
            <text:p>11725.42</text:p>
          </table:table-cell>
          <table:table-cell office:value-type="string">
            <text:p>9.452542</text:p>
          </table:table-cell>
          <table:table-cell office:value-type="string">
            <text:p>42.706550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FOS</text:p>
          </table:table-cell>
          <table:table-cell table:style-name="ce2" office:value-type="string">
            <text:p>Fos-sur-Mer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844">
            <text:p>844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3643">
            <text:p>3643</text:p>
          </table:table-cell>
          <table:table-cell table:style-name="ce2" office:value-type="float" office:value="18182.55">
            <text:p>18182.55</text:p>
          </table:table-cell>
          <table:table-cell table:style-name="ce2" office:value-type="float" office:value="438">
            <text:p>438</text:p>
          </table:table-cell>
          <table:table-cell table:style-name="ce2" office:value-type="float" office:value="29596">
            <text:p>295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8216.55">
            <text:p>48216.55</text:p>
          </table:table-cell>
          <table:table-cell office:value-type="string">
            <text:p>4.945595</text:p>
          </table:table-cell>
          <table:table-cell office:value-type="string">
            <text:p>43.438071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LAV</text:p>
          </table:table-cell>
          <table:table-cell table:style-name="ce2" office:value-type="string">
            <text:p>Laver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400">
            <text:p>1400</text:p>
          </table:table-cell>
          <table:table-cell office:value-type="string">
            <text:p>5.0255983</text:p>
          </table:table-cell>
          <table:table-cell office:value-type="string">
            <text:p>43.392946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LIO</text:p>
          </table:table-cell>
          <table:table-cell table:style-name="ce2" office:value-type="string">
            <text:p>Ly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0.28">
            <text:p>60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27">
            <text:p>61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87.28">
            <text:p>6187.28</text:p>
          </table:table-cell>
          <table:table-cell office:value-type="string">
            <text:p>4.8323239</text:p>
          </table:table-cell>
          <table:table-cell office:value-type="string">
            <text:p>45.757595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MRS</text:p>
          </table:table-cell>
          <table:table-cell table:style-name="ce2" office:value-type="string">
            <text:p>Marseille</text:p>
          </table:table-cell>
          <table:table-cell table:style-name="ce2" office:value-type="float" office:value="1493">
            <text:p>1493</text:p>
          </table:table-cell>
          <table:table-cell table:style-name="ce2" office:value-type="float" office:value="2584">
            <text:p>2584</text:p>
          </table:table-cell>
          <table:table-cell table:style-name="ce2" office:value-type="float" office:value="364">
            <text:p>364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7673">
            <text:p>7673</text:p>
          </table:table-cell>
          <table:table-cell table:style-name="ce2" office:value-type="float" office:value="87609.59">
            <text:p>87609.59</text:p>
          </table:table-cell>
          <table:table-cell table:style-name="ce2" office:value-type="float" office:value="515.85">
            <text:p>515.8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8125.44">
            <text:p>88125.44</text:p>
          </table:table-cell>
          <table:table-cell office:value-type="string">
            <text:p>5.3699525</text:p>
          </table:table-cell>
          <table:table-cell office:value-type="string">
            <text:p>43.296174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PSL</text:p>
          </table:table-cell>
          <table:table-cell table:style-name="ce2" office:value-type="string">
            <text:p>Port-Saint-Louis-Du-Rhone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1327">
            <text:p>113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327">
            <text:p>11327</text:p>
          </table:table-cell>
          <table:table-cell office:value-type="string">
            <text:p>4.8026354</text:p>
          </table:table-cell>
          <table:table-cell office:value-type="string">
            <text:p>43.389053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DEBRB</text:p>
          </table:table-cell>
          <table:table-cell table:style-name="ce2" office:value-type="string">
            <text:p>Brunsbuettel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99.77">
            <text:p>299.7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9.77">
            <text:p>299.77</text:p>
          </table:table-cell>
          <table:table-cell office:value-type="string">
            <text:p>9.1415908</text:p>
          </table:table-cell>
          <table:table-cell office:value-type="string">
            <text:p>53.89701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DEHAM</text:p>
          </table:table-cell>
          <table:table-cell table:style-name="ce2" office:value-type="string">
            <text:p>Hamburg</text:p>
          </table:table-cell>
          <table:table-cell table:style-name="ce2" office:value-type="float" office:value="1011">
            <text:p>1011</text:p>
          </table:table-cell>
          <table:table-cell table:style-name="ce2" office:value-type="float" office:value="1028">
            <text:p>102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3244">
            <text:p>3244</text:p>
          </table:table-cell>
          <table:table-cell table:style-name="ce2" office:value-type="float" office:value="49205.1">
            <text:p>49205.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50705.1">
            <text:p>50705.1</text:p>
          </table:table-cell>
          <table:table-cell office:value-type="string">
            <text:p>10.000654</text:p>
          </table:table-cell>
          <table:table-cell office:value-type="string">
            <text:p>53.550341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ibilterra</text:p>
          </table:table-cell>
          <table:table-cell table:style-name="ce2" office:value-type="string">
            <text:p>GIGIB</text:p>
          </table:table-cell>
          <table:table-cell table:style-name="ce2" office:value-type="string">
            <text:p>Gibraltar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6127">
            <text:p>66127</text:p>
          </table:table-cell>
          <table:table-cell office:value-type="string">
            <text:p>-5.3484848</text:p>
          </table:table-cell>
          <table:table-cell office:value-type="string">
            <text:p>36.145146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BEL</text:p>
          </table:table-cell>
          <table:table-cell table:style-name="ce2" office:value-type="string">
            <text:p>Belfast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6.15">
            <text:p>26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.15">
            <text:p>26.15</text:p>
          </table:table-cell>
          <table:table-cell office:value-type="string">
            <text:p>-5.9301554</text:p>
          </table:table-cell>
          <table:table-cell office:value-type="string">
            <text:p>54.596946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BRS</text:p>
          </table:table-cell>
          <table:table-cell table:style-name="ce2" office:value-type="string">
            <text:p>Bristol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office:value-type="string">
            <text:p>-2.5952658</text:p>
          </table:table-cell>
          <table:table-cell office:value-type="string">
            <text:p>51.455699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FXT</text:p>
          </table:table-cell>
          <table:table-cell table:style-name="ce2" office:value-type="string">
            <text:p>Felixstow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7.31">
            <text:p>27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.31">
            <text:p>27.31</text:p>
          </table:table-cell>
          <table:table-cell office:value-type="string">
            <text:p>1.3515106</text:p>
          </table:table-cell>
          <table:table-cell office:value-type="string">
            <text:p>51.963909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GOO</text:p>
          </table:table-cell>
          <table:table-cell table:style-name="ce2" office:value-type="string">
            <text:p>Goole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368.98">
            <text:p>1368.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68.98">
            <text:p>1368.98</text:p>
          </table:table-cell>
          <table:table-cell office:value-type="string">
            <text:p>-0.8795836</text:p>
          </table:table-cell>
          <table:table-cell office:value-type="string">
            <text:p>53.706387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HRW</text:p>
          </table:table-cell>
          <table:table-cell table:style-name="ce2" office:value-type="string">
            <text:p>Harwich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2100">
            <text:p>2100</text:p>
          </table:table-cell>
          <table:table-cell office:value-type="string">
            <text:p>1.2898522</text:p>
          </table:table-cell>
          <table:table-cell office:value-type="string">
            <text:p>51.944580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THP</text:p>
          </table:table-cell>
          <table:table-cell table:style-name="ce2" office:value-type="string">
            <text:p>Thamespor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.45">
            <text:p>1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45">
            <text:p>17.45</text:p>
          </table:table-cell>
          <table:table-cell table:style-name="ce7" office:value-type="string">
            <text:p>0.6838</text:p>
          </table:table-cell>
          <table:table-cell table:style-name="ce7" office:value-type="string">
            <text:p>51.435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TIL</text:p>
          </table:table-cell>
          <table:table-cell table:style-name="ce2" office:value-type="string">
            <text:p>Tilbury</text:p>
          </table:table-cell>
          <table:table-cell table:style-name="ce2" office:value-type="float" office:value="589">
            <text:p>589</text:p>
          </table:table-cell>
          <table:table-cell table:style-name="ce2" office:value-type="float" office:value="371">
            <text:p>37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45">
            <text:p>1345</text:p>
          </table:table-cell>
          <table:table-cell table:style-name="ce2" office:value-type="float" office:value="22490.19">
            <text:p>22490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15">
            <text:p>25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005.19">
            <text:p>25005.19</text:p>
          </table:table-cell>
          <table:table-cell office:value-type="string">
            <text:p>0.3643896</text:p>
          </table:table-cell>
          <table:table-cell office:value-type="string">
            <text:p>51.463117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AXD</text:p>
          </table:table-cell>
          <table:table-cell table:style-name="ce2" office:value-type="string">
            <text:p>Alexandroupoli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.92">
            <text:p>27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.92">
            <text:p>27.92</text:p>
          </table:table-cell>
          <table:table-cell office:value-type="string">
            <text:p>25.8760587</text:p>
          </table:table-cell>
          <table:table-cell office:value-type="string">
            <text:p>40.849199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020</text:p>
          </table:table-cell>
          <table:table-cell table:style-name="ce2" office:value-type="string">
            <text:p>Eleftheres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7251">
            <text:p>72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251">
            <text:p>7251</text:p>
          </table:table-cell>
          <table:table-cell office:value-type="string">
            <text:p>24.3034666</text:p>
          </table:table-cell>
          <table:table-cell office:value-type="string">
            <text:p>40.838362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EEU</text:p>
          </table:table-cell>
          <table:table-cell table:style-name="ce2" office:value-type="string">
            <text:p>Eleusis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2402">
            <text:p>24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02">
            <text:p>2402</text:p>
          </table:table-cell>
          <table:table-cell office:value-type="string">
            <text:p>23.5348663</text:p>
          </table:table-cell>
          <table:table-cell office:value-type="string">
            <text:p>38.04760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HER</text:p>
          </table:table-cell>
          <table:table-cell table:style-name="ce2" office:value-type="string">
            <text:p>Heraklio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4.68">
            <text:p>84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.68">
            <text:p>84.68</text:p>
          </table:table-cell>
          <table:table-cell office:value-type="string">
            <text:p>25.1328543</text:p>
          </table:table-cell>
          <table:table-cell office:value-type="string">
            <text:p>35.334013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PIR</text:p>
          </table:table-cell>
          <table:table-cell table:style-name="ce2" office:value-type="string">
            <text:p>Piraeus</text:p>
          </table:table-cell>
          <table:table-cell table:style-name="ce2" office:value-type="float" office:value="585">
            <text:p>585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99">
            <text:p>1799</text:p>
          </table:table-cell>
          <table:table-cell table:style-name="ce2" office:value-type="float" office:value="24700.41">
            <text:p>24700.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716">
            <text:p>30716</text:p>
          </table:table-cell>
          <table:table-cell table:style-name="ce2" office:value-type="float" office:value="55416.41">
            <text:p>55416.41</text:p>
          </table:table-cell>
          <table:table-cell office:value-type="string">
            <text:p>23.6486215</text:p>
          </table:table-cell>
          <table:table-cell office:value-type="string">
            <text:p>37.944151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SKG</text:p>
          </table:table-cell>
          <table:table-cell table:style-name="ce2" office:value-type="string">
            <text:p>Thessaloniki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067.02">
            <text:p>1067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67.02">
            <text:p>1067.02</text:p>
          </table:table-cell>
          <table:table-cell office:value-type="string">
            <text:p>22.9352716</text:p>
          </table:table-cell>
          <table:table-cell office:value-type="string">
            <text:p>40.640316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VOL</text:p>
          </table:table-cell>
          <table:table-cell table:style-name="ce2" office:value-type="string">
            <text:p>Volos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.5">
            <text:p>23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.5">
            <text:p>23.5</text:p>
          </table:table-cell>
          <table:table-cell office:value-type="string">
            <text:p>22.9400319</text:p>
          </table:table-cell>
          <table:table-cell office:value-type="string">
            <text:p>39.362740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Ireland</text:p>
          </table:table-cell>
          <table:table-cell table:style-name="ce2" office:value-type="string">
            <text:p>IEORK</text:p>
          </table:table-cell>
          <table:table-cell table:style-name="ce2" office:value-type="string">
            <text:p>Cork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.64">
            <text:p>11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.64">
            <text:p>11.64</text:p>
          </table:table-cell>
          <table:table-cell office:value-type="string">
            <text:p>-8.4705806</text:p>
          </table:table-cell>
          <table:table-cell office:value-type="string">
            <text:p>51.897928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Latvija</text:p>
          </table:table-cell>
          <table:table-cell table:style-name="ce2" office:value-type="string">
            <text:p>LVRIX</text:p>
          </table:table-cell>
          <table:table-cell table:style-name="ce2" office:value-type="string">
            <text:p>Rig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9.83">
            <text:p>69.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9.83">
            <text:p>69.83</text:p>
          </table:table-cell>
          <table:table-cell office:value-type="string">
            <text:p>24.1051846</text:p>
          </table:table-cell>
          <table:table-cell office:value-type="string">
            <text:p>56.949397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Malta</text:p>
          </table:table-cell>
          <table:table-cell table:style-name="ce2" office:value-type="string">
            <text:p>MTMLA</text:p>
          </table:table-cell>
          <table:table-cell table:style-name="ce2" office:value-type="string">
            <text:p>Malta</text:p>
          </table:table-cell>
          <table:table-cell table:style-name="ce2" office:value-type="float" office:value="253">
            <text:p>253</text:p>
          </table:table-cell>
          <table:table-cell table:style-name="ce2" office:value-type="float" office:value="1961">
            <text:p>1961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862">
            <text:p>6862</text:p>
          </table:table-cell>
          <table:table-cell table:style-name="ce2" office:value-type="float" office:value="96985.56">
            <text:p>96985.56</text:p>
          </table:table-cell>
          <table:table-cell table:style-name="ce2" office:value-type="float" office:value="1764.49">
            <text:p>1764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1821">
            <text:p>291821</text:p>
          </table:table-cell>
          <table:table-cell table:style-name="ce2" office:value-type="float" office:value="390571.05">
            <text:p>390571.05</text:p>
          </table:table-cell>
          <table:table-cell office:value-type="string">
            <text:p>14.5133638</text:p>
          </table:table-cell>
          <table:table-cell office:value-type="string">
            <text:p>35.898759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Netherlands</text:p>
          </table:table-cell>
          <table:table-cell table:style-name="ce2" office:value-type="string">
            <text:p>NLAMS</text:p>
          </table:table-cell>
          <table:table-cell table:style-name="ce2" office:value-type="string">
            <text:p>Amsterdam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0977">
            <text:p>30977</text:p>
          </table:table-cell>
          <table:table-cell office:value-type="string">
            <text:p>4.9001115</text:p>
          </table:table-cell>
          <table:table-cell office:value-type="string">
            <text:p>52.371008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Netherlands</text:p>
          </table:table-cell>
          <table:table-cell table:style-name="ce2" office:value-type="string">
            <text:p>NLRTM</text:p>
          </table:table-cell>
          <table:table-cell table:style-name="ce2" office:value-type="string">
            <text:p>Rotterdam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4800.79">
            <text:p>4800.7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9672">
            <text:p>39672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46651.79">
            <text:p>46651.79</text:p>
          </table:table-cell>
          <table:table-cell office:value-type="string">
            <text:p>4.4631678</text:p>
          </table:table-cell>
          <table:table-cell office:value-type="string">
            <text:p>51.922892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AVE</text:p>
          </table:table-cell>
          <table:table-cell table:style-name="ce2" office:value-type="string">
            <text:p>Aveiro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0288">
            <text:p>10288</text:p>
          </table:table-cell>
          <table:table-cell table:style-name="ce2" office:value-type="float" office:value="1505">
            <text:p>1505</text:p>
          </table:table-cell>
          <table:table-cell table:style-name="ce2" office:value-type="float" office:value="11793">
            <text:p>11793</text:p>
          </table:table-cell>
          <table:table-cell office:value-type="string">
            <text:p>-8.6537146</text:p>
          </table:table-cell>
          <table:table-cell office:value-type="string">
            <text:p>40.641163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LEI</text:p>
          </table:table-cell>
          <table:table-cell table:style-name="ce2" office:value-type="string">
            <text:p>Leixoe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5.15">
            <text:p>65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5.15">
            <text:p>65.15</text:p>
          </table:table-cell>
          <table:table-cell table:style-name="ce7" office:value-type="string">
            <text:p>-8.68459</text:p>
          </table:table-cell>
          <table:table-cell table:style-name="ce7" office:value-type="string">
            <text:p>41.1902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LIS</text:p>
          </table:table-cell>
          <table:table-cell table:style-name="ce2" office:value-type="string">
            <text:p>Lisboa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1218.88">
            <text:p>1218.8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18.88">
            <text:p>1218.88</text:p>
          </table:table-cell>
          <table:table-cell office:value-type="string">
            <text:p>-9.1393644</text:p>
          </table:table-cell>
          <table:table-cell office:value-type="string">
            <text:p>38.713802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SET</text:p>
          </table:table-cell>
          <table:table-cell table:style-name="ce2" office:value-type="string">
            <text:p>Setubal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4">
            <text:p>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336.72">
            <text:p>1336.72</text:p>
          </table:table-cell>
          <table:table-cell table:style-name="ce2" office:value-type="float" office:value="508.19">
            <text:p>508.19</text:p>
          </table:table-cell>
          <table:table-cell table:style-name="ce2" office:value-type="float" office:value="18654">
            <text:p>186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498.91">
            <text:p>20498.91</text:p>
          </table:table-cell>
          <table:table-cell office:value-type="string">
            <text:p>-8.8933165</text:p>
          </table:table-cell>
          <table:table-cell office:value-type="string">
            <text:p>38.524512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SIN</text:p>
          </table:table-cell>
          <table:table-cell table:style-name="ce2" office:value-type="string">
            <text:p>Sine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.98">
            <text:p>18.9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.98">
            <text:p>18.98</text:p>
          </table:table-cell>
          <table:table-cell office:value-type="string">
            <text:p>-8.8772642</text:p>
          </table:table-cell>
          <table:table-cell office:value-type="string">
            <text:p>37.954003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Romania</text:p>
          </table:table-cell>
          <table:table-cell table:style-name="ce2" office:value-type="string">
            <text:p>ROCND</text:p>
          </table:table-cell>
          <table:table-cell table:style-name="ce2" office:value-type="string">
            <text:p>Constantza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32.63">
            <text:p>332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2.63">
            <text:p>332.63</text:p>
          </table:table-cell>
          <table:table-cell office:value-type="string">
            <text:p>28.6320178</text:p>
          </table:table-cell>
          <table:table-cell office:value-type="string">
            <text:p>44.171906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lovenia</text:p>
          </table:table-cell>
          <table:table-cell table:style-name="ce2" office:value-type="string">
            <text:p>SIKOP</text:p>
          </table:table-cell>
          <table:table-cell table:style-name="ce2" office:value-type="string">
            <text:p>Capo d'Istria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44.5">
            <text:p>444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4.5">
            <text:p>444.5</text:p>
          </table:table-cell>
          <table:table-cell office:value-type="string">
            <text:p>13.7304909</text:p>
          </table:table-cell>
          <table:table-cell office:value-type="string">
            <text:p>45.547955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EU</text:p>
          </table:table-cell>
          <table:table-cell table:style-name="ce2" office:value-type="string">
            <text:p>Ceut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.2">
            <text:p>8.2</text:p>
          </table:table-cell>
          <table:table-cell table:style-name="ce2" office:value-type="float" office:value="450.66">
            <text:p>450.6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8.86">
            <text:p>458.86</text:p>
          </table:table-cell>
          <table:table-cell office:value-type="string">
            <text:p>-5.3041384</text:p>
          </table:table-cell>
          <table:table-cell office:value-type="string">
            <text:p>35.888361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MLN</text:p>
          </table:table-cell>
          <table:table-cell table:style-name="ce2" office:value-type="string">
            <text:p>Melill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3.65">
            <text:p>83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.65">
            <text:p>83.65</text:p>
          </table:table-cell>
          <table:table-cell office:value-type="string">
            <text:p>-2.9417904</text:p>
          </table:table-cell>
          <table:table-cell office:value-type="string">
            <text:p>35.29163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BIO</text:p>
          </table:table-cell>
          <table:table-cell table:style-name="ce2" office:value-type="string">
            <text:p>Bilba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3.96">
            <text:p>123.96</text:p>
          </table:table-cell>
          <table:table-cell table:style-name="ce2" office:value-type="float" office:value="487.98">
            <text:p>487.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11.94">
            <text:p>611.94</text:p>
          </table:table-cell>
          <table:table-cell office:value-type="string">
            <text:p>-2.9349478</text:p>
          </table:table-cell>
          <table:table-cell office:value-type="string">
            <text:p>43.262964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LCG</text:p>
          </table:table-cell>
          <table:table-cell table:style-name="ce2" office:value-type="string">
            <text:p>La Corun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5013">
            <text:p>5013</text:p>
          </table:table-cell>
          <table:table-cell office:value-type="string">
            <text:p>-8.4129958</text:p>
          </table:table-cell>
          <table:table-cell office:value-type="string">
            <text:p>43.365032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SDR</text:p>
          </table:table-cell>
          <table:table-cell table:style-name="ce2" office:value-type="string">
            <text:p>Santander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office:value-type="string">
            <text:p>-3.8101067</text:p>
          </table:table-cell>
          <table:table-cell office:value-type="string">
            <text:p>43.462310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VGO</text:p>
          </table:table-cell>
          <table:table-cell table:style-name="ce2" office:value-type="string">
            <text:p>Vig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0.3">
            <text:p>30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.3">
            <text:p>30.3</text:p>
          </table:table-cell>
          <table:table-cell office:value-type="string">
            <text:p>-8.7247205</text:p>
          </table:table-cell>
          <table:table-cell office:value-type="string">
            <text:p>42.237660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ALG</text:p>
          </table:table-cell>
          <table:table-cell table:style-name="ce2" office:value-type="string">
            <text:p>Algeciras</text:p>
          </table:table-cell>
          <table:table-cell table:style-name="ce2" office:value-type="float" office:value="382">
            <text:p>382</text:p>
          </table:table-cell>
          <table:table-cell table:style-name="ce2" office:value-type="float" office:value="4139">
            <text:p>4139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2322">
            <text:p>12322</text:p>
          </table:table-cell>
          <table:table-cell table:style-name="ce2" office:value-type="float" office:value="154248.52">
            <text:p>154248.5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156348.52">
            <text:p>156348.52</text:p>
          </table:table-cell>
          <table:table-cell office:value-type="string">
            <text:p>-5.4487055</text:p>
          </table:table-cell>
          <table:table-cell office:value-type="string">
            <text:p>36.131080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AUZ</text:p>
          </table:table-cell>
          <table:table-cell table:style-name="ce2" office:value-type="string">
            <text:p>Arroyo de la Luz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268">
            <text:p>26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11">
            <text:p>811</text:p>
          </table:table-cell>
          <table:table-cell table:style-name="ce2" office:value-type="float" office:value="10181.45">
            <text:p>10181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181.45">
            <text:p>10181.45</text:p>
          </table:table-cell>
          <table:table-cell office:value-type="string">
            <text:p>-6.5845773</text:p>
          </table:table-cell>
          <table:table-cell office:value-type="string">
            <text:p>39.484033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BCN</text:p>
          </table:table-cell>
          <table:table-cell table:style-name="ce2" office:value-type="string">
            <text:p>Barcelona</text:p>
          </table:table-cell>
          <table:table-cell table:style-name="ce2" office:value-type="float" office:value="2096">
            <text:p>2096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1477">
            <text:p>1477</text:p>
          </table:table-cell>
          <table:table-cell table:style-name="ce2" office:value-type="float" office:value="965">
            <text:p>965</text:p>
          </table:table-cell>
          <table:table-cell table:style-name="ce2" office:value-type="float" office:value="94577.76">
            <text:p>94577.76</text:p>
          </table:table-cell>
          <table:table-cell table:style-name="ce2" office:value-type="float" office:value="105549">
            <text:p>105549</text:p>
          </table:table-cell>
          <table:table-cell table:style-name="ce2" office:value-type="float" office:value="70030">
            <text:p>700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0156.76">
            <text:p>270156.76</text:p>
          </table:table-cell>
          <table:table-cell office:value-type="string">
            <text:p>2.1700437</text:p>
          </table:table-cell>
          <table:table-cell office:value-type="string">
            <text:p>41.387018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AD</text:p>
          </table:table-cell>
          <table:table-cell table:style-name="ce2" office:value-type="string">
            <text:p>Cadiz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383.1">
            <text:p>383.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3.1">
            <text:p>383.1</text:p>
          </table:table-cell>
          <table:table-cell office:value-type="string">
            <text:p>-6.2826008</text:p>
          </table:table-cell>
          <table:table-cell office:value-type="string">
            <text:p>36.521647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AR</text:p>
          </table:table-cell>
          <table:table-cell table:style-name="ce2" office:value-type="string">
            <text:p>Cartagen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22486">
            <text:p>22486</text:p>
          </table:table-cell>
          <table:table-cell office:value-type="string">
            <text:p>-1.0006184</text:p>
          </table:table-cell>
          <table:table-cell office:value-type="string">
            <text:p>37.626786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AS</text:p>
          </table:table-cell>
          <table:table-cell table:style-name="ce2" office:value-type="string">
            <text:p>Castellon de La Plana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615">
            <text:p>161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19">
            <text:p>1819</text:p>
          </table:table-cell>
          <table:table-cell table:style-name="ce2" office:value-type="float" office:value="5732.88">
            <text:p>5732.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000">
            <text:p>7000</text:p>
          </table:table-cell>
          <table:table-cell table:style-name="ce2" office:value-type="float" office:value="12809.88">
            <text:p>12809.88</text:p>
          </table:table-cell>
          <table:table-cell office:value-type="string">
            <text:p>-0.0374353</text:p>
          </table:table-cell>
          <table:table-cell office:value-type="string">
            <text:p>39.985995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GAN</text:p>
          </table:table-cell>
          <table:table-cell table:style-name="ce2" office:value-type="string">
            <text:p>Gandi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55.7">
            <text:p>155.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5.7">
            <text:p>155.7</text:p>
          </table:table-cell>
          <table:table-cell office:value-type="string">
            <text:p>-0.1803423</text:p>
          </table:table-cell>
          <table:table-cell office:value-type="string">
            <text:p>38.967592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HUV</text:p>
          </table:table-cell>
          <table:table-cell table:style-name="ce2" office:value-type="string">
            <text:p>Huelv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4684">
            <text:p>4684</text:p>
          </table:table-cell>
          <table:table-cell office:value-type="string">
            <text:p>-6.9495699</text:p>
          </table:table-cell>
          <table:table-cell office:value-type="string">
            <text:p>37.25666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LPA</text:p>
          </table:table-cell>
          <table:table-cell table:style-name="ce2" office:value-type="string">
            <text:p>Las Palmas</text:p>
          </table:table-cell>
          <table:table-cell table:style-name="ce2" office:value-type="float" office:value="3249">
            <text:p>3249</text:p>
          </table:table-cell>
          <table:table-cell table:style-name="ce2" office:value-type="float" office:value="4296">
            <text:p>429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862">
            <text:p>11862</text:p>
          </table:table-cell>
          <table:table-cell table:style-name="ce2" office:value-type="float" office:value="132473.56">
            <text:p>132473.56</text:p>
          </table:table-cell>
          <table:table-cell table:style-name="ce2" office:value-type="float" office:value="1007.21">
            <text:p>1007.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3480.77">
            <text:p>133480.77</text:p>
          </table:table-cell>
          <table:table-cell office:value-type="string">
            <text:p>-15.4350514</text:p>
          </table:table-cell>
          <table:table-cell office:value-type="string">
            <text:p>28.128779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AGP</text:p>
          </table:table-cell>
          <table:table-cell table:style-name="ce2" office:value-type="string">
            <text:p>Malaga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748.34">
            <text:p>748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48.34">
            <text:p>748.34</text:p>
          </table:table-cell>
          <table:table-cell office:value-type="string">
            <text:p>-4.421041</text:p>
          </table:table-cell>
          <table:table-cell office:value-type="string">
            <text:p>36.721080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PMI</text:p>
          </table:table-cell>
          <table:table-cell table:style-name="ce2" office:value-type="string">
            <text:p>Palma de Mallorc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143.59">
            <text:p>4143.5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43.59">
            <text:p>4143.59</text:p>
          </table:table-cell>
          <table:table-cell office:value-type="string">
            <text:p>2.6500714</text:p>
          </table:table-cell>
          <table:table-cell office:value-type="string">
            <text:p>39.569582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SAG</text:p>
          </table:table-cell>
          <table:table-cell table:style-name="ce2" office:value-type="string">
            <text:p>Sagunto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925">
            <text:p>319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005">
            <text:p>32005</text:p>
          </table:table-cell>
          <table:table-cell office:value-type="string">
            <text:p>-0.2774146</text:p>
          </table:table-cell>
          <table:table-cell office:value-type="string">
            <text:p>39.679171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SCT</text:p>
          </table:table-cell>
          <table:table-cell table:style-name="ce2" office:value-type="string">
            <text:p>Santa Cruz de Tenerife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123">
            <text:p>1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2777.84">
            <text:p>2777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77.84">
            <text:p>2777.84</text:p>
          </table:table-cell>
          <table:table-cell office:value-type="string">
            <text:p>-16.2536378</text:p>
          </table:table-cell>
          <table:table-cell office:value-type="string">
            <text:p>28.459782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TAR</text:p>
          </table:table-cell>
          <table:table-cell table:style-name="ce2" office:value-type="string">
            <text:p>Tarragona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574.24">
            <text:p>574.24</text:p>
          </table:table-cell>
          <table:table-cell table:style-name="ce2" office:value-type="float" office:value="463.09">
            <text:p>463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99">
            <text:p>6099</text:p>
          </table:table-cell>
          <table:table-cell table:style-name="ce2" office:value-type="float" office:value="7136.33">
            <text:p>7136.33</text:p>
          </table:table-cell>
          <table:table-cell office:value-type="string">
            <text:p>1.2546057</text:p>
          </table:table-cell>
          <table:table-cell office:value-type="string">
            <text:p>41.117236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TCI</text:p>
          </table:table-cell>
          <table:table-cell table:style-name="ce2" office:value-type="string">
            <text:p>Tenerife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2">
            <text:p>6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295.71">
            <text:p>1295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95.71">
            <text:p>1295.71</text:p>
          </table:table-cell>
          <table:table-cell office:value-type="string">
            <text:p>-16.7555</text:p>
          </table:table-cell>
          <table:table-cell office:value-type="string">
            <text:p>28.315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VLC</text:p>
          </table:table-cell>
          <table:table-cell table:style-name="ce2" office:value-type="string">
            <text:p>Valencia</text:p>
          </table:table-cell>
          <table:table-cell table:style-name="ce2" office:value-type="float" office:value="687">
            <text:p>687</text:p>
          </table:table-cell>
          <table:table-cell table:style-name="ce2" office:value-type="float" office:value="637">
            <text:p>637</text:p>
          </table:table-cell>
          <table:table-cell table:style-name="ce2" office:value-type="float" office:value="5093">
            <text:p>5093</text:p>
          </table:table-cell>
          <table:table-cell table:style-name="ce2" office:value-type="float" office:value="428">
            <text:p>428</text:p>
          </table:table-cell>
          <table:table-cell table:style-name="ce2" office:value-type="float" office:value="791">
            <text:p>791</text:p>
          </table:table-cell>
          <table:table-cell table:style-name="ce2" office:value-type="float" office:value="37337.23">
            <text:p>37337.23</text:p>
          </table:table-cell>
          <table:table-cell table:style-name="ce2" office:value-type="float" office:value="48740.79">
            <text:p>48740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604">
            <text:p>5604</text:p>
          </table:table-cell>
          <table:table-cell table:style-name="ce2" office:value-type="float" office:value="91682.02">
            <text:p>91682.02</text:p>
          </table:table-cell>
          <table:table-cell office:value-type="string">
            <text:p>-0.3759513</text:p>
          </table:table-cell>
          <table:table-cell office:value-type="string">
            <text:p>39.469901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Georgia</text:p>
          </table:table-cell>
          <table:table-cell table:style-name="ce2" office:value-type="string">
            <text:p>GEBUS</text:p>
          </table:table-cell>
          <table:table-cell table:style-name="ce2" office:value-type="string">
            <text:p>Batum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7">
            <text:p>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30.78">
            <text:p>1030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30.78">
            <text:p>1030.78</text:p>
          </table:table-cell>
          <table:table-cell table:style-name="ce7" office:value-type="string">
            <text:p>41.6471</text:p>
          </table:table-cell>
          <table:table-cell table:style-name="ce7" office:value-type="string">
            <text:p>41.651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Georgia</text:p>
          </table:table-cell>
          <table:table-cell table:style-name="ce2" office:value-type="string">
            <text:p>GEPTI</text:p>
          </table:table-cell>
          <table:table-cell table:style-name="ce2" office:value-type="string">
            <text:p>Poti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43">
            <text:p>1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65">
            <text:p>365</text:p>
          </table:table-cell>
          <table:table-cell table:style-name="ce2" office:value-type="float" office:value="4055.62">
            <text:p>4055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55.62">
            <text:p>4055.62</text:p>
          </table:table-cell>
          <table:table-cell table:style-name="ce7" office:value-type="string">
            <text:p>41.6769</text:p>
          </table:table-cell>
          <table:table-cell table:style-name="ce7" office:value-type="string">
            <text:p>42.149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KOR</text:p>
          </table:table-cell>
          <table:table-cell table:style-name="ce2" office:value-type="string">
            <text:p>Korsakov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554.19">
            <text:p>554.1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54.19">
            <text:p>554.19</text:p>
          </table:table-cell>
          <table:table-cell table:style-name="ce7" office:value-type="string">
            <text:p>142.7810147</text:p>
          </table:table-cell>
          <table:table-cell table:style-name="ce7" office:value-type="string">
            <text:p>46.63281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VVO</text:p>
          </table:table-cell>
          <table:table-cell table:style-name="ce2" office:value-type="string">
            <text:p>Vladivostok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4">
            <text:p>1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9">
            <text:p>229</text:p>
          </table:table-cell>
          <table:table-cell table:style-name="ce2" office:value-type="float" office:value="2315.84">
            <text:p>2315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15.84">
            <text:p>2315.84</text:p>
          </table:table-cell>
          <table:table-cell table:style-name="ce7" office:value-type="string">
            <text:p>131.8931</text:p>
          </table:table-cell>
          <table:table-cell table:style-name="ce7" office:value-type="string">
            <text:p>43.117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VYP</text:p>
          </table:table-cell>
          <table:table-cell table:style-name="ce2" office:value-type="string">
            <text:p>Vostochniy, Por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2.9">
            <text:p>92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.9">
            <text:p>92.9</text:p>
          </table:table-cell>
          <table:table-cell table:style-name="ce7" office:value-type="string">
            <text:p>132.9249</text:p>
          </table:table-cell>
          <table:table-cell table:style-name="ce7" office:value-type="string">
            <text:p>42.827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KGD</text:p>
          </table:table-cell>
          <table:table-cell table:style-name="ce2" office:value-type="string">
            <text:p>Kaliningrad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3.12">
            <text:p>43.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.12">
            <text:p>43.12</text:p>
          </table:table-cell>
          <table:table-cell table:style-name="ce7" office:value-type="string">
            <text:p>20.4575</text:p>
          </table:table-cell>
          <table:table-cell table:style-name="ce7" office:value-type="string">
            <text:p>54.702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LED</text:p>
          </table:table-cell>
          <table:table-cell table:style-name="ce2" office:value-type="string">
            <text:p>St. Petersburg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58">
            <text:p>15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5503.12">
            <text:p>5503.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503.12">
            <text:p>5503.12</text:p>
          </table:table-cell>
          <table:table-cell table:style-name="ce7" office:value-type="string">
            <text:p>30.3153628</text:p>
          </table:table-cell>
          <table:table-cell table:style-name="ce7" office:value-type="string">
            <text:p>59.939365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NVS</text:p>
          </table:table-cell>
          <table:table-cell table:style-name="ce2" office:value-type="string">
            <text:p>Novorossiysk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3402.55">
            <text:p>3402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02.55">
            <text:p>3402.55</text:p>
          </table:table-cell>
          <table:table-cell table:style-name="ce7" office:value-type="string">
            <text:p>37.7900</text:p>
          </table:table-cell>
          <table:table-cell table:style-name="ce7" office:value-type="string">
            <text:p>44.727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TAG</text:p>
          </table:table-cell>
          <table:table-cell table:style-name="ce2" office:value-type="string">
            <text:p>Taganrog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6">
            <text:p>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38.9260</text:p>
          </table:table-cell>
          <table:table-cell table:style-name="ce7" office:value-type="string">
            <text:p>47.232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Ukraine</text:p>
          </table:table-cell>
          <table:table-cell table:style-name="ce2" office:value-type="string">
            <text:p>UAILK</text:p>
          </table:table-cell>
          <table:table-cell table:style-name="ce2" office:value-type="string">
            <text:p>Illichivs'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4.3">
            <text:p>194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4.3">
            <text:p>194.3</text:p>
          </table:table-cell>
          <table:table-cell table:style-name="ce7" office:value-type="string">
            <text:p>30.6561</text:p>
          </table:table-cell>
          <table:table-cell table:style-name="ce7" office:value-type="string">
            <text:p>46.301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Ukraine</text:p>
          </table:table-cell>
          <table:table-cell table:style-name="ce2" office:value-type="string">
            <text:p>UAKEH</text:p>
          </table:table-cell>
          <table:table-cell table:style-name="ce2" office:value-type="string">
            <text:p>Kerch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100">
            <text:p>3100</text:p>
          </table:table-cell>
          <table:table-cell table:style-name="ce7" office:value-type="string">
            <text:p>36.4546096</text:p>
          </table:table-cell>
          <table:table-cell table:style-name="ce7" office:value-type="string">
            <text:p>45.354369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Ukraine</text:p>
          </table:table-cell>
          <table:table-cell table:style-name="ce2" office:value-type="string">
            <text:p>UAODS</text:p>
          </table:table-cell>
          <table:table-cell table:style-name="ce2" office:value-type="string">
            <text:p>Odessa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85.15">
            <text:p>885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5.15">
            <text:p>885.15</text:p>
          </table:table-cell>
          <table:table-cell table:style-name="ce7" office:value-type="string">
            <text:p>30.7296333</text:p>
          </table:table-cell>
          <table:table-cell table:style-name="ce7" office:value-type="string">
            <text:p>46.4713468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ATX</text:p>
          </table:table-cell>
          <table:table-cell table:style-name="ce2" office:value-type="string">
            <text:p>Arbatax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5945.74">
            <text:p>5945.7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945.74">
            <text:p>5945.74</text:p>
          </table:table-cell>
          <table:table-cell office:value-type="string">
            <text:p>9.7077252</text:p>
          </table:table-cell>
          <table:table-cell office:value-type="string">
            <text:p>39.9354242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AUG</text:p>
          </table:table-cell>
          <table:table-cell table:style-name="ce2" office:value-type="string">
            <text:p>August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99324">
            <text:p>199324</text:p>
          </table:table-cell>
          <table:table-cell office:value-type="string">
            <text:p>15.2196575</text:p>
          </table:table-cell>
          <table:table-cell office:value-type="string">
            <text:p>37.2369363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BDS</text:p>
          </table:table-cell>
          <table:table-cell table:style-name="ce2" office:value-type="string">
            <text:p>Brindisi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0890">
            <text:p>30890</text:p>
          </table:table-cell>
          <table:table-cell office:value-type="string">
            <text:p>17.941611</text:p>
          </table:table-cell>
          <table:table-cell office:value-type="string">
            <text:p>40.6327065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CAG</text:p>
          </table:table-cell>
          <table:table-cell table:style-name="ce2" office:value-type="string">
            <text:p>Cagliari</text:p>
          </table:table-cell>
          <table:table-cell table:style-name="ce2" office:value-type="float" office:value="787">
            <text:p>787</text:p>
          </table:table-cell>
          <table:table-cell table:style-name="ce2" office:value-type="float" office:value="1273">
            <text:p>127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374">
            <text:p>3374</text:p>
          </table:table-cell>
          <table:table-cell table:style-name="ce2" office:value-type="float" office:value="38204.42">
            <text:p>38204.4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037">
            <text:p>42037</text:p>
          </table:table-cell>
          <table:table-cell table:style-name="ce2" office:value-type="float" office:value="80241.42">
            <text:p>80241.42</text:p>
          </table:table-cell>
          <table:table-cell office:value-type="string">
            <text:p>9.1169358</text:p>
          </table:table-cell>
          <table:table-cell office:value-type="string">
            <text:p>39.2225376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CTA</text:p>
          </table:table-cell>
          <table:table-cell table:style-name="ce2" office:value-type="string">
            <text:p>Catania</text:p>
          </table:table-cell>
          <table:table-cell table:style-name="ce2" office:value-type="float" office:value="578">
            <text:p>578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62">
            <text:p>1162</text:p>
          </table:table-cell>
          <table:table-cell table:style-name="ce2" office:value-type="float" office:value="16471.18">
            <text:p>16471.18</text:p>
          </table:table-cell>
          <table:table-cell table:style-name="ce2" office:value-type="float" office:value="585451.59">
            <text:p>585451.5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1922.77">
            <text:p>601922.77</text:p>
          </table:table-cell>
          <table:table-cell office:value-type="string">
            <text:p>15.0871114</text:p>
          </table:table-cell>
          <table:table-cell office:value-type="string">
            <text:p>37.5026081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GAE</text:p>
          </table:table-cell>
          <table:table-cell table:style-name="ce2" office:value-type="string">
            <text:p>Gaet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975">
            <text:p>6975</text:p>
          </table:table-cell>
          <table:table-cell office:value-type="string">
            <text:p>13.56281</text:p>
          </table:table-cell>
          <table:table-cell office:value-type="string">
            <text:p>41.218312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GIT</text:p>
          </table:table-cell>
          <table:table-cell table:style-name="ce2" office:value-type="string">
            <text:p>Gioia Tauro</text:p>
          </table:table-cell>
          <table:table-cell table:style-name="ce2" office:value-type="float" office:value="1896">
            <text:p>1896</text:p>
          </table:table-cell>
          <table:table-cell table:style-name="ce2" office:value-type="float" office:value="2625">
            <text:p>2625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7572">
            <text:p>7572</text:p>
          </table:table-cell>
          <table:table-cell table:style-name="ce2" office:value-type="float" office:value="82986.41">
            <text:p>82986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2986.41">
            <text:p>82986.41</text:p>
          </table:table-cell>
          <table:table-cell office:value-type="string">
            <text:p>15.898995</text:p>
          </table:table-cell>
          <table:table-cell office:value-type="string">
            <text:p>38.423974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PE</text:p>
          </table:table-cell>
          <table:table-cell table:style-name="ce2" office:value-type="string">
            <text:p>La Spezia</text:p>
          </table:table-cell>
          <table:table-cell table:style-name="ce2" office:value-type="float" office:value="934">
            <text:p>934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25632.12">
            <text:p>25632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156">
            <text:p>19156</text:p>
          </table:table-cell>
          <table:table-cell table:style-name="ce2" office:value-type="float" office:value="44788.12">
            <text:p>44788.12</text:p>
          </table:table-cell>
          <table:table-cell office:value-type="string">
            <text:p>9.8282255</text:p>
          </table:table-cell>
          <table:table-cell office:value-type="string">
            <text:p>44.107033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LIV</text:p>
          </table:table-cell>
          <table:table-cell table:style-name="ce2" office:value-type="string">
            <text:p>Livorno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146">
            <text:p>1146</text:p>
          </table:table-cell>
          <table:table-cell table:style-name="ce2" office:value-type="float" office:value="5756.7">
            <text:p>5756.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0157">
            <text:p>140157</text:p>
          </table:table-cell>
          <table:table-cell table:style-name="ce2" office:value-type="float" office:value="145913.7">
            <text:p>145913.7</text:p>
          </table:table-cell>
          <table:table-cell office:value-type="string">
            <text:p>10.3160295</text:p>
          </table:table-cell>
          <table:table-cell office:value-type="string">
            <text:p>43.5426309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MDC</text:p>
          </table:table-cell>
          <table:table-cell table:style-name="ce2" office:value-type="string">
            <text:p>Marina di Carrar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65.96">
            <text:p>165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99">
            <text:p>999</text:p>
          </table:table-cell>
          <table:table-cell table:style-name="ce2" office:value-type="float" office:value="1164.96">
            <text:p>1164.96</text:p>
          </table:table-cell>
          <table:table-cell office:value-type="string">
            <text:p>10.0450141</text:p>
          </table:table-cell>
          <table:table-cell office:value-type="string">
            <text:p>44.0388351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MLZ</text:p>
          </table:table-cell>
          <table:table-cell table:style-name="ce2" office:value-type="string">
            <text:p>Milazz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25696">
            <text:p>25696</text:p>
          </table:table-cell>
          <table:table-cell office:value-type="string">
            <text:p>15.2411962</text:p>
          </table:table-cell>
          <table:table-cell office:value-type="string">
            <text:p>38.220833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NAP</text:p>
          </table:table-cell>
          <table:table-cell table:style-name="ce2" office:value-type="string">
            <text:p>Napoli</text:p>
          </table:table-cell>
          <table:table-cell table:style-name="ce2" office:value-type="float" office:value="2573">
            <text:p>2573</text:p>
          </table:table-cell>
          <table:table-cell table:style-name="ce2" office:value-type="float" office:value="2378">
            <text:p>2378</text:p>
          </table:table-cell>
          <table:table-cell table:style-name="ce2" office:value-type="float" office:value="2071">
            <text:p>2071</text:p>
          </table:table-cell>
          <table:table-cell table:style-name="ce2" office:value-type="float" office:value="1254">
            <text:p>1254</text:p>
          </table:table-cell>
          <table:table-cell table:style-name="ce2" office:value-type="float" office:value="11908">
            <text:p>11908</text:p>
          </table:table-cell>
          <table:table-cell table:style-name="ce2" office:value-type="float" office:value="117603.76">
            <text:p>117603.76</text:p>
          </table:table-cell>
          <table:table-cell table:style-name="ce2" office:value-type="float" office:value="271.95">
            <text:p>271.9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7875.71">
            <text:p>117875.71</text:p>
          </table:table-cell>
          <table:table-cell office:value-type="string">
            <text:p>14.2492569</text:p>
          </table:table-cell>
          <table:table-cell office:value-type="string">
            <text:p>40.8516128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OLB</text:p>
          </table:table-cell>
          <table:table-cell table:style-name="ce2" office:value-type="string">
            <text:p>Olbi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08668.79">
            <text:p>208668.7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8668.79">
            <text:p>208668.79</text:p>
          </table:table-cell>
          <table:table-cell office:value-type="string">
            <text:p>9.4994397</text:p>
          </table:table-cell>
          <table:table-cell office:value-type="string">
            <text:p>40.9240543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ORI</text:p>
          </table:table-cell>
          <table:table-cell table:style-name="ce2" office:value-type="string">
            <text:p>Oristan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11">
            <text:p>311</text:p>
          </table:table-cell>
          <table:table-cell office:value-type="string">
            <text:p>8.5948592</text:p>
          </table:table-cell>
          <table:table-cell office:value-type="string">
            <text:p>39.9023565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888</text:p>
          </table:table-cell>
          <table:table-cell table:style-name="ce2" office:value-type="string">
            <text:p>Other Italian port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61.07">
            <text:p>461.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1.07">
            <text:p>461.07</text:p>
          </table:table-cell>
          <table:table-cell table:style-name="ce9" table:number-columns-repeated="2"/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MO</text:p>
          </table:table-cell>
          <table:table-cell table:style-name="ce2" office:value-type="string">
            <text:p>Palermo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1545.92">
            <text:p>1545.92</text:p>
          </table:table-cell>
          <table:table-cell table:style-name="ce2" office:value-type="float" office:value="1434891.18">
            <text:p>1434891.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36437.1">
            <text:p>1436437.1</text:p>
          </table:table-cell>
          <table:table-cell office:value-type="string">
            <text:p>13.335745</text:p>
          </table:table-cell>
          <table:table-cell office:value-type="string">
            <text:p>38.111051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EM</text:p>
          </table:table-cell>
          <table:table-cell table:style-name="ce2" office:value-type="string">
            <text:p>Porto Empedocle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561">
            <text:p>6561</text:p>
          </table:table-cell>
          <table:table-cell office:value-type="string">
            <text:p>13.526358</text:p>
          </table:table-cell>
          <table:table-cell office:value-type="string">
            <text:p>37.293438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FX</text:p>
          </table:table-cell>
          <table:table-cell table:style-name="ce2" office:value-type="string">
            <text:p>Porto Foxi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48763">
            <text:p>48763</text:p>
          </table:table-cell>
          <table:table-cell table:style-name="ce7" office:value-type="string">
            <text:p>9.0293</text:p>
          </table:table-cell>
          <table:table-cell table:style-name="ce7" office:value-type="string">
            <text:p>39.0797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MA</text:p>
          </table:table-cell>
          <table:table-cell table:style-name="ce2" office:value-type="string">
            <text:p>Porto Margher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2458">
            <text:p>12458</text:p>
          </table:table-cell>
          <table:table-cell office:value-type="string">
            <text:p>12.2243298</text:p>
          </table:table-cell>
          <table:table-cell office:value-type="string">
            <text:p>45.4755731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TO</text:p>
          </table:table-cell>
          <table:table-cell table:style-name="ce2" office:value-type="string">
            <text:p>Porto Torre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607584.58">
            <text:p>607584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685">
            <text:p>5685</text:p>
          </table:table-cell>
          <table:table-cell table:style-name="ce2" office:value-type="float" office:value="613269.58">
            <text:p>613269.58</text:p>
          </table:table-cell>
          <table:table-cell office:value-type="string">
            <text:p>8.4031462</text:p>
          </table:table-cell>
          <table:table-cell office:value-type="string">
            <text:p>40.8344403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RI</text:p>
          </table:table-cell>
          <table:table-cell table:style-name="ce2" office:value-type="string">
            <text:p>Priol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44777">
            <text:p>44777</text:p>
          </table:table-cell>
          <table:table-cell table:style-name="ce7" office:value-type="string">
            <text:p>15.2032</text:p>
          </table:table-cell>
          <table:table-cell table:style-name="ce7" office:value-type="string">
            <text:p>37.1723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AL</text:p>
          </table:table-cell>
          <table:table-cell table:style-name="ce2" office:value-type="string">
            <text:p>Salerno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029">
            <text:p>1029</text:p>
          </table:table-cell>
          <table:table-cell table:style-name="ce2" office:value-type="float" office:value="10357.65">
            <text:p>10357.65</text:p>
          </table:table-cell>
          <table:table-cell table:style-name="ce2" office:value-type="float" office:value="97">
            <text:p>9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454.65">
            <text:p>10454.65</text:p>
          </table:table-cell>
          <table:table-cell office:value-type="string">
            <text:p>14.7657547</text:p>
          </table:table-cell>
          <table:table-cell office:value-type="string">
            <text:p>40.6779781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PA</text:p>
          </table:table-cell>
          <table:table-cell table:style-name="ce2" office:value-type="string">
            <text:p>Santa Panagi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0517">
            <text:p>10517</text:p>
          </table:table-cell>
          <table:table-cell table:style-name="ce7" office:value-type="string">
            <text:p>15.2797</text:p>
          </table:table-cell>
          <table:table-cell table:style-name="ce7" office:value-type="string">
            <text:p>37.1086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VN</text:p>
          </table:table-cell>
          <table:table-cell table:style-name="ce2" office:value-type="string">
            <text:p>Savona-Vad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2098">
            <text:p>62098</text:p>
          </table:table-cell>
          <table:table-cell office:value-type="string">
            <text:p>8.4810276</text:p>
          </table:table-cell>
          <table:table-cell office:value-type="string">
            <text:p>44.3078775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TAR</text:p>
          </table:table-cell>
          <table:table-cell table:style-name="ce2" office:value-type="string">
            <text:p>Tarant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436.36">
            <text:p>436.36</text:p>
          </table:table-cell>
          <table:table-cell table:style-name="ce2" office:value-type="float" office:value="6803.38">
            <text:p>6803.38</text:p>
          </table:table-cell>
          <table:table-cell table:style-name="ce2" office:value-type="float" office:value="32834">
            <text:p>328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073.74">
            <text:p>40073.74</text:p>
          </table:table-cell>
          <table:table-cell office:value-type="string">
            <text:p>17.2432278</text:p>
          </table:table-cell>
          <table:table-cell office:value-type="string">
            <text:p>40.4712427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TPS</text:p>
          </table:table-cell>
          <table:table-cell table:style-name="ce2" office:value-type="string">
            <text:p>Trapan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147.6">
            <text:p>147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.6">
            <text:p>147.6</text:p>
          </table:table-cell>
          <table:table-cell office:value-type="string">
            <text:p>12.5437475</text:p>
          </table:table-cell>
          <table:table-cell office:value-type="string">
            <text:p>38.0160543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TRS</text:p>
          </table:table-cell>
          <table:table-cell table:style-name="ce2" office:value-type="string">
            <text:p>Trieste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687.54">
            <text:p>687.5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7.54">
            <text:p>687.54</text:p>
          </table:table-cell>
          <table:table-cell office:value-type="string">
            <text:p>13.7706559</text:p>
          </table:table-cell>
          <table:table-cell office:value-type="string">
            <text:p>45.6500335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VDL</text:p>
          </table:table-cell>
          <table:table-cell table:style-name="ce2" office:value-type="string">
            <text:p>Vado Ligure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52664">
            <text:p>52664</text:p>
          </table:table-cell>
          <table:table-cell office:value-type="string">
            <text:p>8.4381663</text:p>
          </table:table-cell>
          <table:table-cell office:value-type="string">
            <text:p>44.2713924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VCE</text:p>
          </table:table-cell>
          <table:table-cell table:style-name="ce2" office:value-type="string">
            <text:p>Venez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0">
            <text:p>1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611">
            <text:p>33611</text:p>
          </table:table-cell>
          <table:table-cell table:style-name="ce2" office:value-type="float" office:value="33741">
            <text:p>33741</text:p>
          </table:table-cell>
          <table:table-cell office:value-type="string">
            <text:p>12.318564</text:p>
          </table:table-cell>
          <table:table-cell office:value-type="string">
            <text:p>45.438414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ADL</text:p>
          </table:table-cell>
          <table:table-cell table:style-name="ce2" office:value-type="string">
            <text:p>Adelaide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196">
            <text:p>1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2">
            <text:p>792</text:p>
          </table:table-cell>
          <table:table-cell table:style-name="ce2" office:value-type="float" office:value="8891.16">
            <text:p>8891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91.16">
            <text:p>8891.16</text:p>
          </table:table-cell>
          <table:table-cell table:style-name="ce7" office:value-type="string">
            <text:p>138.599899</text:p>
          </table:table-cell>
          <table:table-cell table:style-name="ce7" office:value-type="string">
            <text:p>-34.927428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BNE</text:p>
          </table:table-cell>
          <table:table-cell table:style-name="ce2" office:value-type="string">
            <text:p>Brisbane</text:p>
          </table:table-cell>
          <table:table-cell table:style-name="ce2" office:value-type="float" office:value="493">
            <text:p>493</text:p>
          </table:table-cell>
          <table:table-cell table:style-name="ce2" office:value-type="float" office:value="383">
            <text:p>38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59">
            <text:p>1259</text:p>
          </table:table-cell>
          <table:table-cell table:style-name="ce2" office:value-type="float" office:value="15808.89">
            <text:p>15808.8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808.89">
            <text:p>15808.89</text:p>
          </table:table-cell>
          <table:table-cell table:style-name="ce7" office:value-type="string">
            <text:p>153.0234991</text:p>
          </table:table-cell>
          <table:table-cell table:style-name="ce7" office:value-type="string">
            <text:p>-27.468968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DRW</text:p>
          </table:table-cell>
          <table:table-cell table:style-name="ce2" office:value-type="string">
            <text:p>Darwin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.63">
            <text:p>16.63</text:p>
          </table:table-cell>
          <table:table-cell table:style-name="ce2" office:value-type="float" office:value="529.17">
            <text:p>529.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45.8">
            <text:p>545.8</text:p>
          </table:table-cell>
          <table:table-cell table:style-name="ce7" office:value-type="string">
            <text:p>130.8410469</text:p>
          </table:table-cell>
          <table:table-cell table:style-name="ce7" office:value-type="string">
            <text:p>12.4604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FRE</text:p>
          </table:table-cell>
          <table:table-cell table:style-name="ce2" office:value-type="string">
            <text:p>Fremantle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839">
            <text:p>8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48">
            <text:p>2948</text:p>
          </table:table-cell>
          <table:table-cell table:style-name="ce2" office:value-type="float" office:value="35967.62">
            <text:p>35967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967.62">
            <text:p>35967.62</text:p>
          </table:table-cell>
          <table:table-cell table:style-name="ce7" office:value-type="string">
            <text:p>115.7461693</text:p>
          </table:table-cell>
          <table:table-cell table:style-name="ce7" office:value-type="string">
            <text:p>-32.055871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MEL</text:p>
          </table:table-cell>
          <table:table-cell table:style-name="ce2" office:value-type="string">
            <text:p>Melbourne</text:p>
          </table:table-cell>
          <table:table-cell table:style-name="ce2" office:value-type="float" office:value="3773">
            <text:p>3773</text:p>
          </table:table-cell>
          <table:table-cell table:style-name="ce2" office:value-type="float" office:value="3521">
            <text:p>35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818">
            <text:p>10818</text:p>
          </table:table-cell>
          <table:table-cell table:style-name="ce2" office:value-type="float" office:value="114375.57">
            <text:p>114375.57</text:p>
          </table:table-cell>
          <table:table-cell table:style-name="ce2" office:value-type="float" office:value="197">
            <text:p>19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4572.57">
            <text:p>114572.57</text:p>
          </table:table-cell>
          <table:table-cell table:style-name="ce7" office:value-type="string">
            <text:p>144.9631608</text:p>
          </table:table-cell>
          <table:table-cell table:style-name="ce7" office:value-type="string">
            <text:p>-37.814217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NTL</text:p>
          </table:table-cell>
          <table:table-cell table:style-name="ce2" office:value-type="string">
            <text:p>Newcast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1.1">
            <text:p>61.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1.1">
            <text:p>61.1</text:p>
          </table:table-cell>
          <table:table-cell table:style-name="ce7" office:value-type="string">
            <text:p>151.7812534</text:p>
          </table:table-cell>
          <table:table-cell table:style-name="ce7" office:value-type="string">
            <text:p>-32.927288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SYD</text:p>
          </table:table-cell>
          <table:table-cell table:style-name="ce2" office:value-type="string">
            <text:p>Sydney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876">
            <text:p>8876</text:p>
          </table:table-cell>
          <table:table-cell table:style-name="ce2" office:value-type="float" office:value="92359.33">
            <text:p>92359.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359.33">
            <text:p>92359.33</text:p>
          </table:table-cell>
          <table:table-cell table:style-name="ce7" office:value-type="string">
            <text:p>151.2164539</text:p>
          </table:table-cell>
          <table:table-cell table:style-name="ce7" office:value-type="string">
            <text:p>33.854815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TSV</text:p>
          </table:table-cell>
          <table:table-cell table:style-name="ce2" office:value-type="string">
            <text:p>Townsville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0.13">
            <text:p>180.1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0.13">
            <text:p>180.13</text:p>
          </table:table-cell>
          <table:table-cell table:style-name="ce7" office:value-type="string">
            <text:p>146.8239537</text:p>
          </table:table-cell>
          <table:table-cell table:style-name="ce7" office:value-type="string">
            <text:p>-19.256939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French Polynesia</text:p>
          </table:table-cell>
          <table:table-cell table:style-name="ce2" office:value-type="string">
            <text:p>PFPPT</text:p>
          </table:table-cell>
          <table:table-cell table:style-name="ce2" office:value-type="string">
            <text:p>Papeete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1276.44">
            <text:p>1276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76.44">
            <text:p>1276.44</text:p>
          </table:table-cell>
          <table:table-cell table:style-name="ce7" office:value-type="string">
            <text:p>-149.562742</text:p>
          </table:table-cell>
          <table:table-cell table:style-name="ce7" office:value-type="string">
            <text:p>-17.533307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Guam</text:p>
          </table:table-cell>
          <table:table-cell table:style-name="ce2" office:value-type="string">
            <text:p>GUGUM</text:p>
          </table:table-cell>
          <table:table-cell table:style-name="ce2" office:value-type="string">
            <text:p>Guam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22.86">
            <text:p>122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2.86">
            <text:p>122.86</text:p>
          </table:table-cell>
          <table:table-cell table:style-name="ce7" office:value-type="string">
            <text:p>144.8970036</text:p>
          </table:table-cell>
          <table:table-cell table:style-name="ce7" office:value-type="string">
            <text:p>13.539464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Caledonia</text:p>
          </table:table-cell>
          <table:table-cell table:style-name="ce2" office:value-type="string">
            <text:p>NCNOU</text:p>
          </table:table-cell>
          <table:table-cell table:style-name="ce2" office:value-type="string">
            <text:p>Noumea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733.5">
            <text:p>733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33.5">
            <text:p>733.5</text:p>
          </table:table-cell>
          <table:table-cell table:style-name="ce7" office:value-type="string">
            <text:p>166.442419</text:p>
          </table:table-cell>
          <table:table-cell table:style-name="ce7" office:value-type="string">
            <text:p>-22.274526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AKL</text:p>
          </table:table-cell>
          <table:table-cell table:style-name="ce2" office:value-type="string">
            <text:p>Auckland</text:p>
          </table:table-cell>
          <table:table-cell table:style-name="ce2" office:value-type="float" office:value="644">
            <text:p>644</text:p>
          </table:table-cell>
          <table:table-cell table:style-name="ce2" office:value-type="float" office:value="558">
            <text:p>55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22137.06">
            <text:p>22137.0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137.06">
            <text:p>22137.06</text:p>
          </table:table-cell>
          <table:table-cell table:style-name="ce7" office:value-type="string">
            <text:p>174.7655514</text:p>
          </table:table-cell>
          <table:table-cell table:style-name="ce7" office:value-type="string">
            <text:p>-36.853466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CHC</text:p>
          </table:table-cell>
          <table:table-cell table:style-name="ce2" office:value-type="string">
            <text:p>Christchurc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7.27">
            <text:p>37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.27">
            <text:p>37.27</text:p>
          </table:table-cell>
          <table:table-cell table:style-name="ce7" office:value-type="string">
            <text:p>172.6366455</text:p>
          </table:table-cell>
          <table:table-cell table:style-name="ce7" office:value-type="string">
            <text:p> -43.53095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LYT</text:p>
          </table:table-cell>
          <table:table-cell table:style-name="ce2" office:value-type="string">
            <text:p>Lyttelton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19">
            <text:p>1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2">
            <text:p>322</text:p>
          </table:table-cell>
          <table:table-cell table:style-name="ce2" office:value-type="float" office:value="3674.27">
            <text:p>3674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74.27">
            <text:p>3674.27</text:p>
          </table:table-cell>
          <table:table-cell table:style-name="ce7" office:value-type="string">
            <text:p>172.7205727</text:p>
          </table:table-cell>
          <table:table-cell table:style-name="ce7" office:value-type="string">
            <text:p>-43.602473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NPE</text:p>
          </table:table-cell>
          <table:table-cell table:style-name="ce2" office:value-type="string">
            <text:p>Napier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516.67">
            <text:p>516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6.67">
            <text:p>516.67</text:p>
          </table:table-cell>
          <table:table-cell table:style-name="ce7" office:value-type="string">
            <text:p>176.9179114</text:p>
          </table:table-cell>
          <table:table-cell table:style-name="ce7" office:value-type="string">
            <text:p>39.490857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NSN</text:p>
          </table:table-cell>
          <table:table-cell table:style-name="ce2" office:value-type="string">
            <text:p>Nelso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2.03">
            <text:p>42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.03">
            <text:p>42.03</text:p>
          </table:table-cell>
          <table:table-cell table:style-name="ce7" office:value-type="string">
            <text:p>173.2836756</text:p>
          </table:table-cell>
          <table:table-cell table:style-name="ce7" office:value-type="string">
            <text:p>-41.271084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POE</text:p>
          </table:table-cell>
          <table:table-cell table:style-name="ce2" office:value-type="string">
            <text:p>Port Chalmer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5.41">
            <text:p>85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5.41">
            <text:p>85.41</text:p>
          </table:table-cell>
          <table:table-cell table:style-name="ce7" office:value-type="string">
            <text:p>170.6197581</text:p>
          </table:table-cell>
          <table:table-cell table:style-name="ce7" office:value-type="string">
            <text:p>-45.816186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TRG</text:p>
          </table:table-cell>
          <table:table-cell table:style-name="ce2" office:value-type="string">
            <text:p>Tauranga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036.78">
            <text:p>1036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36.78">
            <text:p>1036.78</text:p>
          </table:table-cell>
          <table:table-cell table:style-name="ce7" office:value-type="string">
            <text:p>176.1684472</text:p>
          </table:table-cell>
          <table:table-cell table:style-name="ce7" office:value-type="string">
            <text:p>37.686546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WLG</text:p>
          </table:table-cell>
          <table:table-cell table:style-name="ce2" office:value-type="string">
            <text:p>Wellington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46">
            <text:p>4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2643.22">
            <text:p>2643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43.22">
            <text:p>2643.22</text:p>
          </table:table-cell>
          <table:table-cell table:style-name="ce7" office:value-type="string">
            <text:p>174.7772239</text:p>
          </table:table-cell>
          <table:table-cell table:style-name="ce7" office:value-type="string">
            <text:p>-41.288763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NPL</text:p>
          </table:table-cell>
          <table:table-cell table:style-name="ce2" office:value-type="string">
            <text:p>New Plymout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9.03">
            <text:p>109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9.03">
            <text:p>109.03</text:p>
          </table:table-cell>
          <table:table-cell table:style-name="ce7" office:value-type="string">
            <text:p>174.0806474</text:p>
          </table:table-cell>
          <table:table-cell table:style-name="ce7" office:value-type="string">
            <text:p>-39.057994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Papua New Guinea</text:p>
          </table:table-cell>
          <table:table-cell table:style-name="ce2" office:value-type="string">
            <text:p>PGMAG</text:p>
          </table:table-cell>
          <table:table-cell table:style-name="ce2" office:value-type="string">
            <text:p>Madang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.4">
            <text:p>24.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4">
            <text:p>24.4</text:p>
          </table:table-cell>
          <table:table-cell table:style-name="ce7" office:value-type="string">
            <text:p>145.8088188</text:p>
          </table:table-cell>
          <table:table-cell table:style-name="ce7" office:value-type="string">
            <text:p> -5.212911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Papua New Guinea</text:p>
          </table:table-cell>
          <table:table-cell table:style-name="ce2" office:value-type="string">
            <text:p>PGPOM</text:p>
          </table:table-cell>
          <table:table-cell table:style-name="ce2" office:value-type="string">
            <text:p>Port Moresb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7.84">
            <text:p>37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.84">
            <text:p>37.84</text:p>
          </table:table-cell>
          <table:table-cell table:style-name="ce7" office:value-type="string">
            <text:p>147.1498377</text:p>
          </table:table-cell>
          <table:table-cell table:style-name="ce7" office:value-type="string">
            <text:p>-9.47908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Samoa Occidentali</text:p>
          </table:table-cell>
          <table:table-cell table:style-name="ce2" office:value-type="string">
            <text:p>WSAPW</text:p>
          </table:table-cell>
          <table:table-cell table:style-name="ce2" office:value-type="string">
            <text:p>Ap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6.01">
            <text:p>76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.01">
            <text:p>76.01</text:p>
          </table:table-cell>
          <table:table-cell table:style-name="ce7" office:value-type="string">
            <text:p>-171.7692793</text:p>
          </table:table-cell>
          <table:table-cell table:style-name="ce7" office:value-type="string">
            <text:p>-13.834369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Tonga</text:p>
          </table:table-cell>
          <table:table-cell table:style-name="ce2" office:value-type="string">
            <text:p>TOTBU</text:p>
          </table:table-cell>
          <table:table-cell table:style-name="ce2" office:value-type="string">
            <text:p>Nuku Alof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.28">
            <text:p>11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.28">
            <text:p>11.28</text:p>
          </table:table-cell>
          <table:table-cell table:style-name="ce7" office:value-type="string">
            <text:p>-175.1916118</text:p>
          </table:table-cell>
          <table:table-cell table:style-name="ce7" office:value-type="string">
            <text:p> -21.1392258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2" table:style-name="ce2" office:value-type="string">
            <text:p>Not specified</text:p>
          </table:table-cell>
          <table:table-cell table:style-name="ce2" office:value-type="string">
            <text:p>UNKNW</text:p>
          </table:table-cell>
          <table:table-cell table:style-name="ce2" office:value-type="string">
            <text:p>Not specified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007">
            <text:p>3007</text:p>
          </table:table-cell>
          <table:table-cell table:style-name="ce2" office:value-type="float" office:value="1796">
            <text:p>1796</text:p>
          </table:table-cell>
          <table:table-cell table:style-name="ce2" office:value-type="float" office:value="6746">
            <text:p>6746</text:p>
          </table:table-cell>
          <table:table-cell table:style-name="ce2" office:value-type="float" office:value="13825.97">
            <text:p>13825.97</text:p>
          </table:table-cell>
          <table:table-cell table:style-name="ce2" office:value-type="float" office:value="73786.42">
            <text:p>73786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68">
            <text:p>2768</text:p>
          </table:table-cell>
          <table:table-cell table:style-name="ce2" office:value-type="float" office:value="90380.39">
            <text:p>90380.39</text:p>
          </table:table-cell>
          <table:table-cell table:style-name="ce8" table:number-columns-repeated="2"/>
          <table:table-cell table:number-columns-repeated="1008"/>
        </table:table-row>
        <table:table-row table:style-name="ro4">
          <table:table-cell table:style-name="ce4" table:number-columns-repeated="3"/>
          <table:table-cell table:style-name="ce2" office:value-type="string">
            <text:p>TOTAL</text:p>
          </table:table-cell>
          <table:table-cell table:style-name="ce2" office:value-type="float" office:value="242739">
            <text:p>242739</text:p>
          </table:table-cell>
          <table:table-cell table:style-name="ce2" office:value-type="float" office:value="360833">
            <text:p>360833</text:p>
          </table:table-cell>
          <table:table-cell table:style-name="ce2" office:value-type="float" office:value="31965">
            <text:p>31965</text:p>
          </table:table-cell>
          <table:table-cell table:style-name="ce2" office:value-type="float" office:value="22194">
            <text:p>22194</text:p>
          </table:table-cell>
          <table:table-cell table:style-name="ce2" office:value-type="float" office:value="1040758">
            <text:p>1040758</text:p>
          </table:table-cell>
          <table:table-cell table:style-name="ce2" office:value-type="float" office:value="11896518.72">
            <text:p>11896518.72</text:p>
          </table:table-cell>
          <table:table-cell table:style-name="ce2" office:value-type="float" office:value="4088869.36">
            <text:p>4088869.36</text:p>
          </table:table-cell>
          <table:table-cell table:style-name="ce2" office:value-type="string">
            <text:p>350230.00 1</text:p>
          </table:table-cell>
          <table:table-cell table:style-name="ce2" office:value-type="string">
            <text:p>838544.00 1</text:p>
          </table:table-cell>
          <table:table-cell table:style-name="ce2" office:value-type="float" office:value="8174162.08">
            <text:p>8174162.08</text:p>
          </table:table-cell>
          <table:table-cell table:number-columns-repeated="1010"/>
        </table:table-row>
        <table:table-row table:style-name="ro5" table:number-rows-repeated="104790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Loadingtraffic.A2:Loadingtraffic.P67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7P0"/>
    </number:number-style>
    <number:number-style style:name="N10141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fill-character> </number:fill-character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3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number:min-integer-digits="3" number:min-exponent-digits="1"/>
    </number:number-style>
    <number:currency-style style:name="N1015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61P0"/>
    </number:currency-style>
    <number:number-style style:name="N10162P0" style:volatile="true" number:language="en" number:country="US">
      <number:number number:decimal-places="0" number:min-integer-digits="1" number:grouping="true"/>
      <number:text> </number:text>
    </number:number-style>
    <number:number-style style:name="N1016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62P0"/>
    </number:number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64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64P2" style:volatile="true" number:language="en" number:country="US">
      <number:text> </number:text>
      <number:fill-character> </number:fill-character>
      <number:text>-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66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66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66" number:language="en" number:country="US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currency-style style:name="N10167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67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67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6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/00/0000</text:date>, <text:time style:data-style-name="N2" text:time-value="0000-00-00T23:26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</meta:initial-creator>
    <meta:creation-date>2013-12-28T19:01:49</meta:creation-date>
    <dc:date>2014-01-12T23:36:55</dc:date>
    <dc:creator>Stefano </dc:creator>
    <meta:editing-duration>PT7H45M51S</meta:editing-duration>
    <meta:editing-cycles>11</meta:editing-cycles>
    <meta:generator>LibreOffice/4.0.2.2$Linux_X86_64 LibreOffice_project/400m0$Build-2</meta:generator>
    <meta:document-statistic meta:table-count="1" meta:cell-count="10726" meta:object-count="0"/>
  </office:meta>
</office:document-meta>
</file>